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78.21pt"/>
    </style:style>
    <style:style style:name="co3" style:family="table-column">
      <style:table-column-properties fo:break-before="auto" style:column-width="201.71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62.76pt"/>
    </style:style>
    <style:style style:name="co7" style:family="table-column">
      <style:table-column-properties fo:break-before="auto" style:column-width="49.66pt"/>
    </style:style>
    <style:style style:name="co8" style:family="table-column">
      <style:table-column-properties fo:break-before="auto" style:column-width="40.3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H3CN_v=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Chemical Name</text:p>
          </table:table-cell>
          <table:table-cell office:value-type="string" calcext:value-type="string">
            <text:p>Ordered Freq (GHz) (rest frame, redshifted)</text:p>
          </table:table-cell>
          <table:table-cell office:value-type="string" calcext:value-type="string">
            <text:p>Resolved QNs</text:p>
          </table:table-cell>
          <table:table-cell office:value-type="string" calcext:value-type="string">
            <text:p>CDMS/JPL Intensity</text:p>
          </table:table-cell>
          <table:table-cell office:value-type="string" calcext:value-type="string">
            <text:p>Lovas/AST Intensity</text:p>
          </table:table-cell>
          <table:table-cell office:value-type="string" calcext:value-type="string">
            <text:p>E_L (cm^-1)</text:p>
          </table:table-cell>
          <table:table-cell office:value-type="string" calcext:value-type="string">
            <text:p>E_L (K)</text:p>
          </table:table-cell>
          <table:table-cell office:value-type="string" calcext:value-type="string">
            <text:p>Linel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10.32822680, 110.32822680</text:p>
          </table:table-cell>
          <table:table-cell office:value-type="string" calcext:value-type="string">
            <text:p>6(5)-5(5),F=5-5</text:p>
          </table:table-cell>
          <table:table-cell office:value-type="float" office:value="-5.8217" calcext:value-type="float">
            <text:p>-5.8217</text:p>
          </table:table-cell>
          <table:table-cell/>
          <table:table-cell office:value-type="float" office:value="133.3112" calcext:value-type="float">
            <text:p>133.3112</text:p>
          </table:table-cell>
          <table:table-cell office:value-type="float" office:value="191.8063" calcext:value-type="float">
            <text:p>191.806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10.33177890, 110.33177890</text:p>
          </table:table-cell>
          <table:table-cell office:value-type="string" calcext:value-type="string">
            <text:p>6(5)-5(5),F=6-6</text:p>
          </table:table-cell>
          <table:table-cell office:value-type="float" office:value="-5.8217" calcext:value-type="float">
            <text:p>-5.8217</text:p>
          </table:table-cell>
          <table:table-cell/>
          <table:table-cell office:value-type="float" office:value="133.3111" calcext:value-type="float">
            <text:p>133.3111</text:p>
          </table:table-cell>
          <table:table-cell office:value-type="float" office:value="191.8062" calcext:value-type="float">
            <text:p>191.806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41151160, 165.41151160</text:p>
          </table:table-cell>
          <table:table-cell office:value-type="string" calcext:value-type="string">
            <text:p>9(7)-8(7),F=8-8</text:p>
          </table:table-cell>
          <table:table-cell office:value-type="float" office:value="-5.8111" calcext:value-type="float">
            <text:p>-5.8111</text:p>
          </table:table-cell>
          <table:table-cell/>
          <table:table-cell office:value-type="float" office:value="265.2169" calcext:value-type="float">
            <text:p>265.2169</text:p>
          </table:table-cell>
          <table:table-cell office:value-type="float" office:value="381.5904" calcext:value-type="float">
            <text:p>381.5904</text:p>
          </table:table-cell>
          <table:table-cell office:value-type="string" calcext:value-type="string">
            <text:p>JPL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41413800, 165.41413800</text:p>
          </table:table-cell>
          <table:table-cell office:value-type="string" calcext:value-type="string">
            <text:p>9(7)-8(7),F=9-9</text:p>
          </table:table-cell>
          <table:table-cell office:value-type="float" office:value="-5.8111" calcext:value-type="float">
            <text:p>-5.8111</text:p>
          </table:table-cell>
          <table:table-cell/>
          <table:table-cell office:value-type="float" office:value="265.2168" calcext:value-type="float">
            <text:p>265.2168</text:p>
          </table:table-cell>
          <table:table-cell office:value-type="float" office:value="381.5903" calcext:value-type="float">
            <text:p>381.590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78849630, 183.78849630</text:p>
          </table:table-cell>
          <table:table-cell office:value-type="string" calcext:value-type="string">
            <text:p>10(7)-9(7),F=9-9</text:p>
          </table:table-cell>
          <table:table-cell office:value-type="float" office:value="-5.6666" calcext:value-type="float">
            <text:p>-5.6666</text:p>
          </table:table-cell>
          <table:table-cell/>
          <table:table-cell office:value-type="float" office:value="270.7345" calcext:value-type="float">
            <text:p>270.7345</text:p>
          </table:table-cell>
          <table:table-cell office:value-type="float" office:value="389.5291" calcext:value-type="float">
            <text:p>389.529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79001350, 183.79001350</text:p>
          </table:table-cell>
          <table:table-cell office:value-type="string" calcext:value-type="string">
            <text:p>10(7)-9(7),F=10-10</text:p>
          </table:table-cell>
          <table:table-cell office:value-type="float" office:value="-5.6666" calcext:value-type="float">
            <text:p>-5.6666</text:p>
          </table:table-cell>
          <table:table-cell/>
          <table:table-cell office:value-type="float" office:value="270.7344" calcext:value-type="float">
            <text:p>270.7344</text:p>
          </table:table-cell>
          <table:table-cell office:value-type="float" office:value="389.5289" calcext:value-type="float">
            <text:p>389.52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28.68784090, 128.68784090</text:p>
          </table:table-cell>
          <table:table-cell office:value-type="string" calcext:value-type="string">
            <text:p>7(6)-6(6),F=6-6</text:p>
          </table:table-cell>
          <table:table-cell office:value-type="float" office:value="-5.6372" calcext:value-type="float">
            <text:p>-5.6372</text:p>
          </table:table-cell>
          <table:table-cell/>
          <table:table-cell office:value-type="float" office:value="191.56" calcext:value-type="float">
            <text:p>191.56</text:p>
          </table:table-cell>
          <table:table-cell office:value-type="float" office:value="275.6139" calcext:value-type="float">
            <text:p>275.613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28.69174930, 128.69174930</text:p>
          </table:table-cell>
          <table:table-cell office:value-type="string" calcext:value-type="string">
            <text:p>7(6)-6(6),F=7-7</text:p>
          </table:table-cell>
          <table:table-cell office:value-type="float" office:value="-5.6372" calcext:value-type="float">
            <text:p>-5.6372</text:p>
          </table:table-cell>
          <table:table-cell/>
          <table:table-cell office:value-type="float" office:value="191.5599" calcext:value-type="float">
            <text:p>191.5599</text:p>
          </table:table-cell>
          <table:table-cell office:value-type="float" office:value="275.6138" calcext:value-type="float">
            <text:p>275.613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28.71630040, 128.71630040</text:p>
          </table:table-cell>
          <table:table-cell office:value-type="string" calcext:value-type="string">
            <text:p>7(5)-6(5),F=6-6</text:p>
          </table:table-cell>
          <table:table-cell office:value-type="float" office:value="-5.5582" calcext:value-type="float">
            <text:p>-5.5582</text:p>
          </table:table-cell>
          <table:table-cell/>
          <table:table-cell office:value-type="float" office:value="136.9914" calcext:value-type="float">
            <text:p>136.9914</text:p>
          </table:table-cell>
          <table:table-cell office:value-type="float" office:value="197.1013" calcext:value-type="float">
            <text:p>197.1013</text:p>
          </table:table-cell>
          <table:table-cell office:value-type="string" calcext:value-type="string">
            <text:p>JPL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28.71804170, 128.71804170</text:p>
          </table:table-cell>
          <table:table-cell office:value-type="string" calcext:value-type="string">
            <text:p>7(5)-6(5),F=7-7</text:p>
          </table:table-cell>
          <table:table-cell office:value-type="float" office:value="-5.5582" calcext:value-type="float">
            <text:p>-5.5582</text:p>
          </table:table-cell>
          <table:table-cell/>
          <table:table-cell office:value-type="float" office:value="136.9913" calcext:value-type="float">
            <text:p>136.9913</text:p>
          </table:table-cell>
          <table:table-cell office:value-type="float" office:value="197.1012" calcext:value-type="float">
            <text:p>197.101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10.34873280, 110.34873280</text:p>
          </table:table-cell>
          <table:table-cell office:value-type="string" calcext:value-type="string">
            <text:p>6(4)-5(4),F=5-5</text:p>
          </table:table-cell>
          <table:table-cell office:value-type="float" office:value="-5.4689" calcext:value-type="float">
            <text:p>-5.4689</text:p>
          </table:table-cell>
          <table:table-cell/>
          <table:table-cell office:value-type="float" office:value="88.6466" calcext:value-type="float">
            <text:p>88.6466</text:p>
          </table:table-cell>
          <table:table-cell office:value-type="float" office:value="127.5435" calcext:value-type="float">
            <text:p>127.543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10.34985790, 110.34985790</text:p>
          </table:table-cell>
          <table:table-cell office:value-type="string" calcext:value-type="string">
            <text:p>6(4)-5(4),F=6-6</text:p>
          </table:table-cell>
          <table:table-cell office:value-type="float" office:value="-5.4689" calcext:value-type="float">
            <text:p>-5.4689</text:p>
          </table:table-cell>
          <table:table-cell/>
          <table:table-cell office:value-type="float" office:value="88.6465" calcext:value-type="float">
            <text:p>88.6465</text:p>
          </table:table-cell>
          <table:table-cell office:value-type="float" office:value="127.5434" calcext:value-type="float">
            <text:p>127.543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10334250, 147.10334250</text:p>
          </table:table-cell>
          <table:table-cell office:value-type="string" calcext:value-type="string">
            <text:p>8(5)-7(5),F=7-7</text:p>
          </table:table-cell>
          <table:table-cell office:value-type="float" office:value="-5.4149" calcext:value-type="float">
            <text:p>-5.4149</text:p>
          </table:table-cell>
          <table:table-cell/>
          <table:table-cell office:value-type="float" office:value="141.2849" calcext:value-type="float">
            <text:p>141.2849</text:p>
          </table:table-cell>
          <table:table-cell office:value-type="float" office:value="203.2788" calcext:value-type="float">
            <text:p>203.278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10391950, 147.10391950</text:p>
          </table:table-cell>
          <table:table-cell office:value-type="string" calcext:value-type="string">
            <text:p>8(5)-7(5),F=8-8</text:p>
          </table:table-cell>
          <table:table-cell office:value-type="float" office:value="-5.4149" calcext:value-type="float">
            <text:p>-5.4149</text:p>
          </table:table-cell>
          <table:table-cell/>
          <table:table-cell office:value-type="float" office:value="141.2849" calcext:value-type="float">
            <text:p>141.2849</text:p>
          </table:table-cell>
          <table:table-cell office:value-type="float" office:value="203.2788" calcext:value-type="float">
            <text:p>203.278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07129550, 147.07129550</text:p>
          </table:table-cell>
          <table:table-cell office:value-type="string" calcext:value-type="string">
            <text:p>8(6)-7(6),F=7-7</text:p>
          </table:table-cell>
          <table:table-cell office:value-type="float" office:value="-5.3716" calcext:value-type="float">
            <text:p>-5.3716</text:p>
          </table:table-cell>
          <table:table-cell/>
          <table:table-cell office:value-type="float" office:value="195.8526" calcext:value-type="float">
            <text:p>195.8526</text:p>
          </table:table-cell>
          <table:table-cell office:value-type="float" office:value="281.79" calcext:value-type="float">
            <text:p>281.79</text:p>
          </table:table-cell>
          <table:table-cell office:value-type="string" calcext:value-type="string">
            <text:p>JPL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07352560, 147.07352560</text:p>
          </table:table-cell>
          <table:table-cell office:value-type="string" calcext:value-type="string">
            <text:p>8(6)-7(6),F=8-8</text:p>
          </table:table-cell>
          <table:table-cell office:value-type="float" office:value="-5.3716" calcext:value-type="float">
            <text:p>-5.3716</text:p>
          </table:table-cell>
          <table:table-cell/>
          <table:table-cell office:value-type="float" office:value="195.8526" calcext:value-type="float">
            <text:p>195.8526</text:p>
          </table:table-cell>
          <table:table-cell office:value-type="float" office:value="281.79" calcext:value-type="float">
            <text:p>281.7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28.73956890, 128.73956890</text:p>
          </table:table-cell>
          <table:table-cell office:value-type="string" calcext:value-type="string">
            <text:p>7(4)-6(4),F=7-7</text:p>
          </table:table-cell>
          <table:table-cell office:value-type="float" office:value="-5.3267" calcext:value-type="float">
            <text:p>-5.3267</text:p>
          </table:table-cell>
          <table:table-cell/>
          <table:table-cell office:value-type="float" office:value="92.3274" calcext:value-type="float">
            <text:p>92.3274</text:p>
          </table:table-cell>
          <table:table-cell office:value-type="float" office:value="132.8394" calcext:value-type="float">
            <text:p>132.839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28.73960060, 128.73960060</text:p>
          </table:table-cell>
          <table:table-cell office:value-type="string" calcext:value-type="string">
            <text:p>7(4)-6(4),F=6-6</text:p>
          </table:table-cell>
          <table:table-cell office:value-type="float" office:value="-5.3267" calcext:value-type="float">
            <text:p>-5.3267</text:p>
          </table:table-cell>
          <table:table-cell/>
          <table:table-cell office:value-type="float" office:value="92.3274" calcext:value-type="float">
            <text:p>92.3274</text:p>
          </table:table-cell>
          <table:table-cell office:value-type="float" office:value="132.8394" calcext:value-type="float">
            <text:p>132.839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48922100, 165.48922100</text:p>
          </table:table-cell>
          <table:table-cell office:value-type="string" calcext:value-type="string">
            <text:p>9(5)-8(5),F=9-9</text:p>
          </table:table-cell>
          <table:table-cell office:value-type="float" office:value="-5.3198" calcext:value-type="float">
            <text:p>-5.3198</text:p>
          </table:table-cell>
          <table:table-cell/>
          <table:table-cell office:value-type="float" office:value="146.1918" calcext:value-type="float">
            <text:p>146.1918</text:p>
          </table:table-cell>
          <table:table-cell office:value-type="float" office:value="210.3388" calcext:value-type="float">
            <text:p>210.338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48943720, 165.48943720</text:p>
          </table:table-cell>
          <table:table-cell office:value-type="string" calcext:value-type="string">
            <text:p>9(5)-8(5),F=8-8</text:p>
          </table:table-cell>
          <table:table-cell office:value-type="float" office:value="-5.3198" calcext:value-type="float">
            <text:p>-5.3198</text:p>
          </table:table-cell>
          <table:table-cell/>
          <table:table-cell office:value-type="float" office:value="146.1918" calcext:value-type="float">
            <text:p>146.1918</text:p>
          </table:table-cell>
          <table:table-cell office:value-type="float" office:value="210.3388" calcext:value-type="float">
            <text:p>210.338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87380060, 183.87380060</text:p>
          </table:table-cell>
          <table:table-cell office:value-type="string" calcext:value-type="string">
            <text:p>10(5)-9(5),F=10-10</text:p>
          </table:table-cell>
          <table:table-cell office:value-type="float" office:value="-5.2508" calcext:value-type="float">
            <text:p>-5.2508</text:p>
          </table:table-cell>
          <table:table-cell/>
          <table:table-cell office:value-type="float" office:value="151.7119" calcext:value-type="float">
            <text:p>151.7119</text:p>
          </table:table-cell>
          <table:table-cell office:value-type="float" office:value="218.281" calcext:value-type="float">
            <text:p>218.281</text:p>
          </table:table-cell>
          <table:table-cell office:value-type="string" calcext:value-type="string">
            <text:p>JPL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87458180, 183.87458180</text:p>
          </table:table-cell>
          <table:table-cell office:value-type="string" calcext:value-type="string">
            <text:p>10(5)-9(5),F=9-9</text:p>
          </table:table-cell>
          <table:table-cell office:value-type="float" office:value="-5.2508" calcext:value-type="float">
            <text:p>-5.2508</text:p>
          </table:table-cell>
          <table:table-cell/>
          <table:table-cell office:value-type="float" office:value="151.7119" calcext:value-type="float">
            <text:p>151.7119</text:p>
          </table:table-cell>
          <table:table-cell office:value-type="float" office:value="218.281" calcext:value-type="float">
            <text:p>218.28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12880460, 147.12880460</text:p>
          </table:table-cell>
          <table:table-cell office:value-type="string" calcext:value-type="string">
            <text:p>8(4)-7(4),F=8-8</text:p>
          </table:table-cell>
          <table:table-cell office:value-type="float" office:value="-5.2315" calcext:value-type="float">
            <text:p>-5.2315</text:p>
          </table:table-cell>
          <table:table-cell/>
          <table:table-cell office:value-type="float" office:value="96.6217" calcext:value-type="float">
            <text:p>96.6217</text:p>
          </table:table-cell>
          <table:table-cell office:value-type="float" office:value="139.018" calcext:value-type="float">
            <text:p>139.01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12958010, 147.12958010</text:p>
          </table:table-cell>
          <table:table-cell office:value-type="string" calcext:value-type="string">
            <text:p>8(4)-7(4),F=7-7</text:p>
          </table:table-cell>
          <table:table-cell office:value-type="float" office:value="-5.2315" calcext:value-type="float">
            <text:p>-5.2315</text:p>
          </table:table-cell>
          <table:table-cell/>
          <table:table-cell office:value-type="float" office:value="96.6217" calcext:value-type="float">
            <text:p>96.6217</text:p>
          </table:table-cell>
          <table:table-cell office:value-type="float" office:value="139.018" calcext:value-type="float">
            <text:p>139.01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45370580, 165.45370580</text:p>
          </table:table-cell>
          <table:table-cell office:value-type="string" calcext:value-type="string">
            <text:p>9(6)-8(6),F=8-8</text:p>
          </table:table-cell>
          <table:table-cell office:value-type="float" office:value="-5.2276" calcext:value-type="float">
            <text:p>-5.2276</text:p>
          </table:table-cell>
          <table:table-cell/>
          <table:table-cell office:value-type="float" office:value="200.7584" calcext:value-type="float">
            <text:p>200.7584</text:p>
          </table:table-cell>
          <table:table-cell office:value-type="float" office:value="288.8484" calcext:value-type="float">
            <text:p>288.848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45479250, 165.45479250</text:p>
          </table:table-cell>
          <table:table-cell office:value-type="string" calcext:value-type="string">
            <text:p>9(6)-8(6),F=9-9</text:p>
          </table:table-cell>
          <table:table-cell office:value-type="float" office:value="-5.2276" calcext:value-type="float">
            <text:p>-5.2276</text:p>
          </table:table-cell>
          <table:table-cell/>
          <table:table-cell office:value-type="float" office:value="200.7584" calcext:value-type="float">
            <text:p>200.7584</text:p>
          </table:table-cell>
          <table:table-cell office:value-type="float" office:value="288.8484" calcext:value-type="float">
            <text:p>288.848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51740920, 165.51740920</text:p>
          </table:table-cell>
          <table:table-cell office:value-type="string" calcext:value-type="string">
            <text:p>9(4)-8(4),F=9-9</text:p>
          </table:table-cell>
          <table:table-cell office:value-type="float" office:value="-5.1619" calcext:value-type="float">
            <text:p>-5.1619</text:p>
          </table:table-cell>
          <table:table-cell/>
          <table:table-cell office:value-type="float" office:value="101.5294" calcext:value-type="float">
            <text:p>101.5294</text:p>
          </table:table-cell>
          <table:table-cell office:value-type="float" office:value="146.0791" calcext:value-type="float">
            <text:p>146.079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51869140, 165.51869140</text:p>
          </table:table-cell>
          <table:table-cell office:value-type="string" calcext:value-type="string">
            <text:p>9(4)-8(4),F=8-8</text:p>
          </table:table-cell>
          <table:table-cell office:value-type="float" office:value="-5.1619" calcext:value-type="float">
            <text:p>-5.1619</text:p>
          </table:table-cell>
          <table:table-cell/>
          <table:table-cell office:value-type="float" office:value="101.5294" calcext:value-type="float">
            <text:p>101.5294</text:p>
          </table:table-cell>
          <table:table-cell office:value-type="float" office:value="146.0791" calcext:value-type="float">
            <text:p>146.0791</text:p>
          </table:table-cell>
          <table:table-cell office:value-type="string" calcext:value-type="string">
            <text:p>JPL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10.37398150, 110.37398150</text:p>
          </table:table-cell>
          <table:table-cell office:value-type="string" calcext:value-type="string">
            <text:p>6(2)-5(2),F=6-6</text:p>
          </table:table-cell>
          <table:table-cell office:value-type="float" office:value="-5.1405" calcext:value-type="float">
            <text:p>-5.1405</text:p>
          </table:table-cell>
          <table:table-cell/>
          <table:table-cell office:value-type="float" office:value="29.07" calcext:value-type="float">
            <text:p>29.07</text:p>
          </table:table-cell>
          <table:table-cell office:value-type="float" office:value="41.8255" calcext:value-type="float">
            <text:p>41.825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10.37609240, 110.37609240</text:p>
          </table:table-cell>
          <table:table-cell office:value-type="string" calcext:value-type="string">
            <text:p>6(2)-5(2),F=5-5</text:p>
          </table:table-cell>
          <table:table-cell office:value-type="float" office:value="-5.1405" calcext:value-type="float">
            <text:p>-5.1405</text:p>
          </table:table-cell>
          <table:table-cell/>
          <table:table-cell office:value-type="float" office:value="29.07" calcext:value-type="float">
            <text:p>29.07</text:p>
          </table:table-cell>
          <table:table-cell office:value-type="float" office:value="41.8255" calcext:value-type="float">
            <text:p>41.825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83510870, 183.83510870</text:p>
          </table:table-cell>
          <table:table-cell office:value-type="string" calcext:value-type="string">
            <text:p>10(6)-9(6),F=9-9</text:p>
          </table:table-cell>
          <table:table-cell office:value-type="float" office:value="-5.1325" calcext:value-type="float">
            <text:p>-5.1325</text:p>
          </table:table-cell>
          <table:table-cell/>
          <table:table-cell office:value-type="float" office:value="206.2774" calcext:value-type="float">
            <text:p>206.2774</text:p>
          </table:table-cell>
          <table:table-cell office:value-type="float" office:value="296.7891" calcext:value-type="float">
            <text:p>296.789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83538100, 183.83538100</text:p>
          </table:table-cell>
          <table:table-cell office:value-type="string" calcext:value-type="string">
            <text:p>10(6)-9(6),F=10-10</text:p>
          </table:table-cell>
          <table:table-cell office:value-type="float" office:value="-5.1325" calcext:value-type="float">
            <text:p>-5.1325</text:p>
          </table:table-cell>
          <table:table-cell/>
          <table:table-cell office:value-type="float" office:value="206.2773" calcext:value-type="float">
            <text:p>206.2773</text:p>
          </table:table-cell>
          <table:table-cell office:value-type="float" office:value="296.789" calcext:value-type="float">
            <text:p>296.7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90525650, 183.90525650</text:p>
          </table:table-cell>
          <table:table-cell office:value-type="string" calcext:value-type="string">
            <text:p>10(4)-9(4),F=10-10</text:p>
          </table:table-cell>
          <table:table-cell office:value-type="float" office:value="-5.1084" calcext:value-type="float">
            <text:p>-5.1084</text:p>
          </table:table-cell>
          <table:table-cell/>
          <table:table-cell office:value-type="float" office:value="107.0505" calcext:value-type="float">
            <text:p>107.0505</text:p>
          </table:table-cell>
          <table:table-cell office:value-type="float" office:value="154.0228" calcext:value-type="float">
            <text:p>154.0228</text:p>
          </table:table-cell>
          <table:table-cell office:value-type="string" calcext:value-type="string">
            <text:p>JPL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90689950, 183.90689950</text:p>
          </table:table-cell>
          <table:table-cell office:value-type="string" calcext:value-type="string">
            <text:p>10(4)-9(4),F=9-9</text:p>
          </table:table-cell>
          <table:table-cell office:value-type="float" office:value="-5.1084" calcext:value-type="float">
            <text:p>-5.1084</text:p>
          </table:table-cell>
          <table:table-cell/>
          <table:table-cell office:value-type="float" office:value="107.0505" calcext:value-type="float">
            <text:p>107.0505</text:p>
          </table:table-cell>
          <table:table-cell office:value-type="float" office:value="154.0228" calcext:value-type="float">
            <text:p>154.0228</text:p>
          </table:table-cell>
          <table:table-cell office:value-type="string" calcext:value-type="string">
            <text:p>JPL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10.38001560, 110.38001560</text:p>
          </table:table-cell>
          <table:table-cell office:value-type="string" calcext:value-type="string">
            <text:p>6(1)-5(1),F=6-6</text:p>
          </table:table-cell>
          <table:table-cell office:value-type="float" office:value="-5.0705" calcext:value-type="float">
            <text:p>-5.0705</text:p>
          </table:table-cell>
          <table:table-cell/>
          <table:table-cell office:value-type="float" office:value="14.1717" calcext:value-type="float">
            <text:p>14.1717</text:p>
          </table:table-cell>
          <table:table-cell office:value-type="float" office:value="20.39" calcext:value-type="float">
            <text:p>20.3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10.38293550, 110.38293550</text:p>
          </table:table-cell>
          <table:table-cell office:value-type="string" calcext:value-type="string">
            <text:p>6(1)-5(1),F=5-5</text:p>
          </table:table-cell>
          <table:table-cell office:value-type="float" office:value="-5.0705" calcext:value-type="float">
            <text:p>-5.0705</text:p>
          </table:table-cell>
          <table:table-cell/>
          <table:table-cell office:value-type="float" office:value="14.1716" calcext:value-type="float">
            <text:p>14.1716</text:p>
          </table:table-cell>
          <table:table-cell office:value-type="float" office:value="20.3899" calcext:value-type="float">
            <text:p>20.389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28.76829310, 128.76829310</text:p>
          </table:table-cell>
          <table:table-cell office:value-type="string" calcext:value-type="string">
            <text:p>7(2)-6(2),F=7-7</text:p>
          </table:table-cell>
          <table:table-cell office:value-type="float" office:value="-5.0677" calcext:value-type="float">
            <text:p>-5.0677</text:p>
          </table:table-cell>
          <table:table-cell/>
          <table:table-cell office:value-type="float" office:value="32.7517" calcext:value-type="float">
            <text:p>32.7517</text:p>
          </table:table-cell>
          <table:table-cell office:value-type="float" office:value="47.1227" calcext:value-type="float">
            <text:p>47.122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28.77068880, 128.77068880</text:p>
          </table:table-cell>
          <table:table-cell office:value-type="string" calcext:value-type="string">
            <text:p>7(2)-6(2),F=6-6</text:p>
          </table:table-cell>
          <table:table-cell office:value-type="float" office:value="-5.0677" calcext:value-type="float">
            <text:p>-5.0677</text:p>
          </table:table-cell>
          <table:table-cell/>
          <table:table-cell office:value-type="float" office:value="32.7517" calcext:value-type="float">
            <text:p>32.7517</text:p>
          </table:table-cell>
          <table:table-cell office:value-type="float" office:value="47.1227" calcext:value-type="float">
            <text:p>47.122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10.38202730, 110.38202730</text:p>
          </table:table-cell>
          <table:table-cell office:value-type="string" calcext:value-type="string">
            <text:p>6(0)-5(0),F=6-6</text:p>
          </table:table-cell>
          <table:table-cell office:value-type="float" office:value="-5.0479" calcext:value-type="float">
            <text:p>-5.0479</text:p>
          </table:table-cell>
          <table:table-cell/>
          <table:table-cell office:value-type="float" office:value="9.2052" calcext:value-type="float">
            <text:p>9.2052</text:p>
          </table:table-cell>
          <table:table-cell office:value-type="float" office:value="13.2443" calcext:value-type="float">
            <text:p>13.244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10.38521690, 110.38521690</text:p>
          </table:table-cell>
          <table:table-cell office:value-type="string" calcext:value-type="string">
            <text:p>6(0)-5(0),F=5-5</text:p>
          </table:table-cell>
          <table:table-cell office:value-type="float" office:value="-5.0479" calcext:value-type="float">
            <text:p>-5.0479</text:p>
          </table:table-cell>
          <table:table-cell/>
          <table:table-cell office:value-type="float" office:value="9.2051" calcext:value-type="float">
            <text:p>9.2051</text:p>
          </table:table-cell>
          <table:table-cell office:value-type="float" office:value="13.2442" calcext:value-type="float">
            <text:p>13.244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16200910, 147.16200910</text:p>
          </table:table-cell>
          <table:table-cell office:value-type="string" calcext:value-type="string">
            <text:p>8(2)-7(2),F=8-8</text:p>
          </table:table-cell>
          <table:table-cell office:value-type="float" office:value="-5.0103" calcext:value-type="float">
            <text:p>-5.0103</text:p>
          </table:table-cell>
          <table:table-cell/>
          <table:table-cell office:value-type="float" office:value="37.047" calcext:value-type="float">
            <text:p>37.047</text:p>
          </table:table-cell>
          <table:table-cell office:value-type="float" office:value="53.3027" calcext:value-type="float">
            <text:p>53.302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16458780, 147.16458780</text:p>
          </table:table-cell>
          <table:table-cell office:value-type="string" calcext:value-type="string">
            <text:p>8(2)-7(2),F=7-7</text:p>
          </table:table-cell>
          <table:table-cell office:value-type="float" office:value="-5.0103" calcext:value-type="float">
            <text:p>-5.0103</text:p>
          </table:table-cell>
          <table:table-cell/>
          <table:table-cell office:value-type="float" office:value="37.047" calcext:value-type="float">
            <text:p>37.047</text:p>
          </table:table-cell>
          <table:table-cell office:value-type="float" office:value="53.3027" calcext:value-type="float">
            <text:p>53.302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28.77547800, 128.77547800</text:p>
          </table:table-cell>
          <table:table-cell office:value-type="string" calcext:value-type="string">
            <text:p>7(1)-6(1),F=7-7</text:p>
          </table:table-cell>
          <table:table-cell office:value-type="float" office:value="-5.0086" calcext:value-type="float">
            <text:p>-5.0086</text:p>
          </table:table-cell>
          <table:table-cell/>
          <table:table-cell office:value-type="float" office:value="17.8536" calcext:value-type="float">
            <text:p>17.8536</text:p>
          </table:table-cell>
          <table:table-cell office:value-type="float" office:value="25.6875" calcext:value-type="float">
            <text:p>25.687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28.77846470, 128.77846470</text:p>
          </table:table-cell>
          <table:table-cell office:value-type="string" calcext:value-type="string">
            <text:p>7(1)-6(1),F=6-6</text:p>
          </table:table-cell>
          <table:table-cell office:value-type="float" office:value="-5.0086" calcext:value-type="float">
            <text:p>-5.0086</text:p>
          </table:table-cell>
          <table:table-cell/>
          <table:table-cell office:value-type="float" office:value="17.8535" calcext:value-type="float">
            <text:p>17.8535</text:p>
          </table:table-cell>
          <table:table-cell office:value-type="float" office:value="25.6874" calcext:value-type="float">
            <text:p>25.687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28.77787330, 128.77787330</text:p>
          </table:table-cell>
          <table:table-cell office:value-type="string" calcext:value-type="string">
            <text:p>7(0)-6(0),F=7-7</text:p>
          </table:table-cell>
          <table:table-cell office:value-type="float" office:value="-4.9892" calcext:value-type="float">
            <text:p>-4.9892</text:p>
          </table:table-cell>
          <table:table-cell/>
          <table:table-cell office:value-type="float" office:value="12.8872" calcext:value-type="float">
            <text:p>12.8872</text:p>
          </table:table-cell>
          <table:table-cell office:value-type="float" office:value="18.5419" calcext:value-type="float">
            <text:p>18.541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28.78105700, 128.78105700</text:p>
          </table:table-cell>
          <table:table-cell office:value-type="string" calcext:value-type="string">
            <text:p>7(0)-6(0),F=6-6</text:p>
          </table:table-cell>
          <table:table-cell office:value-type="float" office:value="-4.9892" calcext:value-type="float">
            <text:p>-4.9892</text:p>
          </table:table-cell>
          <table:table-cell/>
          <table:table-cell office:value-type="float" office:value="12.8871" calcext:value-type="float">
            <text:p>12.8871</text:p>
          </table:table-cell>
          <table:table-cell office:value-type="float" office:value="18.5418" calcext:value-type="float">
            <text:p>18.541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10.36392740, 110.36392740</text:p>
          </table:table-cell>
          <table:table-cell office:value-type="string" calcext:value-type="string">
            <text:p>6(3)-5(3),F=6-6</text:p>
          </table:table-cell>
          <table:table-cell office:value-type="float" office:value="-4.9651" calcext:value-type="float">
            <text:p>-4.9651</text:p>
          </table:table-cell>
          <table:table-cell/>
          <table:table-cell office:value-type="float" office:value="53.8969" calcext:value-type="float">
            <text:p>53.8969</text:p>
          </table:table-cell>
          <table:table-cell office:value-type="float" office:value="77.5461" calcext:value-type="float">
            <text:p>77.546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10.36469000, 110.36469000</text:p>
          </table:table-cell>
          <table:table-cell office:value-type="string" calcext:value-type="string">
            <text:p>6(3)-5(3),F=5-5</text:p>
          </table:table-cell>
          <table:table-cell office:value-type="float" office:value="-4.965" calcext:value-type="float">
            <text:p>-4.965</text:p>
          </table:table-cell>
          <table:table-cell/>
          <table:table-cell office:value-type="float" office:value="53.8969" calcext:value-type="float">
            <text:p>53.8969</text:p>
          </table:table-cell>
          <table:table-cell office:value-type="float" office:value="77.5461" calcext:value-type="float">
            <text:p>77.546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55502090, 165.55502090</text:p>
          </table:table-cell>
          <table:table-cell office:value-type="string" calcext:value-type="string">
            <text:p>9(2)-8(2),F=9-9</text:p>
          </table:table-cell>
          <table:table-cell office:value-type="float" office:value="-4.964" calcext:value-type="float">
            <text:p>-4.964</text:p>
          </table:table-cell>
          <table:table-cell/>
          <table:table-cell office:value-type="float" office:value="41.9559" calcext:value-type="float">
            <text:p>41.9559</text:p>
          </table:table-cell>
          <table:table-cell office:value-type="float" office:value="60.3656" calcext:value-type="float">
            <text:p>60.365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55772440, 165.55772440</text:p>
          </table:table-cell>
          <table:table-cell office:value-type="string" calcext:value-type="string">
            <text:p>9(2)-8(2),F=8-8</text:p>
          </table:table-cell>
          <table:table-cell office:value-type="float" office:value="-4.964" calcext:value-type="float">
            <text:p>-4.964</text:p>
          </table:table-cell>
          <table:table-cell/>
          <table:table-cell office:value-type="float" office:value="41.9558" calcext:value-type="float">
            <text:p>41.9558</text:p>
          </table:table-cell>
          <table:table-cell office:value-type="float" office:value="60.3654" calcext:value-type="float">
            <text:p>60.365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17031460, 147.17031460</text:p>
          </table:table-cell>
          <table:table-cell office:value-type="string" calcext:value-type="string">
            <text:p>8(1)-7(1),F=8-8</text:p>
          </table:table-cell>
          <table:table-cell office:value-type="float" office:value="-4.9581" calcext:value-type="float">
            <text:p>-4.9581</text:p>
          </table:table-cell>
          <table:table-cell/>
          <table:table-cell office:value-type="float" office:value="22.1491" calcext:value-type="float">
            <text:p>22.1491</text:p>
          </table:table-cell>
          <table:table-cell office:value-type="float" office:value="31.8678" calcext:value-type="float">
            <text:p>31.867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17334420, 147.17334420</text:p>
          </table:table-cell>
          <table:table-cell office:value-type="string" calcext:value-type="string">
            <text:p>8(1)-7(1),F=7-7</text:p>
          </table:table-cell>
          <table:table-cell office:value-type="float" office:value="-4.9581" calcext:value-type="float">
            <text:p>-4.9581</text:p>
          </table:table-cell>
          <table:table-cell/>
          <table:table-cell office:value-type="float" office:value="22.1491" calcext:value-type="float">
            <text:p>22.1491</text:p>
          </table:table-cell>
          <table:table-cell office:value-type="float" office:value="31.8678" calcext:value-type="float">
            <text:p>31.867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17308350, 147.17308350</text:p>
          </table:table-cell>
          <table:table-cell office:value-type="string" calcext:value-type="string">
            <text:p>8(0)-7(0),F=8-8</text:p>
          </table:table-cell>
          <table:table-cell office:value-type="float" office:value="-4.9409" calcext:value-type="float">
            <text:p>-4.9409</text:p>
          </table:table-cell>
          <table:table-cell/>
          <table:table-cell office:value-type="float" office:value="17.1828" calcext:value-type="float">
            <text:p>17.1828</text:p>
          </table:table-cell>
          <table:table-cell office:value-type="float" office:value="24.7224" calcext:value-type="float">
            <text:p>24.722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17626330, 147.17626330</text:p>
          </table:table-cell>
          <table:table-cell office:value-type="string" calcext:value-type="string">
            <text:p>8(0)-7(0),F=7-7</text:p>
          </table:table-cell>
          <table:table-cell office:value-type="float" office:value="-4.9408" calcext:value-type="float">
            <text:p>-4.9408</text:p>
          </table:table-cell>
          <table:table-cell/>
          <table:table-cell office:value-type="float" office:value="17.1827" calcext:value-type="float">
            <text:p>17.1827</text:p>
          </table:table-cell>
          <table:table-cell office:value-type="float" office:value="24.7222" calcext:value-type="float">
            <text:p>24.722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94722800, 183.94722800</text:p>
          </table:table-cell>
          <table:table-cell office:value-type="string" calcext:value-type="string">
            <text:p>10(2)-9(2),F=10-10</text:p>
          </table:table-cell>
          <table:table-cell office:value-type="float" office:value="-4.9262" calcext:value-type="float">
            <text:p>-4.9262</text:p>
          </table:table-cell>
          <table:table-cell/>
          <table:table-cell office:value-type="float" office:value="47.4782" calcext:value-type="float">
            <text:p>47.4782</text:p>
          </table:table-cell>
          <table:table-cell office:value-type="float" office:value="68.311" calcext:value-type="float">
            <text:p>68.31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95002030, 183.95002030</text:p>
          </table:table-cell>
          <table:table-cell office:value-type="string" calcext:value-type="string">
            <text:p>10(2)-9(2),F=9-9</text:p>
          </table:table-cell>
          <table:table-cell office:value-type="float" office:value="-4.9262" calcext:value-type="float">
            <text:p>-4.9262</text:p>
          </table:table-cell>
          <table:table-cell/>
          <table:table-cell office:value-type="float" office:value="47.4782" calcext:value-type="float">
            <text:p>47.4782</text:p>
          </table:table-cell>
          <table:table-cell office:value-type="float" office:value="68.311" calcext:value-type="float">
            <text:p>68.31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56442880, 165.56442880</text:p>
          </table:table-cell>
          <table:table-cell office:value-type="string" calcext:value-type="string">
            <text:p>9(1)-8(1),F=9-9</text:p>
          </table:table-cell>
          <table:table-cell office:value-type="float" office:value="-4.9164" calcext:value-type="float">
            <text:p>-4.9164</text:p>
          </table:table-cell>
          <table:table-cell/>
          <table:table-cell office:value-type="float" office:value="27.0582" calcext:value-type="float">
            <text:p>27.0582</text:p>
          </table:table-cell>
          <table:table-cell office:value-type="float" office:value="38.931" calcext:value-type="float">
            <text:p>38.93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56748760, 165.56748760</text:p>
          </table:table-cell>
          <table:table-cell office:value-type="string" calcext:value-type="string">
            <text:p>9(1)-8(1),F=8-8</text:p>
          </table:table-cell>
          <table:table-cell office:value-type="float" office:value="-4.9163" calcext:value-type="float">
            <text:p>-4.9163</text:p>
          </table:table-cell>
          <table:table-cell/>
          <table:table-cell office:value-type="float" office:value="27.0582" calcext:value-type="float">
            <text:p>27.0582</text:p>
          </table:table-cell>
          <table:table-cell office:value-type="float" office:value="38.931" calcext:value-type="float">
            <text:p>38.93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56756520, 165.56756520</text:p>
          </table:table-cell>
          <table:table-cell office:value-type="string" calcext:value-type="string">
            <text:p>9(0)-8(0),F=9-9</text:p>
          </table:table-cell>
          <table:table-cell office:value-type="float" office:value="-4.9006" calcext:value-type="float">
            <text:p>-4.9006</text:p>
          </table:table-cell>
          <table:table-cell/>
          <table:table-cell office:value-type="float" office:value="22.092" calcext:value-type="float">
            <text:p>22.092</text:p>
          </table:table-cell>
          <table:table-cell office:value-type="float" office:value="31.7857" calcext:value-type="float">
            <text:p>31.785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57074240, 165.57074240</text:p>
          </table:table-cell>
          <table:table-cell office:value-type="string" calcext:value-type="string">
            <text:p>9(0)-8(0),F=8-8</text:p>
          </table:table-cell>
          <table:table-cell office:value-type="float" office:value="-4.9006" calcext:value-type="float">
            <text:p>-4.9006</text:p>
          </table:table-cell>
          <table:table-cell/>
          <table:table-cell office:value-type="float" office:value="22.0919" calcext:value-type="float">
            <text:p>22.0919</text:p>
          </table:table-cell>
          <table:table-cell office:value-type="float" office:value="31.7855" calcext:value-type="float">
            <text:p>31.785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95772630, 183.95772630</text:p>
          </table:table-cell>
          <table:table-cell office:value-type="string" calcext:value-type="string">
            <text:p>10(1)-9(1),F=10-10</text:p>
          </table:table-cell>
          <table:table-cell office:value-type="float" office:value="-4.8817" calcext:value-type="float">
            <text:p>-4.8817</text:p>
          </table:table-cell>
          <table:table-cell/>
          <table:table-cell office:value-type="float" office:value="32.5809" calcext:value-type="float">
            <text:p>32.5809</text:p>
          </table:table-cell>
          <table:table-cell office:value-type="float" office:value="46.877" calcext:value-type="float">
            <text:p>46.87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96080600, 183.96080600</text:p>
          </table:table-cell>
          <table:table-cell office:value-type="string" calcext:value-type="string">
            <text:p>10(1)-9(1),F=9-9</text:p>
          </table:table-cell>
          <table:table-cell office:value-type="float" office:value="-4.8817" calcext:value-type="float">
            <text:p>-4.8817</text:p>
          </table:table-cell>
          <table:table-cell/>
          <table:table-cell office:value-type="float" office:value="32.5809" calcext:value-type="float">
            <text:p>32.5809</text:p>
          </table:table-cell>
          <table:table-cell office:value-type="float" office:value="46.877" calcext:value-type="float">
            <text:p>46.87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28.75632180, 128.75632180</text:p>
          </table:table-cell>
          <table:table-cell office:value-type="string" calcext:value-type="string">
            <text:p>7(3)-6(3),F=7-7</text:p>
          </table:table-cell>
          <table:table-cell office:value-type="float" office:value="-4.8696" calcext:value-type="float">
            <text:p>-4.8696</text:p>
          </table:table-cell>
          <table:table-cell/>
          <table:table-cell office:value-type="float" office:value="57.5782" calcext:value-type="float">
            <text:p>57.5782</text:p>
          </table:table-cell>
          <table:table-cell office:value-type="float" office:value="82.8427" calcext:value-type="float">
            <text:p>82.842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28.75773240, 128.75773240</text:p>
          </table:table-cell>
          <table:table-cell office:value-type="string" calcext:value-type="string">
            <text:p>7(3)-6(3),F=6-6</text:p>
          </table:table-cell>
          <table:table-cell office:value-type="float" office:value="-4.8696" calcext:value-type="float">
            <text:p>-4.8696</text:p>
          </table:table-cell>
          <table:table-cell/>
          <table:table-cell office:value-type="float" office:value="57.5782" calcext:value-type="float">
            <text:p>57.5782</text:p>
          </table:table-cell>
          <table:table-cell office:value-type="float" office:value="82.8427" calcext:value-type="float">
            <text:p>82.842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96122630, 183.96122630</text:p>
          </table:table-cell>
          <table:table-cell office:value-type="string" calcext:value-type="string">
            <text:p>10(0)-9(0),F=10-10</text:p>
          </table:table-cell>
          <table:table-cell office:value-type="float" office:value="-4.867" calcext:value-type="float">
            <text:p>-4.867</text:p>
          </table:table-cell>
          <table:table-cell/>
          <table:table-cell office:value-type="float" office:value="27.6148" calcext:value-type="float">
            <text:p>27.6148</text:p>
          </table:table-cell>
          <table:table-cell office:value-type="float" office:value="39.7318" calcext:value-type="float">
            <text:p>39.731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96440160, 183.96440160</text:p>
          </table:table-cell>
          <table:table-cell office:value-type="string" calcext:value-type="string">
            <text:p>10(0)-9(0),F=9-9</text:p>
          </table:table-cell>
          <table:table-cell office:value-type="float" office:value="-4.867" calcext:value-type="float">
            <text:p>-4.867</text:p>
          </table:table-cell>
          <table:table-cell/>
          <table:table-cell office:value-type="float" office:value="27.6147" calcext:value-type="float">
            <text:p>27.6147</text:p>
          </table:table-cell>
          <table:table-cell office:value-type="float" office:value="39.7317" calcext:value-type="float">
            <text:p>39.731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14817050, 147.14817050</text:p>
          </table:table-cell>
          <table:table-cell office:value-type="string" calcext:value-type="string">
            <text:p>8(3)-7(3),F=8-8</text:p>
          </table:table-cell>
          <table:table-cell office:value-type="float" office:value="-4.7989" calcext:value-type="float">
            <text:p>-4.7989</text:p>
          </table:table-cell>
          <table:table-cell/>
          <table:table-cell office:value-type="float" office:value="61.8731" calcext:value-type="float">
            <text:p>61.8731</text:p>
          </table:table-cell>
          <table:table-cell office:value-type="float" office:value="89.0222" calcext:value-type="float">
            <text:p>89.022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14999790, 147.14999790</text:p>
          </table:table-cell>
          <table:table-cell office:value-type="string" calcext:value-type="string">
            <text:p>8(3)-7(3),F=7-7</text:p>
          </table:table-cell>
          <table:table-cell office:value-type="float" office:value="-4.7989" calcext:value-type="float">
            <text:p>-4.7989</text:p>
          </table:table-cell>
          <table:table-cell/>
          <table:table-cell office:value-type="float" office:value="61.8731" calcext:value-type="float">
            <text:p>61.8731</text:p>
          </table:table-cell>
          <table:table-cell office:value-type="float" office:value="89.0222" calcext:value-type="float">
            <text:p>89.022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53934560, 165.53934560</text:p>
          </table:table-cell>
          <table:table-cell office:value-type="string" calcext:value-type="string">
            <text:p>9(3)-8(3),F=9-9</text:p>
          </table:table-cell>
          <table:table-cell office:value-type="float" office:value="-4.744" calcext:value-type="float">
            <text:p>-4.744</text:p>
          </table:table-cell>
          <table:table-cell/>
          <table:table-cell office:value-type="float" office:value="66.7815" calcext:value-type="float">
            <text:p>66.7815</text:p>
          </table:table-cell>
          <table:table-cell office:value-type="float" office:value="96.0843" calcext:value-type="float">
            <text:p>96.084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54145690, 165.54145690</text:p>
          </table:table-cell>
          <table:table-cell office:value-type="string" calcext:value-type="string">
            <text:p>9(3)-8(3),F=8-8</text:p>
          </table:table-cell>
          <table:table-cell office:value-type="float" office:value="-4.7439" calcext:value-type="float">
            <text:p>-4.7439</text:p>
          </table:table-cell>
          <table:table-cell/>
          <table:table-cell office:value-type="float" office:value="66.7814" calcext:value-type="float">
            <text:p>66.7814</text:p>
          </table:table-cell>
          <table:table-cell office:value-type="float" office:value="96.0842" calcext:value-type="float">
            <text:p>96.084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92973560, 183.92973560</text:p>
          </table:table-cell>
          <table:table-cell office:value-type="string" calcext:value-type="string">
            <text:p>10(3)-9(3),F=10-10</text:p>
          </table:table-cell>
          <table:table-cell office:value-type="float" office:value="-4.7002" calcext:value-type="float">
            <text:p>-4.7002</text:p>
          </table:table-cell>
          <table:table-cell/>
          <table:table-cell office:value-type="float" office:value="72.3033" calcext:value-type="float">
            <text:p>72.3033</text:p>
          </table:table-cell>
          <table:table-cell office:value-type="float" office:value="104.029" calcext:value-type="float">
            <text:p>104.02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93204910, 183.93204910</text:p>
          </table:table-cell>
          <table:table-cell office:value-type="string" calcext:value-type="string">
            <text:p>10(3)-9(3),F=9-9</text:p>
          </table:table-cell>
          <table:table-cell office:value-type="float" office:value="-4.7001" calcext:value-type="float">
            <text:p>-4.7001</text:p>
          </table:table-cell>
          <table:table-cell/>
          <table:table-cell office:value-type="float" office:value="72.3033" calcext:value-type="float">
            <text:p>72.3033</text:p>
          </table:table-cell>
          <table:table-cell office:value-type="float" office:value="104.029" calcext:value-type="float">
            <text:p>104.02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36569220, 165.36569220</text:p>
          </table:table-cell>
          <table:table-cell office:value-type="string" calcext:value-type="string">
            <text:p>9(8)-8(8),F=8-7</text:p>
          </table:table-cell>
          <table:table-cell office:value-type="float" office:value="-4.3868" calcext:value-type="float">
            <text:p>-4.3868</text:p>
          </table:table-cell>
          <table:table-cell/>
          <table:table-cell office:value-type="float" office:value="339.5525" calcext:value-type="float">
            <text:p>339.5525</text:p>
          </table:table-cell>
          <table:table-cell office:value-type="float" office:value="488.5435" calcext:value-type="float">
            <text:p>488.543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10.33087010, 110.33087010</text:p>
          </table:table-cell>
          <table:table-cell office:value-type="string" calcext:value-type="string">
            <text:p>6(5)-5(5),F=5-4</text:p>
          </table:table-cell>
          <table:table-cell office:value-type="float" office:value="-4.3526" calcext:value-type="float">
            <text:p>-4.3526</text:p>
          </table:table-cell>
          <table:table-cell/>
          <table:table-cell office:value-type="float" office:value="133.3111" calcext:value-type="float">
            <text:p>133.3111</text:p>
          </table:table-cell>
          <table:table-cell office:value-type="float" office:value="191.8062" calcext:value-type="float">
            <text:p>191.806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36477980, 165.36477980</text:p>
          </table:table-cell>
          <table:table-cell office:value-type="string" calcext:value-type="string">
            <text:p>9(8)-8(8),F=9-8</text:p>
          </table:table-cell>
          <table:table-cell office:value-type="float" office:value="-4.3378" calcext:value-type="float">
            <text:p>-4.3378</text:p>
          </table:table-cell>
          <table:table-cell/>
          <table:table-cell office:value-type="float" office:value="339.5526" calcext:value-type="float">
            <text:p>339.5526</text:p>
          </table:table-cell>
          <table:table-cell office:value-type="float" office:value="488.5436" calcext:value-type="float">
            <text:p>488.543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03622820, 147.03622820</text:p>
          </table:table-cell>
          <table:table-cell office:value-type="string" calcext:value-type="string">
            <text:p>8(7)-7(7),F=7-6</text:p>
          </table:table-cell>
          <table:table-cell office:value-type="float" office:value="-4.3341" calcext:value-type="float">
            <text:p>-4.3341</text:p>
          </table:table-cell>
          <table:table-cell/>
          <table:table-cell office:value-type="float" office:value="260.3122" calcext:value-type="float">
            <text:p>260.3122</text:p>
          </table:table-cell>
          <table:table-cell office:value-type="float" office:value="374.5336" calcext:value-type="float">
            <text:p>374.533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36557390, 165.36557390</text:p>
          </table:table-cell>
          <table:table-cell office:value-type="string" calcext:value-type="string">
            <text:p>9(8)-8(8),F=10-9</text:p>
          </table:table-cell>
          <table:table-cell office:value-type="float" office:value="-4.289" calcext:value-type="float">
            <text:p>-4.289</text:p>
          </table:table-cell>
          <table:table-cell/>
          <table:table-cell office:value-type="float" office:value="339.5525" calcext:value-type="float">
            <text:p>339.5525</text:p>
          </table:table-cell>
          <table:table-cell office:value-type="float" office:value="488.5435" calcext:value-type="float">
            <text:p>488.543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03521900, 147.03521900</text:p>
          </table:table-cell>
          <table:table-cell office:value-type="string" calcext:value-type="string">
            <text:p>8(7)-7(7),F=8-7</text:p>
          </table:table-cell>
          <table:table-cell office:value-type="float" office:value="-4.2788" calcext:value-type="float">
            <text:p>-4.2788</text:p>
          </table:table-cell>
          <table:table-cell/>
          <table:table-cell office:value-type="float" office:value="260.3123" calcext:value-type="float">
            <text:p>260.3123</text:p>
          </table:table-cell>
          <table:table-cell office:value-type="float" office:value="374.5338" calcext:value-type="float">
            <text:p>374.533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10.32959060, 110.32959060</text:p>
          </table:table-cell>
          <table:table-cell office:value-type="string" calcext:value-type="string">
            <text:p>6(5)-5(5),F=6-5</text:p>
          </table:table-cell>
          <table:table-cell office:value-type="float" office:value="-4.2777" calcext:value-type="float">
            <text:p>-4.2777</text:p>
          </table:table-cell>
          <table:table-cell/>
          <table:table-cell office:value-type="float" office:value="133.3112" calcext:value-type="float">
            <text:p>133.3112</text:p>
          </table:table-cell>
          <table:table-cell office:value-type="float" office:value="191.8063" calcext:value-type="float">
            <text:p>191.806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03608110, 147.03608110</text:p>
          </table:table-cell>
          <table:table-cell office:value-type="string" calcext:value-type="string">
            <text:p>8(7)-7(7),F=9-8</text:p>
          </table:table-cell>
          <table:table-cell office:value-type="float" office:value="-4.2237" calcext:value-type="float">
            <text:p>-4.2237</text:p>
          </table:table-cell>
          <table:table-cell/>
          <table:table-cell office:value-type="float" office:value="260.3123" calcext:value-type="float">
            <text:p>260.3123</text:p>
          </table:table-cell>
          <table:table-cell office:value-type="float" office:value="374.5338" calcext:value-type="float">
            <text:p>374.533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10.33062480, 110.33062480</text:p>
          </table:table-cell>
          <table:table-cell office:value-type="string" calcext:value-type="string">
            <text:p>6(5)-5(5),F=7-6</text:p>
          </table:table-cell>
          <table:table-cell office:value-type="float" office:value="-4.2033" calcext:value-type="float">
            <text:p>-4.2033</text:p>
          </table:table-cell>
          <table:table-cell/>
          <table:table-cell office:value-type="float" office:value="133.3111" calcext:value-type="float">
            <text:p>133.3111</text:p>
          </table:table-cell>
          <table:table-cell office:value-type="float" office:value="191.8062" calcext:value-type="float">
            <text:p>191.806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73667150, 183.73667150</text:p>
          </table:table-cell>
          <table:table-cell office:value-type="string" calcext:value-type="string">
            <text:p>10(8)-9(8),F=9-8</text:p>
          </table:table-cell>
          <table:table-cell office:value-type="float" office:value="-4.0213" calcext:value-type="float">
            <text:p>-4.0213</text:p>
          </table:table-cell>
          <table:table-cell/>
          <table:table-cell office:value-type="float" office:value="345.0685" calcext:value-type="float">
            <text:p>345.0685</text:p>
          </table:table-cell>
          <table:table-cell office:value-type="float" office:value="496.4798" calcext:value-type="float">
            <text:p>496.47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28.69056020, 128.69056020</text:p>
          </table:table-cell>
          <table:table-cell office:value-type="string" calcext:value-type="string">
            <text:p>7(6)-6(6),F=6-5</text:p>
          </table:table-cell>
          <table:table-cell office:value-type="float" office:value="-4.0196" calcext:value-type="float">
            <text:p>-4.0196</text:p>
          </table:table-cell>
          <table:table-cell/>
          <table:table-cell office:value-type="float" office:value="191.5599" calcext:value-type="float">
            <text:p>191.5599</text:p>
          </table:table-cell>
          <table:table-cell office:value-type="float" office:value="275.6138" calcext:value-type="float">
            <text:p>275.613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10.34979420, 110.34979420</text:p>
          </table:table-cell>
          <table:table-cell office:value-type="string" calcext:value-type="string">
            <text:p>6(4)-5(4),F=5-4</text:p>
          </table:table-cell>
          <table:table-cell office:value-type="float" office:value="-3.9998" calcext:value-type="float">
            <text:p>-3.9998</text:p>
          </table:table-cell>
          <table:table-cell/>
          <table:table-cell office:value-type="float" office:value="88.6465" calcext:value-type="float">
            <text:p>88.6465</text:p>
          </table:table-cell>
          <table:table-cell office:value-type="float" office:value="127.5434" calcext:value-type="float">
            <text:p>127.543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73601630, 183.73601630</text:p>
          </table:table-cell>
          <table:table-cell office:value-type="string" calcext:value-type="string">
            <text:p>10(8)-9(8),F=10-9</text:p>
          </table:table-cell>
          <table:table-cell office:value-type="float" office:value="-3.9773" calcext:value-type="float">
            <text:p>-3.9773</text:p>
          </table:table-cell>
          <table:table-cell/>
          <table:table-cell office:value-type="float" office:value="345.0686" calcext:value-type="float">
            <text:p>345.0686</text:p>
          </table:table-cell>
          <table:table-cell office:value-type="float" office:value="496.48" calcext:value-type="float">
            <text:p>496.4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41327880, 165.41327880</text:p>
          </table:table-cell>
          <table:table-cell office:value-type="string" calcext:value-type="string">
            <text:p>9(7)-8(7),F=8-7</text:p>
          </table:table-cell>
          <table:table-cell office:value-type="float" office:value="-3.957" calcext:value-type="float">
            <text:p>-3.957</text:p>
          </table:table-cell>
          <table:table-cell/>
          <table:table-cell office:value-type="float" office:value="265.2168" calcext:value-type="float">
            <text:p>265.2168</text:p>
          </table:table-cell>
          <table:table-cell office:value-type="float" office:value="381.5903" calcext:value-type="float">
            <text:p>381.590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28.68943160, 128.68943160</text:p>
          </table:table-cell>
          <table:table-cell office:value-type="string" calcext:value-type="string">
            <text:p>7(6)-6(6),F=7-6</text:p>
          </table:table-cell>
          <table:table-cell office:value-type="float" office:value="-3.956" calcext:value-type="float">
            <text:p>-3.956</text:p>
          </table:table-cell>
          <table:table-cell/>
          <table:table-cell office:value-type="float" office:value="191.56" calcext:value-type="float">
            <text:p>191.56</text:p>
          </table:table-cell>
          <table:table-cell office:value-type="float" office:value="275.6139" calcext:value-type="float">
            <text:p>275.613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28.71766410, 128.71766410</text:p>
          </table:table-cell>
          <table:table-cell office:value-type="string" calcext:value-type="string">
            <text:p>7(5)-6(5),F=6-5</text:p>
          </table:table-cell>
          <table:table-cell office:value-type="float" office:value="-3.9405" calcext:value-type="float">
            <text:p>-3.9405</text:p>
          </table:table-cell>
          <table:table-cell/>
          <table:table-cell office:value-type="float" office:value="136.9913" calcext:value-type="float">
            <text:p>136.9913</text:p>
          </table:table-cell>
          <table:table-cell office:value-type="float" office:value="197.1012" calcext:value-type="float">
            <text:p>197.101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73659910, 183.73659910</text:p>
          </table:table-cell>
          <table:table-cell office:value-type="string" calcext:value-type="string">
            <text:p>10(8)-9(8),F=11-10</text:p>
          </table:table-cell>
          <table:table-cell office:value-type="float" office:value="-3.9334" calcext:value-type="float">
            <text:p>-3.9334</text:p>
          </table:table-cell>
          <table:table-cell/>
          <table:table-cell office:value-type="float" office:value="345.0685" calcext:value-type="float">
            <text:p>345.0685</text:p>
          </table:table-cell>
          <table:table-cell office:value-type="float" office:value="496.4798" calcext:value-type="float">
            <text:p>496.47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10.34898750, 110.34898750</text:p>
          </table:table-cell>
          <table:table-cell office:value-type="string" calcext:value-type="string">
            <text:p>6(4)-5(4),F=6-5</text:p>
          </table:table-cell>
          <table:table-cell office:value-type="float" office:value="-3.9248" calcext:value-type="float">
            <text:p>-3.9248</text:p>
          </table:table-cell>
          <table:table-cell/>
          <table:table-cell office:value-type="float" office:value="88.6466" calcext:value-type="float">
            <text:p>88.6466</text:p>
          </table:table-cell>
          <table:table-cell office:value-type="float" office:value="127.5435" calcext:value-type="float">
            <text:p>127.543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41258360, 165.41258360</text:p>
          </table:table-cell>
          <table:table-cell office:value-type="string" calcext:value-type="string">
            <text:p>9(7)-8(7),F=9-8</text:p>
          </table:table-cell>
          <table:table-cell office:value-type="float" office:value="-3.908" calcext:value-type="float">
            <text:p>-3.908</text:p>
          </table:table-cell>
          <table:table-cell/>
          <table:table-cell office:value-type="float" office:value="265.2169" calcext:value-type="float">
            <text:p>265.2169</text:p>
          </table:table-cell>
          <table:table-cell office:value-type="float" office:value="381.5904" calcext:value-type="float">
            <text:p>381.590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28.69037310, 128.69037310</text:p>
          </table:table-cell>
          <table:table-cell office:value-type="string" calcext:value-type="string">
            <text:p>7(6)-6(6),F=8-7</text:p>
          </table:table-cell>
          <table:table-cell office:value-type="float" office:value="-3.8927" calcext:value-type="float">
            <text:p>-3.8927</text:p>
          </table:table-cell>
          <table:table-cell/>
          <table:table-cell office:value-type="float" office:value="191.5599" calcext:value-type="float">
            <text:p>191.5599</text:p>
          </table:table-cell>
          <table:table-cell office:value-type="float" office:value="275.6138" calcext:value-type="float">
            <text:p>275.613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28.71688770, 128.71688770</text:p>
          </table:table-cell>
          <table:table-cell office:value-type="string" calcext:value-type="string">
            <text:p>7(5)-6(5),F=7-6</text:p>
          </table:table-cell>
          <table:table-cell office:value-type="float" office:value="-3.8769" calcext:value-type="float">
            <text:p>-3.8769</text:p>
          </table:table-cell>
          <table:table-cell/>
          <table:table-cell office:value-type="float" office:value="136.9914" calcext:value-type="float">
            <text:p>136.9914</text:p>
          </table:table-cell>
          <table:table-cell office:value-type="float" office:value="197.1013" calcext:value-type="float">
            <text:p>197.101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41319380, 165.41319380</text:p>
          </table:table-cell>
          <table:table-cell office:value-type="string" calcext:value-type="string">
            <text:p>9(7)-8(7),F=10-9</text:p>
          </table:table-cell>
          <table:table-cell office:value-type="float" office:value="-3.8592" calcext:value-type="float">
            <text:p>-3.8592</text:p>
          </table:table-cell>
          <table:table-cell/>
          <table:table-cell office:value-type="float" office:value="265.2168" calcext:value-type="float">
            <text:p>265.2168</text:p>
          </table:table-cell>
          <table:table-cell office:value-type="float" office:value="381.5903" calcext:value-type="float">
            <text:p>381.590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36534310, 165.36534310</text:p>
          </table:table-cell>
          <table:table-cell office:value-type="string" calcext:value-type="string">
            <text:p>9(8)-8(8)</text:p>
          </table:table-cell>
          <table:table-cell office:value-type="float" office:value="-3.8553" calcext:value-type="float">
            <text:p>-3.8553</text:p>
          </table:table-cell>
          <table:table-cell/>
          <table:table-cell office:value-type="float" office:value="339.5526" calcext:value-type="float">
            <text:p>339.5526</text:p>
          </table:table-cell>
          <table:table-cell office:value-type="float" office:value="488.5436" calcext:value-type="float">
            <text:p>488.543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10.34965590, 110.34965590</text:p>
          </table:table-cell>
          <table:table-cell office:value-type="string" calcext:value-type="string">
            <text:p>6(4)-5(4),F=7-6</text:p>
          </table:table-cell>
          <table:table-cell office:value-type="float" office:value="-3.8505" calcext:value-type="float">
            <text:p>-3.8505</text:p>
          </table:table-cell>
          <table:table-cell/>
          <table:table-cell office:value-type="float" office:value="88.6465" calcext:value-type="float">
            <text:p>88.6465</text:p>
          </table:table-cell>
          <table:table-cell office:value-type="float" office:value="127.5434" calcext:value-type="float">
            <text:p>127.543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28.71754590, 128.71754590</text:p>
          </table:table-cell>
          <table:table-cell office:value-type="string" calcext:value-type="string">
            <text:p>7(5)-6(5),F=8-7</text:p>
          </table:table-cell>
          <table:table-cell office:value-type="float" office:value="-3.8136" calcext:value-type="float">
            <text:p>-3.8136</text:p>
          </table:table-cell>
          <table:table-cell/>
          <table:table-cell office:value-type="float" office:value="136.9913" calcext:value-type="float">
            <text:p>136.9913</text:p>
          </table:table-cell>
          <table:table-cell office:value-type="float" office:value="197.1012" calcext:value-type="float">
            <text:p>197.101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03583510, 147.03583510</text:p>
          </table:table-cell>
          <table:table-cell office:value-type="string" calcext:value-type="string">
            <text:p>8(7)-7(7)</text:p>
          </table:table-cell>
          <table:table-cell office:value-type="float" office:value="-3.7949" calcext:value-type="float">
            <text:p>-3.7949</text:p>
          </table:table-cell>
          <table:table-cell/>
          <table:table-cell office:value-type="float" office:value="260.3123" calcext:value-type="float">
            <text:p>260.3123</text:p>
          </table:table-cell>
          <table:table-cell office:value-type="float" office:value="374.5338" calcext:value-type="float">
            <text:p>374.533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H3CNv=0</text:p>
          </table:table-cell>
          <table:table-cell table:style-name="ce1" office:value-type="string" calcext:value-type="string">
            <text:p>Methyl Cyanide</text:p>
          </table:table-cell>
          <table:table-cell table:style-name="ce1" office:value-type="string" calcext:value-type="string">
            <text:p>110.33034500, 110.33034500</text:p>
          </table:table-cell>
          <table:table-cell table:style-name="ce1" office:value-type="string" calcext:value-type="string">
            <text:p>6(5)-5(5)</text:p>
          </table:table-cell>
          <table:table-cell table:style-name="ce1" office:value-type="float" office:value="-3.7883" calcext:value-type="float">
            <text:p>-3.7883</text:p>
          </table:table-cell>
          <table:table-cell table:style-name="ce1"/>
          <table:table-cell table:style-name="ce1" office:value-type="float" office:value="133.3111" calcext:value-type="float">
            <text:p>133.3111</text:p>
          </table:table-cell>
          <table:table-cell table:style-name="ce1" office:value-type="float" office:value="191.8062" calcext:value-type="float">
            <text:p>191.8062</text:p>
          </table:table-cell>
          <table:table-cell table:style-name="ce1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78956830, 183.78956830</text:p>
          </table:table-cell>
          <table:table-cell office:value-type="string" calcext:value-type="string">
            <text:p>10(7)-9(7),F=9-8</text:p>
          </table:table-cell>
          <table:table-cell office:value-type="float" office:value="-3.7149" calcext:value-type="float">
            <text:p>-3.7149</text:p>
          </table:table-cell>
          <table:table-cell/>
          <table:table-cell office:value-type="float" office:value="270.7344" calcext:value-type="float">
            <text:p>270.7344</text:p>
          </table:table-cell>
          <table:table-cell office:value-type="float" office:value="389.5289" calcext:value-type="float">
            <text:p>389.52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28.73985530, 128.73985530</text:p>
          </table:table-cell>
          <table:table-cell office:value-type="string" calcext:value-type="string">
            <text:p>7(4)-6(4),F=6-5</text:p>
          </table:table-cell>
          <table:table-cell office:value-type="float" office:value="-3.709" calcext:value-type="float">
            <text:p>-3.709</text:p>
          </table:table-cell>
          <table:table-cell/>
          <table:table-cell office:value-type="float" office:value="92.3274" calcext:value-type="float">
            <text:p>92.3274</text:p>
          </table:table-cell>
          <table:table-cell office:value-type="float" office:value="132.8394" calcext:value-type="float">
            <text:p>132.839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10.37504470, 110.37504470</text:p>
          </table:table-cell>
          <table:table-cell office:value-type="string" calcext:value-type="string">
            <text:p>6(2)-5(2),F=5-4</text:p>
          </table:table-cell>
          <table:table-cell office:value-type="float" office:value="-3.6713" calcext:value-type="float">
            <text:p>-3.6713</text:p>
          </table:table-cell>
          <table:table-cell/>
          <table:table-cell office:value-type="float" office:value="29.07" calcext:value-type="float">
            <text:p>29.07</text:p>
          </table:table-cell>
          <table:table-cell office:value-type="float" office:value="41.8255" calcext:value-type="float">
            <text:p>41.825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78906930, 183.78906930</text:p>
          </table:table-cell>
          <table:table-cell office:value-type="string" calcext:value-type="string">
            <text:p>10(7)-9(7),F=10-9</text:p>
          </table:table-cell>
          <table:table-cell office:value-type="float" office:value="-3.671" calcext:value-type="float">
            <text:p>-3.671</text:p>
          </table:table-cell>
          <table:table-cell/>
          <table:table-cell office:value-type="float" office:value="270.7345" calcext:value-type="float">
            <text:p>270.7345</text:p>
          </table:table-cell>
          <table:table-cell office:value-type="float" office:value="389.5291" calcext:value-type="float">
            <text:p>389.529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10392970, 147.10392970</text:p>
          </table:table-cell>
          <table:table-cell office:value-type="string" calcext:value-type="string">
            <text:p>8(5)-7(5),F=7-6</text:p>
          </table:table-cell>
          <table:table-cell office:value-type="float" office:value="-3.6709" calcext:value-type="float">
            <text:p>-3.6709</text:p>
          </table:table-cell>
          <table:table-cell/>
          <table:table-cell office:value-type="float" office:value="141.2849" calcext:value-type="float">
            <text:p>141.2849</text:p>
          </table:table-cell>
          <table:table-cell office:value-type="float" office:value="203.2788" calcext:value-type="float">
            <text:p>203.278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28.73936700, 128.73936700</text:p>
          </table:table-cell>
          <table:table-cell office:value-type="string" calcext:value-type="string">
            <text:p>7(4)-6(4),F=7-6</text:p>
          </table:table-cell>
          <table:table-cell office:value-type="float" office:value="-3.6454" calcext:value-type="float">
            <text:p>-3.6454</text:p>
          </table:table-cell>
          <table:table-cell/>
          <table:table-cell office:value-type="float" office:value="92.3274" calcext:value-type="float">
            <text:p>92.3274</text:p>
          </table:table-cell>
          <table:table-cell office:value-type="float" office:value="132.8394" calcext:value-type="float">
            <text:p>132.839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07288610, 147.07288610</text:p>
          </table:table-cell>
          <table:table-cell office:value-type="string" calcext:value-type="string">
            <text:p>8(6)-7(6),F=7-6</text:p>
          </table:table-cell>
          <table:table-cell office:value-type="float" office:value="-3.6276" calcext:value-type="float">
            <text:p>-3.6276</text:p>
          </table:table-cell>
          <table:table-cell/>
          <table:table-cell office:value-type="float" office:value="195.8525" calcext:value-type="float">
            <text:p>195.8525</text:p>
          </table:table-cell>
          <table:table-cell office:value-type="float" office:value="281.7899" calcext:value-type="float">
            <text:p>281.789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78951750, 183.78951750</text:p>
          </table:table-cell>
          <table:table-cell office:value-type="string" calcext:value-type="string">
            <text:p>10(7)-9(7),F=11-10</text:p>
          </table:table-cell>
          <table:table-cell office:value-type="float" office:value="-3.6271" calcext:value-type="float">
            <text:p>-3.6271</text:p>
          </table:table-cell>
          <table:table-cell/>
          <table:table-cell office:value-type="float" office:value="270.7344" calcext:value-type="float">
            <text:p>270.7344</text:p>
          </table:table-cell>
          <table:table-cell office:value-type="float" office:value="389.5289" calcext:value-type="float">
            <text:p>389.52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10342370, 147.10342370</text:p>
          </table:table-cell>
          <table:table-cell office:value-type="string" calcext:value-type="string">
            <text:p>8(5)-7(5),F=8-7</text:p>
          </table:table-cell>
          <table:table-cell office:value-type="float" office:value="-3.6156" calcext:value-type="float">
            <text:p>-3.6156</text:p>
          </table:table-cell>
          <table:table-cell/>
          <table:table-cell office:value-type="float" office:value="141.2849" calcext:value-type="float">
            <text:p>141.2849</text:p>
          </table:table-cell>
          <table:table-cell office:value-type="float" office:value="203.2788" calcext:value-type="float">
            <text:p>203.278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10.38136050, 110.38136050</text:p>
          </table:table-cell>
          <table:table-cell office:value-type="string" calcext:value-type="string">
            <text:p>6(1)-5(1),F=5-4</text:p>
          </table:table-cell>
          <table:table-cell office:value-type="float" office:value="-3.6013" calcext:value-type="float">
            <text:p>-3.6013</text:p>
          </table:table-cell>
          <table:table-cell/>
          <table:table-cell office:value-type="float" office:value="14.1717" calcext:value-type="float">
            <text:p>14.1717</text:p>
          </table:table-cell>
          <table:table-cell office:value-type="float" office:value="20.39" calcext:value-type="float">
            <text:p>20.3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10.37486830, 110.37486830</text:p>
          </table:table-cell>
          <table:table-cell office:value-type="string" calcext:value-type="string">
            <text:p>6(2)-5(2),F=6-5</text:p>
          </table:table-cell>
          <table:table-cell office:value-type="float" office:value="-3.5964" calcext:value-type="float">
            <text:p>-3.5964</text:p>
          </table:table-cell>
          <table:table-cell/>
          <table:table-cell office:value-type="float" office:value="29.07" calcext:value-type="float">
            <text:p>29.07</text:p>
          </table:table-cell>
          <table:table-cell office:value-type="float" office:value="41.8255" calcext:value-type="float">
            <text:p>41.825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28.73979330, 128.73979330</text:p>
          </table:table-cell>
          <table:table-cell office:value-type="string" calcext:value-type="string">
            <text:p>7(4)-6(4),F=8-7</text:p>
          </table:table-cell>
          <table:table-cell office:value-type="float" office:value="-3.5821" calcext:value-type="float">
            <text:p>-3.5821</text:p>
          </table:table-cell>
          <table:table-cell/>
          <table:table-cell office:value-type="float" office:value="92.3274" calcext:value-type="float">
            <text:p>92.3274</text:p>
          </table:table-cell>
          <table:table-cell office:value-type="float" office:value="132.8394" calcext:value-type="float">
            <text:p>132.839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10.38346610, 110.38346610</text:p>
          </table:table-cell>
          <table:table-cell office:value-type="string" calcext:value-type="string">
            <text:p>6(0)-5(0),F=5-4</text:p>
          </table:table-cell>
          <table:table-cell office:value-type="float" office:value="-3.5787" calcext:value-type="float">
            <text:p>-3.5787</text:p>
          </table:table-cell>
          <table:table-cell/>
          <table:table-cell office:value-type="float" office:value="9.2052" calcext:value-type="float">
            <text:p>9.2052</text:p>
          </table:table-cell>
          <table:table-cell office:value-type="float" office:value="13.2443" calcext:value-type="float">
            <text:p>13.244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07214940, 147.07214940</text:p>
          </table:table-cell>
          <table:table-cell office:value-type="string" calcext:value-type="string">
            <text:p>8(6)-7(6),F=8-7</text:p>
          </table:table-cell>
          <table:table-cell office:value-type="float" office:value="-3.5723" calcext:value-type="float">
            <text:p>-3.5723</text:p>
          </table:table-cell>
          <table:table-cell/>
          <table:table-cell office:value-type="float" office:value="195.8526" calcext:value-type="float">
            <text:p>195.8526</text:p>
          </table:table-cell>
          <table:table-cell office:value-type="float" office:value="281.79" calcext:value-type="float">
            <text:p>281.7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10386920, 147.10386920</text:p>
          </table:table-cell>
          <table:table-cell office:value-type="string" calcext:value-type="string">
            <text:p>8(5)-7(5),F=9-8</text:p>
          </table:table-cell>
          <table:table-cell office:value-type="float" office:value="-3.5604" calcext:value-type="float">
            <text:p>-3.5604</text:p>
          </table:table-cell>
          <table:table-cell/>
          <table:table-cell office:value-type="float" office:value="141.2849" calcext:value-type="float">
            <text:p>141.2849</text:p>
          </table:table-cell>
          <table:table-cell office:value-type="float" office:value="203.2788" calcext:value-type="float">
            <text:p>203.278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10.38134180, 110.38134180</text:p>
          </table:table-cell>
          <table:table-cell office:value-type="string" calcext:value-type="string">
            <text:p>6(1)-5(1),F=6-5</text:p>
          </table:table-cell>
          <table:table-cell office:value-type="float" office:value="-3.5264" calcext:value-type="float">
            <text:p>-3.5264</text:p>
          </table:table-cell>
          <table:table-cell/>
          <table:table-cell office:value-type="float" office:value="14.1716" calcext:value-type="float">
            <text:p>14.1716</text:p>
          </table:table-cell>
          <table:table-cell office:value-type="float" office:value="20.3899" calcext:value-type="float">
            <text:p>20.389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10.37504890, 110.37504890</text:p>
          </table:table-cell>
          <table:table-cell office:value-type="string" calcext:value-type="string">
            <text:p>6(2)-5(2),F=7-6</text:p>
          </table:table-cell>
          <table:table-cell office:value-type="float" office:value="-3.522" calcext:value-type="float">
            <text:p>-3.522</text:p>
          </table:table-cell>
          <table:table-cell/>
          <table:table-cell office:value-type="float" office:value="29.07" calcext:value-type="float">
            <text:p>29.07</text:p>
          </table:table-cell>
          <table:table-cell office:value-type="float" office:value="41.8255" calcext:value-type="float">
            <text:p>41.825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07278590, 147.07278590</text:p>
          </table:table-cell>
          <table:table-cell office:value-type="string" calcext:value-type="string">
            <text:p>8(6)-7(6),F=9-8</text:p>
          </table:table-cell>
          <table:table-cell office:value-type="float" office:value="-3.5171" calcext:value-type="float">
            <text:p>-3.5171</text:p>
          </table:table-cell>
          <table:table-cell/>
          <table:table-cell office:value-type="float" office:value="195.8526" calcext:value-type="float">
            <text:p>195.8526</text:p>
          </table:table-cell>
          <table:table-cell office:value-type="float" office:value="281.79" calcext:value-type="float">
            <text:p>281.7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H3CNv=0</text:p>
          </table:table-cell>
          <table:table-cell table:style-name="ce1" office:value-type="string" calcext:value-type="string">
            <text:p>Methyl Cyanide</text:p>
          </table:table-cell>
          <table:table-cell table:style-name="ce1" office:value-type="string" calcext:value-type="string">
            <text:p>110.38349990, 110.38349990</text:p>
          </table:table-cell>
          <table:table-cell table:style-name="ce1" office:value-type="string" calcext:value-type="string">
            <text:p>6(0)-5(0)</text:p>
          </table:table-cell>
          <table:table-cell table:style-name="ce1" office:value-type="float" office:value="-3.5038" calcext:value-type="float">
            <text:p>-3.5038</text:p>
          </table:table-cell>
          <table:table-cell table:style-name="ce1"/>
          <table:table-cell table:style-name="ce1" office:value-type="float" office:value="9.2051" calcext:value-type="float">
            <text:p>9.2051</text:p>
          </table:table-cell>
          <table:table-cell table:style-name="ce1" office:value-type="float" office:value="13.2442" calcext:value-type="float">
            <text:p>13.2442</text:p>
          </table:table-cell>
          <table:table-cell table:style-name="ce1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10.36452110, 110.36452110</text:p>
          </table:table-cell>
          <table:table-cell office:value-type="string" calcext:value-type="string">
            <text:p>6(3)-5(3),F=5-4</text:p>
          </table:table-cell>
          <table:table-cell office:value-type="float" office:value="-3.4959" calcext:value-type="float">
            <text:p>-3.4959</text:p>
          </table:table-cell>
          <table:table-cell/>
          <table:table-cell office:value-type="float" office:value="53.8969" calcext:value-type="float">
            <text:p>53.8969</text:p>
          </table:table-cell>
          <table:table-cell office:value-type="float" office:value="77.5461" calcext:value-type="float">
            <text:p>77.546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73642600, 183.73642600</text:p>
          </table:table-cell>
          <table:table-cell office:value-type="string" calcext:value-type="string">
            <text:p>10(8)-9(8)</text:p>
          </table:table-cell>
          <table:table-cell office:value-type="float" office:value="-3.4958" calcext:value-type="float">
            <text:p>-3.4958</text:p>
          </table:table-cell>
          <table:table-cell/>
          <table:table-cell office:value-type="float" office:value="345.0686" calcext:value-type="float">
            <text:p>345.0686</text:p>
          </table:table-cell>
          <table:table-cell office:value-type="float" office:value="496.48" calcext:value-type="float">
            <text:p>496.4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12934640, 147.12934640</text:p>
          </table:table-cell>
          <table:table-cell office:value-type="string" calcext:value-type="string">
            <text:p>8(4)-7(4),F=7-6</text:p>
          </table:table-cell>
          <table:table-cell office:value-type="float" office:value="-3.4875" calcext:value-type="float">
            <text:p>-3.4875</text:p>
          </table:table-cell>
          <table:table-cell/>
          <table:table-cell office:value-type="float" office:value="96.6217" calcext:value-type="float">
            <text:p>96.6217</text:p>
          </table:table-cell>
          <table:table-cell office:value-type="float" office:value="139.018" calcext:value-type="float">
            <text:p>139.01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28.69011060, 128.69011060</text:p>
          </table:table-cell>
          <table:table-cell office:value-type="string" calcext:value-type="string">
            <text:p>7(6)-6(6)</text:p>
          </table:table-cell>
          <table:table-cell office:value-type="float" office:value="-3.4699" calcext:value-type="float">
            <text:p>-3.4699</text:p>
          </table:table-cell>
          <table:table-cell/>
          <table:table-cell office:value-type="float" office:value="191.5599" calcext:value-type="float">
            <text:p>191.5599</text:p>
          </table:table-cell>
          <table:table-cell office:value-type="float" office:value="275.6138" calcext:value-type="float">
            <text:p>275.613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48951840, 165.48951840</text:p>
          </table:table-cell>
          <table:table-cell office:value-type="string" calcext:value-type="string">
            <text:p>9(5)-8(5),F=8-7</text:p>
          </table:table-cell>
          <table:table-cell office:value-type="float" office:value="-3.4657" calcext:value-type="float">
            <text:p>-3.4657</text:p>
          </table:table-cell>
          <table:table-cell/>
          <table:table-cell office:value-type="float" office:value="146.1918" calcext:value-type="float">
            <text:p>146.1918</text:p>
          </table:table-cell>
          <table:table-cell office:value-type="float" office:value="210.3388" calcext:value-type="float">
            <text:p>210.338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10.38140050, 110.38140050</text:p>
          </table:table-cell>
          <table:table-cell office:value-type="string" calcext:value-type="string">
            <text:p>6(1)-5(1),F=7-6</text:p>
          </table:table-cell>
          <table:table-cell office:value-type="float" office:value="-3.452" calcext:value-type="float">
            <text:p>-3.452</text:p>
          </table:table-cell>
          <table:table-cell/>
          <table:table-cell office:value-type="float" office:value="14.1717" calcext:value-type="float">
            <text:p>14.1717</text:p>
          </table:table-cell>
          <table:table-cell office:value-type="float" office:value="20.39" calcext:value-type="float">
            <text:p>20.3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28.76946470, 128.76946470</text:p>
          </table:table-cell>
          <table:table-cell office:value-type="string" calcext:value-type="string">
            <text:p>7(2)-6(2),F=6-5</text:p>
          </table:table-cell>
          <table:table-cell office:value-type="float" office:value="-3.4501" calcext:value-type="float">
            <text:p>-3.4501</text:p>
          </table:table-cell>
          <table:table-cell/>
          <table:table-cell office:value-type="float" office:value="32.7518" calcext:value-type="float">
            <text:p>32.7518</text:p>
          </table:table-cell>
          <table:table-cell office:value-type="float" office:value="47.1228" calcext:value-type="float">
            <text:p>47.122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H3CNv=0</text:p>
          </table:table-cell>
          <table:table-cell table:style-name="ce1" office:value-type="string" calcext:value-type="string">
            <text:p>Methyl Cyanide</text:p>
          </table:table-cell>
          <table:table-cell table:style-name="ce1" office:value-type="string" calcext:value-type="string">
            <text:p>110.34947030, 110.34947030</text:p>
          </table:table-cell>
          <table:table-cell table:style-name="ce1" office:value-type="string" calcext:value-type="string">
            <text:p>6(4)-5(4)</text:p>
          </table:table-cell>
          <table:table-cell table:style-name="ce1" office:value-type="float" office:value="-3.4355" calcext:value-type="float">
            <text:p>-3.4355</text:p>
          </table:table-cell>
          <table:table-cell table:style-name="ce1"/>
          <table:table-cell table:style-name="ce1" office:value-type="float" office:value="88.6465" calcext:value-type="float">
            <text:p>88.6465</text:p>
          </table:table-cell>
          <table:table-cell table:style-name="ce1" office:value-type="float" office:value="127.5434" calcext:value-type="float">
            <text:p>127.5434</text:p>
          </table:table-cell>
          <table:table-cell table:style-name="ce1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12902900, 147.12902900</text:p>
          </table:table-cell>
          <table:table-cell office:value-type="string" calcext:value-type="string">
            <text:p>8(4)-7(4),F=8-7</text:p>
          </table:table-cell>
          <table:table-cell office:value-type="float" office:value="-3.4322" calcext:value-type="float">
            <text:p>-3.4322</text:p>
          </table:table-cell>
          <table:table-cell/>
          <table:table-cell office:value-type="float" office:value="96.6217" calcext:value-type="float">
            <text:p>96.6217</text:p>
          </table:table-cell>
          <table:table-cell office:value-type="float" office:value="139.018" calcext:value-type="float">
            <text:p>139.01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10.38351790, 110.38351790</text:p>
          </table:table-cell>
          <table:table-cell office:value-type="string" calcext:value-type="string">
            <text:p>6(0)-5(0),F=7-6</text:p>
          </table:table-cell>
          <table:table-cell office:value-type="float" office:value="-3.4294" calcext:value-type="float">
            <text:p>-3.4294</text:p>
          </table:table-cell>
          <table:table-cell/>
          <table:table-cell office:value-type="float" office:value="9.2052" calcext:value-type="float">
            <text:p>9.2052</text:p>
          </table:table-cell>
          <table:table-cell office:value-type="float" office:value="13.2443" calcext:value-type="float">
            <text:p>13.244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41301490, 165.41301490</text:p>
          </table:table-cell>
          <table:table-cell office:value-type="string" calcext:value-type="string">
            <text:p>9(7)-8(7)</text:p>
          </table:table-cell>
          <table:table-cell office:value-type="float" office:value="-3.4255" calcext:value-type="float">
            <text:p>-3.4255</text:p>
          </table:table-cell>
          <table:table-cell/>
          <table:table-cell office:value-type="float" office:value="265.2169" calcext:value-type="float">
            <text:p>265.2169</text:p>
          </table:table-cell>
          <table:table-cell office:value-type="float" office:value="381.5904" calcext:value-type="float">
            <text:p>381.590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10.36408210, 110.36408210</text:p>
          </table:table-cell>
          <table:table-cell office:value-type="string" calcext:value-type="string">
            <text:p>6(3)-5(3),F=6-5</text:p>
          </table:table-cell>
          <table:table-cell office:value-type="float" office:value="-3.421" calcext:value-type="float">
            <text:p>-3.421</text:p>
          </table:table-cell>
          <table:table-cell/>
          <table:table-cell office:value-type="float" office:value="53.8969" calcext:value-type="float">
            <text:p>53.8969</text:p>
          </table:table-cell>
          <table:table-cell office:value-type="float" office:value="77.5461" calcext:value-type="float">
            <text:p>77.546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48917060, 165.48917060</text:p>
          </table:table-cell>
          <table:table-cell office:value-type="string" calcext:value-type="string">
            <text:p>9(5)-8(5),F=9-8</text:p>
          </table:table-cell>
          <table:table-cell office:value-type="float" office:value="-3.4167" calcext:value-type="float">
            <text:p>-3.4167</text:p>
          </table:table-cell>
          <table:table-cell/>
          <table:table-cell office:value-type="float" office:value="146.1918" calcext:value-type="float">
            <text:p>146.1918</text:p>
          </table:table-cell>
          <table:table-cell office:value-type="float" office:value="210.3388" calcext:value-type="float">
            <text:p>210.338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28.77687090, 128.77687090</text:p>
          </table:table-cell>
          <table:table-cell office:value-type="string" calcext:value-type="string">
            <text:p>7(1)-6(1),F=6-5</text:p>
          </table:table-cell>
          <table:table-cell office:value-type="float" office:value="-3.3909" calcext:value-type="float">
            <text:p>-3.3909</text:p>
          </table:table-cell>
          <table:table-cell/>
          <table:table-cell office:value-type="float" office:value="17.8536" calcext:value-type="float">
            <text:p>17.8536</text:p>
          </table:table-cell>
          <table:table-cell office:value-type="float" office:value="25.6875" calcext:value-type="float">
            <text:p>25.687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28.71735920, 128.71735920</text:p>
          </table:table-cell>
          <table:table-cell office:value-type="string" calcext:value-type="string">
            <text:p>7(5)-6(5)</text:p>
          </table:table-cell>
          <table:table-cell office:value-type="float" office:value="-3.3908" calcext:value-type="float">
            <text:p>-3.3908</text:p>
          </table:table-cell>
          <table:table-cell/>
          <table:table-cell office:value-type="float" office:value="136.9914" calcext:value-type="float">
            <text:p>136.9914</text:p>
          </table:table-cell>
          <table:table-cell office:value-type="float" office:value="197.1013" calcext:value-type="float">
            <text:p>197.101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28.76936060, 128.76936060</text:p>
          </table:table-cell>
          <table:table-cell office:value-type="string" calcext:value-type="string">
            <text:p>7(2)-6(2),F=7-6</text:p>
          </table:table-cell>
          <table:table-cell office:value-type="float" office:value="-3.3865" calcext:value-type="float">
            <text:p>-3.3865</text:p>
          </table:table-cell>
          <table:table-cell/>
          <table:table-cell office:value-type="float" office:value="32.7517" calcext:value-type="float">
            <text:p>32.7517</text:p>
          </table:table-cell>
          <table:table-cell office:value-type="float" office:value="47.1227" calcext:value-type="float">
            <text:p>47.122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12931830, 147.12931830</text:p>
          </table:table-cell>
          <table:table-cell office:value-type="string" calcext:value-type="string">
            <text:p>8(4)-7(4),F=9-8</text:p>
          </table:table-cell>
          <table:table-cell office:value-type="float" office:value="-3.3771" calcext:value-type="float">
            <text:p>-3.3771</text:p>
          </table:table-cell>
          <table:table-cell/>
          <table:table-cell office:value-type="float" office:value="96.6217" calcext:value-type="float">
            <text:p>96.6217</text:p>
          </table:table-cell>
          <table:table-cell office:value-type="float" office:value="139.018" calcext:value-type="float">
            <text:p>139.01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45455980, 165.45455980</text:p>
          </table:table-cell>
          <table:table-cell office:value-type="string" calcext:value-type="string">
            <text:p>9(6)-8(6),F=8-7</text:p>
          </table:table-cell>
          <table:table-cell office:value-type="float" office:value="-3.3734" calcext:value-type="float">
            <text:p>-3.3734</text:p>
          </table:table-cell>
          <table:table-cell/>
          <table:table-cell office:value-type="float" office:value="200.7584" calcext:value-type="float">
            <text:p>200.7584</text:p>
          </table:table-cell>
          <table:table-cell office:value-type="float" office:value="288.8484" calcext:value-type="float">
            <text:p>288.848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28.77934000, 128.77934000</text:p>
          </table:table-cell>
          <table:table-cell office:value-type="string" calcext:value-type="string">
            <text:p>7(0)-6(0),F=6-5</text:p>
          </table:table-cell>
          <table:table-cell office:value-type="float" office:value="-3.3716" calcext:value-type="float">
            <text:p>-3.3716</text:p>
          </table:table-cell>
          <table:table-cell/>
          <table:table-cell office:value-type="float" office:value="12.8872" calcext:value-type="float">
            <text:p>12.8872</text:p>
          </table:table-cell>
          <table:table-cell office:value-type="float" office:value="18.5419" calcext:value-type="float">
            <text:p>18.541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48948670, 165.48948670</text:p>
          </table:table-cell>
          <table:table-cell office:value-type="string" calcext:value-type="string">
            <text:p>9(5)-8(5),F=10-9</text:p>
          </table:table-cell>
          <table:table-cell office:value-type="float" office:value="-3.3678" calcext:value-type="float">
            <text:p>-3.3678</text:p>
          </table:table-cell>
          <table:table-cell/>
          <table:table-cell office:value-type="float" office:value="146.1918" calcext:value-type="float">
            <text:p>146.1918</text:p>
          </table:table-cell>
          <table:table-cell office:value-type="float" office:value="210.3388" calcext:value-type="float">
            <text:p>210.338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10.36446600, 110.36446600</text:p>
          </table:table-cell>
          <table:table-cell office:value-type="string" calcext:value-type="string">
            <text:p>6(3)-5(3),F=7-6</text:p>
          </table:table-cell>
          <table:table-cell office:value-type="float" office:value="-3.3466" calcext:value-type="float">
            <text:p>-3.3466</text:p>
          </table:table-cell>
          <table:table-cell/>
          <table:table-cell office:value-type="float" office:value="53.8969" calcext:value-type="float">
            <text:p>53.8969</text:p>
          </table:table-cell>
          <table:table-cell office:value-type="float" office:value="77.5461" calcext:value-type="float">
            <text:p>77.546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28.77686280, 128.77686280</text:p>
          </table:table-cell>
          <table:table-cell office:value-type="string" calcext:value-type="string">
            <text:p>7(1)-6(1),F=7-6</text:p>
          </table:table-cell>
          <table:table-cell office:value-type="float" office:value="-3.3273" calcext:value-type="float">
            <text:p>-3.3273</text:p>
          </table:table-cell>
          <table:table-cell/>
          <table:table-cell office:value-type="float" office:value="17.8535" calcext:value-type="float">
            <text:p>17.8535</text:p>
          </table:table-cell>
          <table:table-cell office:value-type="float" office:value="25.6874" calcext:value-type="float">
            <text:p>25.687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45405280, 165.45405280</text:p>
          </table:table-cell>
          <table:table-cell office:value-type="string" calcext:value-type="string">
            <text:p>9(6)-8(6),F=9-8</text:p>
          </table:table-cell>
          <table:table-cell office:value-type="float" office:value="-3.3245" calcext:value-type="float">
            <text:p>-3.3245</text:p>
          </table:table-cell>
          <table:table-cell/>
          <table:table-cell office:value-type="float" office:value="200.7584" calcext:value-type="float">
            <text:p>200.7584</text:p>
          </table:table-cell>
          <table:table-cell office:value-type="float" office:value="288.8484" calcext:value-type="float">
            <text:p>288.848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28.76947790, 128.76947790</text:p>
          </table:table-cell>
          <table:table-cell office:value-type="string" calcext:value-type="string">
            <text:p>7(2)-6(2),F=8-7</text:p>
          </table:table-cell>
          <table:table-cell office:value-type="float" office:value="-3.3231" calcext:value-type="float">
            <text:p>-3.3231</text:p>
          </table:table-cell>
          <table:table-cell/>
          <table:table-cell office:value-type="float" office:value="32.7517" calcext:value-type="float">
            <text:p>32.7517</text:p>
          </table:table-cell>
          <table:table-cell office:value-type="float" office:value="47.1227" calcext:value-type="float">
            <text:p>47.122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28.77936390, 128.77936390</text:p>
          </table:table-cell>
          <table:table-cell office:value-type="string" calcext:value-type="string">
            <text:p>7(0)-6(0)</text:p>
          </table:table-cell>
          <table:table-cell office:value-type="float" office:value="-3.308" calcext:value-type="float">
            <text:p>-3.308</text:p>
          </table:table-cell>
          <table:table-cell/>
          <table:table-cell office:value-type="float" office:value="12.8871" calcext:value-type="float">
            <text:p>12.8871</text:p>
          </table:table-cell>
          <table:table-cell office:value-type="float" office:value="18.5418" calcext:value-type="float">
            <text:p>18.541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51814040, 165.51814040</text:p>
          </table:table-cell>
          <table:table-cell office:value-type="string" calcext:value-type="string">
            <text:p>9(4)-8(4),F=8-7</text:p>
          </table:table-cell>
          <table:table-cell office:value-type="float" office:value="-3.3078" calcext:value-type="float">
            <text:p>-3.3078</text:p>
          </table:table-cell>
          <table:table-cell/>
          <table:table-cell office:value-type="float" office:value="101.5294" calcext:value-type="float">
            <text:p>101.5294</text:p>
          </table:table-cell>
          <table:table-cell office:value-type="float" office:value="146.0791" calcext:value-type="float">
            <text:p>146.079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87431520, 183.87431520</text:p>
          </table:table-cell>
          <table:table-cell office:value-type="string" calcext:value-type="string">
            <text:p>10(5)-9(5),F=9-8</text:p>
          </table:table-cell>
          <table:table-cell office:value-type="float" office:value="-3.2991" calcext:value-type="float">
            <text:p>-3.2991</text:p>
          </table:table-cell>
          <table:table-cell/>
          <table:table-cell office:value-type="float" office:value="151.7119" calcext:value-type="float">
            <text:p>151.7119</text:p>
          </table:table-cell>
          <table:table-cell office:value-type="float" office:value="218.281" calcext:value-type="float">
            <text:p>218.28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45450370, 165.45450370</text:p>
          </table:table-cell>
          <table:table-cell office:value-type="string" calcext:value-type="string">
            <text:p>9(6)-8(6),F=10-9</text:p>
          </table:table-cell>
          <table:table-cell office:value-type="float" office:value="-3.2756" calcext:value-type="float">
            <text:p>-3.2756</text:p>
          </table:table-cell>
          <table:table-cell/>
          <table:table-cell office:value-type="float" office:value="200.7584" calcext:value-type="float">
            <text:p>200.7584</text:p>
          </table:table-cell>
          <table:table-cell office:value-type="float" office:value="288.8484" calcext:value-type="float">
            <text:p>288.848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16325960, 147.16325960</text:p>
          </table:table-cell>
          <table:table-cell office:value-type="string" calcext:value-type="string">
            <text:p>8(2)-7(2),F=7-6</text:p>
          </table:table-cell>
          <table:table-cell office:value-type="float" office:value="-3.2663" calcext:value-type="float">
            <text:p>-3.2663</text:p>
          </table:table-cell>
          <table:table-cell/>
          <table:table-cell office:value-type="float" office:value="37.047" calcext:value-type="float">
            <text:p>37.047</text:p>
          </table:table-cell>
          <table:table-cell office:value-type="float" office:value="53.3027" calcext:value-type="float">
            <text:p>53.302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28.77690280, 128.77690280</text:p>
          </table:table-cell>
          <table:table-cell office:value-type="string" calcext:value-type="string">
            <text:p>7(1)-6(1),F=8-7</text:p>
          </table:table-cell>
          <table:table-cell office:value-type="float" office:value="-3.264" calcext:value-type="float">
            <text:p>-3.264</text:p>
          </table:table-cell>
          <table:table-cell/>
          <table:table-cell office:value-type="float" office:value="17.8536" calcext:value-type="float">
            <text:p>17.8536</text:p>
          </table:table-cell>
          <table:table-cell office:value-type="float" office:value="25.6875" calcext:value-type="float">
            <text:p>25.687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51792290, 165.51792290</text:p>
          </table:table-cell>
          <table:table-cell office:value-type="string" calcext:value-type="string">
            <text:p>9(4)-8(4),F=9-8</text:p>
          </table:table-cell>
          <table:table-cell office:value-type="float" office:value="-3.2588" calcext:value-type="float">
            <text:p>-3.2588</text:p>
          </table:table-cell>
          <table:table-cell/>
          <table:table-cell office:value-type="float" office:value="101.5294" calcext:value-type="float">
            <text:p>101.5294</text:p>
          </table:table-cell>
          <table:table-cell office:value-type="float" office:value="146.0791" calcext:value-type="float">
            <text:p>146.079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87406640, 183.87406640</text:p>
          </table:table-cell>
          <table:table-cell office:value-type="string" calcext:value-type="string">
            <text:p>10(5)-9(5),F=10-9</text:p>
          </table:table-cell>
          <table:table-cell office:value-type="float" office:value="-3.2552" calcext:value-type="float">
            <text:p>-3.2552</text:p>
          </table:table-cell>
          <table:table-cell/>
          <table:table-cell office:value-type="float" office:value="151.7119" calcext:value-type="float">
            <text:p>151.7119</text:p>
          </table:table-cell>
          <table:table-cell office:value-type="float" office:value="218.281" calcext:value-type="float">
            <text:p>218.28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28.75712450, 128.75712450</text:p>
          </table:table-cell>
          <table:table-cell office:value-type="string" calcext:value-type="string">
            <text:p>7(3)-6(3),F=6-5</text:p>
          </table:table-cell>
          <table:table-cell office:value-type="float" office:value="-3.252" calcext:value-type="float">
            <text:p>-3.252</text:p>
          </table:table-cell>
          <table:table-cell/>
          <table:table-cell office:value-type="float" office:value="57.5782" calcext:value-type="float">
            <text:p>57.5782</text:p>
          </table:table-cell>
          <table:table-cell office:value-type="float" office:value="82.8427" calcext:value-type="float">
            <text:p>82.842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28.77937810, 128.77937810</text:p>
          </table:table-cell>
          <table:table-cell office:value-type="string" calcext:value-type="string">
            <text:p>7(0)-6(0),F=8-7</text:p>
          </table:table-cell>
          <table:table-cell office:value-type="float" office:value="-3.2447" calcext:value-type="float">
            <text:p>-3.2447</text:p>
          </table:table-cell>
          <table:table-cell/>
          <table:table-cell office:value-type="float" office:value="12.8872" calcext:value-type="float">
            <text:p>12.8872</text:p>
          </table:table-cell>
          <table:table-cell office:value-type="float" office:value="18.5419" calcext:value-type="float">
            <text:p>18.541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17174230, 147.17174230</text:p>
          </table:table-cell>
          <table:table-cell office:value-type="string" calcext:value-type="string">
            <text:p>8(1)-7(1),F=7-6</text:p>
          </table:table-cell>
          <table:table-cell office:value-type="float" office:value="-3.214" calcext:value-type="float">
            <text:p>-3.214</text:p>
          </table:table-cell>
          <table:table-cell/>
          <table:table-cell office:value-type="float" office:value="22.1491" calcext:value-type="float">
            <text:p>22.1491</text:p>
          </table:table-cell>
          <table:table-cell office:value-type="float" office:value="31.8678" calcext:value-type="float">
            <text:p>31.867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87429910, 183.87429910</text:p>
          </table:table-cell>
          <table:table-cell office:value-type="string" calcext:value-type="string">
            <text:p>10(5)-9(5),F=11-10</text:p>
          </table:table-cell>
          <table:table-cell office:value-type="float" office:value="-3.2113" calcext:value-type="float">
            <text:p>-3.2113</text:p>
          </table:table-cell>
          <table:table-cell/>
          <table:table-cell office:value-type="float" office:value="151.7119" calcext:value-type="float">
            <text:p>151.7119</text:p>
          </table:table-cell>
          <table:table-cell office:value-type="float" office:value="218.281" calcext:value-type="float">
            <text:p>218.28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16319380, 147.16319380</text:p>
          </table:table-cell>
          <table:table-cell office:value-type="string" calcext:value-type="string">
            <text:p>8(2)-7(2),F=8-7</text:p>
          </table:table-cell>
          <table:table-cell office:value-type="float" office:value="-3.211" calcext:value-type="float">
            <text:p>-3.211</text:p>
          </table:table-cell>
          <table:table-cell/>
          <table:table-cell office:value-type="float" office:value="37.047" calcext:value-type="float">
            <text:p>37.047</text:p>
          </table:table-cell>
          <table:table-cell office:value-type="float" office:value="53.3027" calcext:value-type="float">
            <text:p>53.302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51812870, 165.51812870</text:p>
          </table:table-cell>
          <table:table-cell office:value-type="string" calcext:value-type="string">
            <text:p>9(4)-8(4),F=10-9</text:p>
          </table:table-cell>
          <table:table-cell office:value-type="float" office:value="-3.2099" calcext:value-type="float">
            <text:p>-3.2099</text:p>
          </table:table-cell>
          <table:table-cell/>
          <table:table-cell office:value-type="float" office:value="101.5294" calcext:value-type="float">
            <text:p>101.5294</text:p>
          </table:table-cell>
          <table:table-cell office:value-type="float" office:value="146.0791" calcext:value-type="float">
            <text:p>146.079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17457020, 147.17457020</text:p>
          </table:table-cell>
          <table:table-cell office:value-type="string" calcext:value-type="string">
            <text:p>8(0)-7(0),F=7-6</text:p>
          </table:table-cell>
          <table:table-cell office:value-type="float" office:value="-3.1968" calcext:value-type="float">
            <text:p>-3.1968</text:p>
          </table:table-cell>
          <table:table-cell/>
          <table:table-cell office:value-type="float" office:value="17.1828" calcext:value-type="float">
            <text:p>17.1828</text:p>
          </table:table-cell>
          <table:table-cell office:value-type="float" office:value="24.7224" calcext:value-type="float">
            <text:p>24.722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78938300, 183.78938300</text:p>
          </table:table-cell>
          <table:table-cell office:value-type="string" calcext:value-type="string">
            <text:p>10(7)-9(7)</text:p>
          </table:table-cell>
          <table:table-cell office:value-type="float" office:value="-3.1895" calcext:value-type="float">
            <text:p>-3.1895</text:p>
          </table:table-cell>
          <table:table-cell/>
          <table:table-cell office:value-type="float" office:value="270.7344" calcext:value-type="float">
            <text:p>270.7344</text:p>
          </table:table-cell>
          <table:table-cell office:value-type="float" office:value="389.5289" calcext:value-type="float">
            <text:p>389.52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28.75686030, 128.75686030</text:p>
          </table:table-cell>
          <table:table-cell office:value-type="string" calcext:value-type="string">
            <text:p>7(3)-6(3),F=7-6</text:p>
          </table:table-cell>
          <table:table-cell office:value-type="float" office:value="-3.1884" calcext:value-type="float">
            <text:p>-3.1884</text:p>
          </table:table-cell>
          <table:table-cell/>
          <table:table-cell office:value-type="float" office:value="57.5782" calcext:value-type="float">
            <text:p>57.5782</text:p>
          </table:table-cell>
          <table:table-cell office:value-type="float" office:value="82.8427" calcext:value-type="float">
            <text:p>82.842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83545570, 183.83545570</text:p>
          </table:table-cell>
          <table:table-cell office:value-type="string" calcext:value-type="string">
            <text:p>10(6)-9(6),F=9-8</text:p>
          </table:table-cell>
          <table:table-cell office:value-type="float" office:value="-3.1808" calcext:value-type="float">
            <text:p>-3.1808</text:p>
          </table:table-cell>
          <table:table-cell/>
          <table:table-cell office:value-type="float" office:value="206.2773" calcext:value-type="float">
            <text:p>206.2773</text:p>
          </table:table-cell>
          <table:table-cell office:value-type="float" office:value="296.789" calcext:value-type="float">
            <text:p>296.7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28.73966870, 128.73966870</text:p>
          </table:table-cell>
          <table:table-cell office:value-type="string" calcext:value-type="string">
            <text:p>7(4)-6(4)</text:p>
          </table:table-cell>
          <table:table-cell office:value-type="float" office:value="-3.1594" calcext:value-type="float">
            <text:p>-3.1594</text:p>
          </table:table-cell>
          <table:table-cell/>
          <table:table-cell office:value-type="float" office:value="92.3274" calcext:value-type="float">
            <text:p>92.3274</text:p>
          </table:table-cell>
          <table:table-cell office:value-type="float" office:value="132.8394" calcext:value-type="float">
            <text:p>132.839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17173940, 147.17173940</text:p>
          </table:table-cell>
          <table:table-cell office:value-type="string" calcext:value-type="string">
            <text:p>8(1)-7(1),F=8-7</text:p>
          </table:table-cell>
          <table:table-cell office:value-type="float" office:value="-3.1587" calcext:value-type="float">
            <text:p>-3.1587</text:p>
          </table:table-cell>
          <table:table-cell/>
          <table:table-cell office:value-type="float" office:value="22.1491" calcext:value-type="float">
            <text:p>22.1491</text:p>
          </table:table-cell>
          <table:table-cell office:value-type="float" office:value="31.8678" calcext:value-type="float">
            <text:p>31.867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90613110, 183.90613110</text:p>
          </table:table-cell>
          <table:table-cell office:value-type="string" calcext:value-type="string">
            <text:p>10(4)-9(4),F=9-8</text:p>
          </table:table-cell>
          <table:table-cell office:value-type="float" office:value="-3.1567" calcext:value-type="float">
            <text:p>-3.1567</text:p>
          </table:table-cell>
          <table:table-cell/>
          <table:table-cell office:value-type="float" office:value="107.0505" calcext:value-type="float">
            <text:p>107.0505</text:p>
          </table:table-cell>
          <table:table-cell office:value-type="float" office:value="154.0228" calcext:value-type="float">
            <text:p>154.022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16327480, 147.16327480</text:p>
          </table:table-cell>
          <table:table-cell office:value-type="string" calcext:value-type="string">
            <text:p>8(2)-7(2),F=9-8</text:p>
          </table:table-cell>
          <table:table-cell office:value-type="float" office:value="-3.1559" calcext:value-type="float">
            <text:p>-3.1559</text:p>
          </table:table-cell>
          <table:table-cell/>
          <table:table-cell office:value-type="float" office:value="37.047" calcext:value-type="float">
            <text:p>37.047</text:p>
          </table:table-cell>
          <table:table-cell office:value-type="float" office:value="53.3027" calcext:value-type="float">
            <text:p>53.302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17458830, 147.17458830</text:p>
          </table:table-cell>
          <table:table-cell office:value-type="string" calcext:value-type="string">
            <text:p>8(0)-7(0)</text:p>
          </table:table-cell>
          <table:table-cell office:value-type="float" office:value="-3.1415" calcext:value-type="float">
            <text:p>-3.1415</text:p>
          </table:table-cell>
          <table:table-cell/>
          <table:table-cell office:value-type="float" office:value="17.1827" calcext:value-type="float">
            <text:p>17.1827</text:p>
          </table:table-cell>
          <table:table-cell office:value-type="float" office:value="24.7222" calcext:value-type="float">
            <text:p>24.722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83509220, 183.83509220</text:p>
          </table:table-cell>
          <table:table-cell office:value-type="string" calcext:value-type="string">
            <text:p>10(6)-9(6),F=10-9</text:p>
          </table:table-cell>
          <table:table-cell office:value-type="float" office:value="-3.1369" calcext:value-type="float">
            <text:p>-3.1369</text:p>
          </table:table-cell>
          <table:table-cell/>
          <table:table-cell office:value-type="float" office:value="206.2774" calcext:value-type="float">
            <text:p>206.2774</text:p>
          </table:table-cell>
          <table:table-cell office:value-type="float" office:value="296.7891" calcext:value-type="float">
            <text:p>296.789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10373800, 147.10373800</text:p>
          </table:table-cell>
          <table:table-cell office:value-type="string" calcext:value-type="string">
            <text:p>8(5)-7(5)</text:p>
          </table:table-cell>
          <table:table-cell office:value-type="float" office:value="-3.1316" calcext:value-type="float">
            <text:p>-3.1316</text:p>
          </table:table-cell>
          <table:table-cell/>
          <table:table-cell office:value-type="float" office:value="141.2849" calcext:value-type="float">
            <text:p>141.2849</text:p>
          </table:table-cell>
          <table:table-cell office:value-type="float" office:value="203.2788" calcext:value-type="float">
            <text:p>203.278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28.75710630, 128.75710630</text:p>
          </table:table-cell>
          <table:table-cell office:value-type="string" calcext:value-type="string">
            <text:p>7(3)-6(3),F=8-7</text:p>
          </table:table-cell>
          <table:table-cell office:value-type="float" office:value="-3.1251" calcext:value-type="float">
            <text:p>-3.1251</text:p>
          </table:table-cell>
          <table:table-cell/>
          <table:table-cell office:value-type="float" office:value="57.5782" calcext:value-type="float">
            <text:p>57.5782</text:p>
          </table:table-cell>
          <table:table-cell office:value-type="float" office:value="82.8427" calcext:value-type="float">
            <text:p>82.842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90597600, 183.90597600</text:p>
          </table:table-cell>
          <table:table-cell office:value-type="string" calcext:value-type="string">
            <text:p>10(4)-9(4),F=10-9</text:p>
          </table:table-cell>
          <table:table-cell office:value-type="float" office:value="-3.1128" calcext:value-type="float">
            <text:p>-3.1128</text:p>
          </table:table-cell>
          <table:table-cell/>
          <table:table-cell office:value-type="float" office:value="107.0505" calcext:value-type="float">
            <text:p>107.0505</text:p>
          </table:table-cell>
          <table:table-cell office:value-type="float" office:value="154.0228" calcext:value-type="float">
            <text:p>154.022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55633040, 165.55633040</text:p>
          </table:table-cell>
          <table:table-cell office:value-type="string" calcext:value-type="string">
            <text:p>9(2)-8(2),F=8-7</text:p>
          </table:table-cell>
          <table:table-cell office:value-type="float" office:value="-3.1099" calcext:value-type="float">
            <text:p>-3.1099</text:p>
          </table:table-cell>
          <table:table-cell/>
          <table:table-cell office:value-type="float" office:value="41.9559" calcext:value-type="float">
            <text:p>41.9559</text:p>
          </table:table-cell>
          <table:table-cell office:value-type="float" office:value="60.3656" calcext:value-type="float">
            <text:p>60.365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H3CNv=0</text:p>
          </table:table-cell>
          <table:table-cell table:style-name="ce1" office:value-type="string" calcext:value-type="string">
            <text:p>Methyl Cyanide</text:p>
          </table:table-cell>
          <table:table-cell table:style-name="ce1" office:value-type="string" calcext:value-type="string">
            <text:p>110.37498900, 110.37498900</text:p>
          </table:table-cell>
          <table:table-cell table:style-name="ce1" office:value-type="string" calcext:value-type="string">
            <text:p>6(2)-5(2)</text:p>
          </table:table-cell>
          <table:table-cell table:style-name="ce1" office:value-type="float" office:value="-3.1071" calcext:value-type="float">
            <text:p>-3.1071</text:p>
          </table:table-cell>
          <table:table-cell table:style-name="ce1"/>
          <table:table-cell table:style-name="ce1" office:value-type="float" office:value="29.07" calcext:value-type="float">
            <text:p>29.07</text:p>
          </table:table-cell>
          <table:table-cell table:style-name="ce1" office:value-type="float" office:value="41.8255" calcext:value-type="float">
            <text:p>41.8255</text:p>
          </table:table-cell>
          <table:table-cell table:style-name="ce1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17176830, 147.17176830</text:p>
          </table:table-cell>
          <table:table-cell office:value-type="string" calcext:value-type="string">
            <text:p>8(1)-7(1),F=9-8</text:p>
          </table:table-cell>
          <table:table-cell office:value-type="float" office:value="-3.1036" calcext:value-type="float">
            <text:p>-3.1036</text:p>
          </table:table-cell>
          <table:table-cell/>
          <table:table-cell office:value-type="float" office:value="22.1491" calcext:value-type="float">
            <text:p>22.1491</text:p>
          </table:table-cell>
          <table:table-cell office:value-type="float" office:value="31.8678" calcext:value-type="float">
            <text:p>31.867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83542370, 183.83542370</text:p>
          </table:table-cell>
          <table:table-cell office:value-type="string" calcext:value-type="string">
            <text:p>10(6)-9(6),F=11-10</text:p>
          </table:table-cell>
          <table:table-cell office:value-type="float" office:value="-3.093" calcext:value-type="float">
            <text:p>-3.093</text:p>
          </table:table-cell>
          <table:table-cell/>
          <table:table-cell office:value-type="float" office:value="206.2773" calcext:value-type="float">
            <text:p>206.2773</text:p>
          </table:table-cell>
          <table:table-cell office:value-type="float" office:value="296.789" calcext:value-type="float">
            <text:p>296.7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07260210, 147.07260210</text:p>
          </table:table-cell>
          <table:table-cell office:value-type="string" calcext:value-type="string">
            <text:p>8(6)-7(6)</text:p>
          </table:table-cell>
          <table:table-cell office:value-type="float" office:value="-3.0883" calcext:value-type="float">
            <text:p>-3.0883</text:p>
          </table:table-cell>
          <table:table-cell/>
          <table:table-cell office:value-type="float" office:value="195.8526" calcext:value-type="float">
            <text:p>195.8526</text:p>
          </table:table-cell>
          <table:table-cell office:value-type="float" office:value="281.79" calcext:value-type="float">
            <text:p>281.7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17459990, 147.17459990</text:p>
          </table:table-cell>
          <table:table-cell office:value-type="string" calcext:value-type="string">
            <text:p>8(0)-7(0),F=9-8</text:p>
          </table:table-cell>
          <table:table-cell office:value-type="float" office:value="-3.0864" calcext:value-type="float">
            <text:p>-3.0864</text:p>
          </table:table-cell>
          <table:table-cell/>
          <table:table-cell office:value-type="float" office:value="17.1828" calcext:value-type="float">
            <text:p>17.1828</text:p>
          </table:table-cell>
          <table:table-cell office:value-type="float" office:value="24.7224" calcext:value-type="float">
            <text:p>24.722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90612790, 183.90612790</text:p>
          </table:table-cell>
          <table:table-cell office:value-type="string" calcext:value-type="string">
            <text:p>10(4)-9(4),F=11-10</text:p>
          </table:table-cell>
          <table:table-cell office:value-type="float" office:value="-3.0689" calcext:value-type="float">
            <text:p>-3.0689</text:p>
          </table:table-cell>
          <table:table-cell/>
          <table:table-cell office:value-type="float" office:value="107.0505" calcext:value-type="float">
            <text:p>107.0505</text:p>
          </table:table-cell>
          <table:table-cell office:value-type="float" office:value="154.0228" calcext:value-type="float">
            <text:p>154.022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56588280, 165.56588280</text:p>
          </table:table-cell>
          <table:table-cell office:value-type="string" calcext:value-type="string">
            <text:p>9(1)-8(1),F=8-7</text:p>
          </table:table-cell>
          <table:table-cell office:value-type="float" office:value="-3.0622" calcext:value-type="float">
            <text:p>-3.0622</text:p>
          </table:table-cell>
          <table:table-cell/>
          <table:table-cell office:value-type="float" office:value="27.0583" calcext:value-type="float">
            <text:p>27.0583</text:p>
          </table:table-cell>
          <table:table-cell office:value-type="float" office:value="38.9311" calcext:value-type="float">
            <text:p>38.931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55628670, 165.55628670</text:p>
          </table:table-cell>
          <table:table-cell office:value-type="string" calcext:value-type="string">
            <text:p>9(2)-8(2),F=9-8</text:p>
          </table:table-cell>
          <table:table-cell office:value-type="float" office:value="-3.0609" calcext:value-type="float">
            <text:p>-3.0609</text:p>
          </table:table-cell>
          <table:table-cell/>
          <table:table-cell office:value-type="float" office:value="41.9558" calcext:value-type="float">
            <text:p>41.9558</text:p>
          </table:table-cell>
          <table:table-cell office:value-type="float" office:value="60.3654" calcext:value-type="float">
            <text:p>60.365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14912570, 147.14912570</text:p>
          </table:table-cell>
          <table:table-cell office:value-type="string" calcext:value-type="string">
            <text:p>8(3)-7(3),F=7-6</text:p>
          </table:table-cell>
          <table:table-cell office:value-type="float" office:value="-3.0549" calcext:value-type="float">
            <text:p>-3.0549</text:p>
          </table:table-cell>
          <table:table-cell/>
          <table:table-cell office:value-type="float" office:value="61.8731" calcext:value-type="float">
            <text:p>61.8731</text:p>
          </table:table-cell>
          <table:table-cell office:value-type="float" office:value="89.0222" calcext:value-type="float">
            <text:p>89.022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56906740, 165.56906740</text:p>
          </table:table-cell>
          <table:table-cell office:value-type="string" calcext:value-type="string">
            <text:p>9(0)-8(0),F=8-7</text:p>
          </table:table-cell>
          <table:table-cell office:value-type="float" office:value="-3.0464" calcext:value-type="float">
            <text:p>-3.0464</text:p>
          </table:table-cell>
          <table:table-cell/>
          <table:table-cell office:value-type="float" office:value="22.092" calcext:value-type="float">
            <text:p>22.092</text:p>
          </table:table-cell>
          <table:table-cell office:value-type="float" office:value="31.7857" calcext:value-type="float">
            <text:p>31.785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H3CNv=0</text:p>
          </table:table-cell>
          <table:table-cell table:style-name="ce1" office:value-type="string" calcext:value-type="string">
            <text:p>Methyl Cyanide</text:p>
          </table:table-cell>
          <table:table-cell table:style-name="ce1" office:value-type="string" calcext:value-type="string">
            <text:p>110.38137200, 110.38137200</text:p>
          </table:table-cell>
          <table:table-cell table:style-name="ce1" office:value-type="string" calcext:value-type="string">
            <text:p>6(1)-5(1)</text:p>
          </table:table-cell>
          <table:table-cell table:style-name="ce1" office:value-type="float" office:value="-3.0371" calcext:value-type="float">
            <text:p>-3.0371</text:p>
          </table:table-cell>
          <table:table-cell table:style-name="ce1"/>
          <table:table-cell table:style-name="ce1" office:value-type="float" office:value="14.1717" calcext:value-type="float">
            <text:p>14.1717</text:p>
          </table:table-cell>
          <table:table-cell table:style-name="ce1" office:value-type="float" office:value="20.39" calcext:value-type="float">
            <text:p>20.39</text:p>
          </table:table-cell>
          <table:table-cell table:style-name="ce1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H3CNv=0</text:p>
          </table:table-cell>
          <table:table-cell table:style-name="ce1" office:value-type="string" calcext:value-type="string">
            <text:p>Methyl Cyanide</text:p>
          </table:table-cell>
          <table:table-cell table:style-name="ce1" office:value-type="string" calcext:value-type="string">
            <text:p>110.38349990, 110.38349990</text:p>
          </table:table-cell>
          <table:table-cell table:style-name="ce1" office:value-type="string" calcext:value-type="string">
            <text:p>6(0)-5(0)</text:p>
          </table:table-cell>
          <table:table-cell table:style-name="ce1" office:value-type="float" office:value="-3.0145" calcext:value-type="float">
            <text:p>-3.0145</text:p>
          </table:table-cell>
          <table:table-cell table:style-name="ce1"/>
          <table:table-cell table:style-name="ce1" office:value-type="float" office:value="9.2052" calcext:value-type="float">
            <text:p>9.2052</text:p>
          </table:table-cell>
          <table:table-cell table:style-name="ce1" office:value-type="float" office:value="13.2443" calcext:value-type="float">
            <text:p>13.2443</text:p>
          </table:table-cell>
          <table:table-cell table:style-name="ce1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56588250, 165.56588250</text:p>
          </table:table-cell>
          <table:table-cell office:value-type="string" calcext:value-type="string">
            <text:p>9(1)-8(1),F=9-8</text:p>
          </table:table-cell>
          <table:table-cell office:value-type="float" office:value="-3.0133" calcext:value-type="float">
            <text:p>-3.0133</text:p>
          </table:table-cell>
          <table:table-cell/>
          <table:table-cell office:value-type="float" office:value="27.0582" calcext:value-type="float">
            <text:p>27.0582</text:p>
          </table:table-cell>
          <table:table-cell office:value-type="float" office:value="38.931" calcext:value-type="float">
            <text:p>38.93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55634540, 165.55634540</text:p>
          </table:table-cell>
          <table:table-cell office:value-type="string" calcext:value-type="string">
            <text:p>9(2)-8(2),F=10-9</text:p>
          </table:table-cell>
          <table:table-cell office:value-type="float" office:value="-3.0121" calcext:value-type="float">
            <text:p>-3.0121</text:p>
          </table:table-cell>
          <table:table-cell/>
          <table:table-cell office:value-type="float" office:value="41.9559" calcext:value-type="float">
            <text:p>41.9559</text:p>
          </table:table-cell>
          <table:table-cell office:value-type="float" office:value="60.3656" calcext:value-type="float">
            <text:p>60.365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202.16484930, 202.16484930</text:p>
          </table:table-cell>
          <table:table-cell office:value-type="string" calcext:value-type="string">
            <text:p>11(7)-10(7)</text:p>
          </table:table-cell>
          <table:table-cell office:value-type="float" office:value="-3.0118" calcext:value-type="float">
            <text:p>-3.0118</text:p>
          </table:table-cell>
          <table:table-cell/>
          <table:table-cell office:value-type="float" office:value="276.865" calcext:value-type="float">
            <text:p>276.865</text:p>
          </table:table-cell>
          <table:table-cell office:value-type="float" office:value="398.3496" calcext:value-type="float">
            <text:p>398.349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14895510, 147.14895510</text:p>
          </table:table-cell>
          <table:table-cell office:value-type="string" calcext:value-type="string">
            <text:p>8(3)-7(3),F=8-7</text:p>
          </table:table-cell>
          <table:table-cell office:value-type="float" office:value="-2.9996" calcext:value-type="float">
            <text:p>-2.9996</text:p>
          </table:table-cell>
          <table:table-cell/>
          <table:table-cell office:value-type="float" office:value="61.8731" calcext:value-type="float">
            <text:p>61.8731</text:p>
          </table:table-cell>
          <table:table-cell office:value-type="float" office:value="89.0222" calcext:value-type="float">
            <text:p>89.022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56908160, 165.56908160</text:p>
          </table:table-cell>
          <table:table-cell office:value-type="string" calcext:value-type="string">
            <text:p>9(0)-8(0)</text:p>
          </table:table-cell>
          <table:table-cell office:value-type="float" office:value="-2.9975" calcext:value-type="float">
            <text:p>-2.9975</text:p>
          </table:table-cell>
          <table:table-cell/>
          <table:table-cell office:value-type="float" office:value="22.0919" calcext:value-type="float">
            <text:p>22.0919</text:p>
          </table:table-cell>
          <table:table-cell office:value-type="float" office:value="31.7855" calcext:value-type="float">
            <text:p>31.785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94858260, 183.94858260</text:p>
          </table:table-cell>
          <table:table-cell office:value-type="string" calcext:value-type="string">
            <text:p>10(2)-9(2),F=9-8</text:p>
          </table:table-cell>
          <table:table-cell office:value-type="float" office:value="-2.9745" calcext:value-type="float">
            <text:p>-2.9745</text:p>
          </table:table-cell>
          <table:table-cell/>
          <table:table-cell office:value-type="float" office:value="47.4782" calcext:value-type="float">
            <text:p>47.4782</text:p>
          </table:table-cell>
          <table:table-cell office:value-type="float" office:value="68.311" calcext:value-type="float">
            <text:p>68.31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56590450, 165.56590450</text:p>
          </table:table-cell>
          <table:table-cell office:value-type="string" calcext:value-type="string">
            <text:p>9(1)-8(1),F=10-9</text:p>
          </table:table-cell>
          <table:table-cell office:value-type="float" office:value="-2.9644" calcext:value-type="float">
            <text:p>-2.9644</text:p>
          </table:table-cell>
          <table:table-cell/>
          <table:table-cell office:value-type="float" office:value="27.0582" calcext:value-type="float">
            <text:p>27.0582</text:p>
          </table:table-cell>
          <table:table-cell office:value-type="float" office:value="38.931" calcext:value-type="float">
            <text:p>38.93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56909130, 165.56909130</text:p>
          </table:table-cell>
          <table:table-cell office:value-type="string" calcext:value-type="string">
            <text:p>9(0)-8(0),F=10-9</text:p>
          </table:table-cell>
          <table:table-cell office:value-type="float" office:value="-2.9486" calcext:value-type="float">
            <text:p>-2.9486</text:p>
          </table:table-cell>
          <table:table-cell/>
          <table:table-cell office:value-type="float" office:value="22.092" calcext:value-type="float">
            <text:p>22.092</text:p>
          </table:table-cell>
          <table:table-cell office:value-type="float" office:value="31.7857" calcext:value-type="float">
            <text:p>31.785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12923020, 147.12923020</text:p>
          </table:table-cell>
          <table:table-cell office:value-type="string" calcext:value-type="string">
            <text:p>8(4)-7(4)</text:p>
          </table:table-cell>
          <table:table-cell office:value-type="float" office:value="-2.9482" calcext:value-type="float">
            <text:p>-2.9482</text:p>
          </table:table-cell>
          <table:table-cell/>
          <table:table-cell office:value-type="float" office:value="96.6217" calcext:value-type="float">
            <text:p>96.6217</text:p>
          </table:table-cell>
          <table:table-cell office:value-type="float" office:value="139.018" calcext:value-type="float">
            <text:p>139.01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14912290, 147.14912290</text:p>
          </table:table-cell>
          <table:table-cell office:value-type="string" calcext:value-type="string">
            <text:p>8(3)-7(3),F=9-8</text:p>
          </table:table-cell>
          <table:table-cell office:value-type="float" office:value="-2.9444" calcext:value-type="float">
            <text:p>-2.9444</text:p>
          </table:table-cell>
          <table:table-cell/>
          <table:table-cell office:value-type="float" office:value="61.8731" calcext:value-type="float">
            <text:p>61.8731</text:p>
          </table:table-cell>
          <table:table-cell office:value-type="float" office:value="89.0222" calcext:value-type="float">
            <text:p>89.022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48939070, 165.48939070</text:p>
          </table:table-cell>
          <table:table-cell office:value-type="string" calcext:value-type="string">
            <text:p>9(5)-8(5)</text:p>
          </table:table-cell>
          <table:table-cell office:value-type="float" office:value="-2.9342" calcext:value-type="float">
            <text:p>-2.9342</text:p>
          </table:table-cell>
          <table:table-cell/>
          <table:table-cell office:value-type="float" office:value="146.1918" calcext:value-type="float">
            <text:p>146.1918</text:p>
          </table:table-cell>
          <table:table-cell office:value-type="float" office:value="210.3388" calcext:value-type="float">
            <text:p>210.338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H3CNv=0</text:p>
          </table:table-cell>
          <table:table-cell table:style-name="ce1" office:value-type="string" calcext:value-type="string">
            <text:p>Methyl Cyanide</text:p>
          </table:table-cell>
          <table:table-cell table:style-name="ce1" office:value-type="string" calcext:value-type="string">
            <text:p>110.36435370, 110.36435370</text:p>
          </table:table-cell>
          <table:table-cell table:style-name="ce1" office:value-type="string" calcext:value-type="string">
            <text:p>6(3)-5(3)</text:p>
          </table:table-cell>
          <table:table-cell table:style-name="ce1" office:value-type="float" office:value="-2.9316" calcext:value-type="float">
            <text:p>-2.9316</text:p>
          </table:table-cell>
          <table:table-cell table:style-name="ce1"/>
          <table:table-cell table:style-name="ce1" office:value-type="float" office:value="53.8969" calcext:value-type="float">
            <text:p>53.8969</text:p>
          </table:table-cell>
          <table:table-cell table:style-name="ce1" office:value-type="float" office:value="77.5461" calcext:value-type="float">
            <text:p>77.5461</text:p>
          </table:table-cell>
          <table:table-cell table:style-name="ce1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94855250, 183.94855250</text:p>
          </table:table-cell>
          <table:table-cell office:value-type="string" calcext:value-type="string">
            <text:p>10(2)-9(2),F=10-9</text:p>
          </table:table-cell>
          <table:table-cell office:value-type="float" office:value="-2.9305" calcext:value-type="float">
            <text:p>-2.9305</text:p>
          </table:table-cell>
          <table:table-cell/>
          <table:table-cell office:value-type="float" office:value="47.4782" calcext:value-type="float">
            <text:p>47.4782</text:p>
          </table:table-cell>
          <table:table-cell office:value-type="float" office:value="68.311" calcext:value-type="float">
            <text:p>68.31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95920090, 183.95920090</text:p>
          </table:table-cell>
          <table:table-cell office:value-type="string" calcext:value-type="string">
            <text:p>10(1)-9(1),F=9-8</text:p>
          </table:table-cell>
          <table:table-cell office:value-type="float" office:value="-2.93" calcext:value-type="float">
            <text:p>-2.93</text:p>
          </table:table-cell>
          <table:table-cell/>
          <table:table-cell office:value-type="float" office:value="32.5809" calcext:value-type="float">
            <text:p>32.5809</text:p>
          </table:table-cell>
          <table:table-cell office:value-type="float" office:value="46.877" calcext:value-type="float">
            <text:p>46.87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96274080, 183.96274080</text:p>
          </table:table-cell>
          <table:table-cell office:value-type="string" calcext:value-type="string">
            <text:p>10(0)-9(0),F=9-8</text:p>
          </table:table-cell>
          <table:table-cell office:value-type="float" office:value="-2.9153" calcext:value-type="float">
            <text:p>-2.9153</text:p>
          </table:table-cell>
          <table:table-cell/>
          <table:table-cell office:value-type="float" office:value="27.6148" calcext:value-type="float">
            <text:p>27.6148</text:p>
          </table:table-cell>
          <table:table-cell office:value-type="float" office:value="39.7318" calcext:value-type="float">
            <text:p>39.731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28.76943610, 128.76943610</text:p>
          </table:table-cell>
          <table:table-cell office:value-type="string" calcext:value-type="string">
            <text:p>7(2)-6(2)</text:p>
          </table:table-cell>
          <table:table-cell office:value-type="float" office:value="-2.9004" calcext:value-type="float">
            <text:p>-2.9004</text:p>
          </table:table-cell>
          <table:table-cell/>
          <table:table-cell office:value-type="float" office:value="32.7517" calcext:value-type="float">
            <text:p>32.7517</text:p>
          </table:table-cell>
          <table:table-cell office:value-type="float" office:value="47.1227" calcext:value-type="float">
            <text:p>47.122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54041410, 165.54041410</text:p>
          </table:table-cell>
          <table:table-cell office:value-type="string" calcext:value-type="string">
            <text:p>9(3)-8(3),F=8-7</text:p>
          </table:table-cell>
          <table:table-cell office:value-type="float" office:value="-2.8898" calcext:value-type="float">
            <text:p>-2.8898</text:p>
          </table:table-cell>
          <table:table-cell/>
          <table:table-cell office:value-type="float" office:value="66.7815" calcext:value-type="float">
            <text:p>66.7815</text:p>
          </table:table-cell>
          <table:table-cell office:value-type="float" office:value="96.0843" calcext:value-type="float">
            <text:p>96.084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94859670, 183.94859670</text:p>
          </table:table-cell>
          <table:table-cell office:value-type="string" calcext:value-type="string">
            <text:p>10(2)-9(2),F=11-10</text:p>
          </table:table-cell>
          <table:table-cell office:value-type="float" office:value="-2.8867" calcext:value-type="float">
            <text:p>-2.8867</text:p>
          </table:table-cell>
          <table:table-cell/>
          <table:table-cell office:value-type="float" office:value="47.4782" calcext:value-type="float">
            <text:p>47.4782</text:p>
          </table:table-cell>
          <table:table-cell office:value-type="float" office:value="68.311" calcext:value-type="float">
            <text:p>68.31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95920210, 183.95920210</text:p>
          </table:table-cell>
          <table:table-cell office:value-type="string" calcext:value-type="string">
            <text:p>10(1)-9(1),F=10-9</text:p>
          </table:table-cell>
          <table:table-cell office:value-type="float" office:value="-2.8861" calcext:value-type="float">
            <text:p>-2.8861</text:p>
          </table:table-cell>
          <table:table-cell/>
          <table:table-cell office:value-type="float" office:value="32.5809" calcext:value-type="float">
            <text:p>32.5809</text:p>
          </table:table-cell>
          <table:table-cell office:value-type="float" office:value="46.877" calcext:value-type="float">
            <text:p>46.87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96275240, 183.96275240</text:p>
          </table:table-cell>
          <table:table-cell office:value-type="string" calcext:value-type="string">
            <text:p>10(0)-9(0)</text:p>
          </table:table-cell>
          <table:table-cell office:value-type="float" office:value="-2.8713" calcext:value-type="float">
            <text:p>-2.8713</text:p>
          </table:table-cell>
          <table:table-cell/>
          <table:table-cell office:value-type="float" office:value="27.6147" calcext:value-type="float">
            <text:p>27.6147</text:p>
          </table:table-cell>
          <table:table-cell office:value-type="float" office:value="39.7317" calcext:value-type="float">
            <text:p>39.731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220.53932350, 220.53932350</text:p>
          </table:table-cell>
          <table:table-cell office:value-type="string" calcext:value-type="string">
            <text:p>12(7)-11(7)</text:p>
          </table:table-cell>
          <table:table-cell office:value-type="float" office:value="-2.8683" calcext:value-type="float">
            <text:p>-2.8683</text:p>
          </table:table-cell>
          <table:table-cell/>
          <table:table-cell office:value-type="float" office:value="283.6085" calcext:value-type="float">
            <text:p>283.6085</text:p>
          </table:table-cell>
          <table:table-cell office:value-type="float" office:value="408.052" calcext:value-type="float">
            <text:p>408.0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95921940, 183.95921940</text:p>
          </table:table-cell>
          <table:table-cell office:value-type="string" calcext:value-type="string">
            <text:p>10(1)-9(1),F=11-10</text:p>
          </table:table-cell>
          <table:table-cell office:value-type="float" office:value="-2.8422" calcext:value-type="float">
            <text:p>-2.8422</text:p>
          </table:table-cell>
          <table:table-cell/>
          <table:table-cell office:value-type="float" office:value="32.5809" calcext:value-type="float">
            <text:p>32.5809</text:p>
          </table:table-cell>
          <table:table-cell office:value-type="float" office:value="46.877" calcext:value-type="float">
            <text:p>46.87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45436960, 165.45436960</text:p>
          </table:table-cell>
          <table:table-cell office:value-type="string" calcext:value-type="string">
            <text:p>9(6)-8(6)</text:p>
          </table:table-cell>
          <table:table-cell office:value-type="float" office:value="-2.842" calcext:value-type="float">
            <text:p>-2.842</text:p>
          </table:table-cell>
          <table:table-cell/>
          <table:table-cell office:value-type="float" office:value="200.7584" calcext:value-type="float">
            <text:p>200.7584</text:p>
          </table:table-cell>
          <table:table-cell office:value-type="float" office:value="288.8484" calcext:value-type="float">
            <text:p>288.848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28.77688170, 128.77688170</text:p>
          </table:table-cell>
          <table:table-cell office:value-type="string" calcext:value-type="string">
            <text:p>7(1)-6(1)</text:p>
          </table:table-cell>
          <table:table-cell office:value-type="float" office:value="-2.8413" calcext:value-type="float">
            <text:p>-2.8413</text:p>
          </table:table-cell>
          <table:table-cell/>
          <table:table-cell office:value-type="float" office:value="17.8536" calcext:value-type="float">
            <text:p>17.8536</text:p>
          </table:table-cell>
          <table:table-cell office:value-type="float" office:value="25.6875" calcext:value-type="float">
            <text:p>25.687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54029800, 165.54029800</text:p>
          </table:table-cell>
          <table:table-cell office:value-type="string" calcext:value-type="string">
            <text:p>9(3)-8(3),F=9-8</text:p>
          </table:table-cell>
          <table:table-cell office:value-type="float" office:value="-2.8409" calcext:value-type="float">
            <text:p>-2.8409</text:p>
          </table:table-cell>
          <table:table-cell/>
          <table:table-cell office:value-type="float" office:value="66.7814" calcext:value-type="float">
            <text:p>66.7814</text:p>
          </table:table-cell>
          <table:table-cell office:value-type="float" office:value="96.0842" calcext:value-type="float">
            <text:p>96.084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96276080, 183.96276080</text:p>
          </table:table-cell>
          <table:table-cell office:value-type="string" calcext:value-type="string">
            <text:p>10(0)-9(0),F=11-10</text:p>
          </table:table-cell>
          <table:table-cell office:value-type="float" office:value="-2.8275" calcext:value-type="float">
            <text:p>-2.8275</text:p>
          </table:table-cell>
          <table:table-cell/>
          <table:table-cell office:value-type="float" office:value="27.6148" calcext:value-type="float">
            <text:p>27.6148</text:p>
          </table:table-cell>
          <table:table-cell office:value-type="float" office:value="39.7318" calcext:value-type="float">
            <text:p>39.731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28.77936390, 128.77936390</text:p>
          </table:table-cell>
          <table:table-cell office:value-type="string" calcext:value-type="string">
            <text:p>7(0)-6(0)</text:p>
          </table:table-cell>
          <table:table-cell office:value-type="float" office:value="-2.8219" calcext:value-type="float">
            <text:p>-2.8219</text:p>
          </table:table-cell>
          <table:table-cell/>
          <table:table-cell office:value-type="float" office:value="12.8872" calcext:value-type="float">
            <text:p>12.8872</text:p>
          </table:table-cell>
          <table:table-cell office:value-type="float" office:value="18.5419" calcext:value-type="float">
            <text:p>18.541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54041800, 165.54041800</text:p>
          </table:table-cell>
          <table:table-cell office:value-type="string" calcext:value-type="string">
            <text:p>9(3)-8(3),F=10-9</text:p>
          </table:table-cell>
          <table:table-cell office:value-type="float" office:value="-2.792" calcext:value-type="float">
            <text:p>-2.792</text:p>
          </table:table-cell>
          <table:table-cell/>
          <table:table-cell office:value-type="float" office:value="66.7815" calcext:value-type="float">
            <text:p>66.7815</text:p>
          </table:table-cell>
          <table:table-cell office:value-type="float" office:value="96.0843" calcext:value-type="float">
            <text:p>96.084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51806380, 165.51806380</text:p>
          </table:table-cell>
          <table:table-cell office:value-type="string" calcext:value-type="string">
            <text:p>9(4)-8(4)</text:p>
          </table:table-cell>
          <table:table-cell office:value-type="float" office:value="-2.7763" calcext:value-type="float">
            <text:p>-2.7763</text:p>
          </table:table-cell>
          <table:table-cell/>
          <table:table-cell office:value-type="float" office:value="101.5294" calcext:value-type="float">
            <text:p>101.5294</text:p>
          </table:table-cell>
          <table:table-cell office:value-type="float" office:value="146.0791" calcext:value-type="float">
            <text:p>146.079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87422640, 183.87422640</text:p>
          </table:table-cell>
          <table:table-cell office:value-type="string" calcext:value-type="string">
            <text:p>10(5)-9(5)</text:p>
          </table:table-cell>
          <table:table-cell office:value-type="float" office:value="-2.7737" calcext:value-type="float">
            <text:p>-2.7737</text:p>
          </table:table-cell>
          <table:table-cell/>
          <table:table-cell office:value-type="float" office:value="151.7119" calcext:value-type="float">
            <text:p>151.7119</text:p>
          </table:table-cell>
          <table:table-cell office:value-type="float" office:value="218.281" calcext:value-type="float">
            <text:p>218.28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93089020, 183.93089020</text:p>
          </table:table-cell>
          <table:table-cell office:value-type="string" calcext:value-type="string">
            <text:p>10(3)-9(3),F=9-8</text:p>
          </table:table-cell>
          <table:table-cell office:value-type="float" office:value="-2.7485" calcext:value-type="float">
            <text:p>-2.7485</text:p>
          </table:table-cell>
          <table:table-cell/>
          <table:table-cell office:value-type="float" office:value="72.3033" calcext:value-type="float">
            <text:p>72.3033</text:p>
          </table:table-cell>
          <table:table-cell office:value-type="float" office:value="104.029" calcext:value-type="float">
            <text:p>104.02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238.91271540, 238.91271540</text:p>
          </table:table-cell>
          <table:table-cell office:value-type="string" calcext:value-type="string">
            <text:p>13(7)-12(7)</text:p>
          </table:table-cell>
          <table:table-cell office:value-type="float" office:value="-2.748" calcext:value-type="float">
            <text:p>-2.748</text:p>
          </table:table-cell>
          <table:table-cell/>
          <table:table-cell office:value-type="float" office:value="290.9649" calcext:value-type="float">
            <text:p>290.9649</text:p>
          </table:table-cell>
          <table:table-cell office:value-type="float" office:value="418.6363" calcext:value-type="float">
            <text:p>418.636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16324410, 147.16324410</text:p>
          </table:table-cell>
          <table:table-cell office:value-type="string" calcext:value-type="string">
            <text:p>8(2)-7(2)</text:p>
          </table:table-cell>
          <table:table-cell office:value-type="float" office:value="-2.727" calcext:value-type="float">
            <text:p>-2.727</text:p>
          </table:table-cell>
          <table:table-cell/>
          <table:table-cell office:value-type="float" office:value="37.047" calcext:value-type="float">
            <text:p>37.047</text:p>
          </table:table-cell>
          <table:table-cell office:value-type="float" office:value="53.3027" calcext:value-type="float">
            <text:p>53.302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93080800, 183.93080800</text:p>
          </table:table-cell>
          <table:table-cell office:value-type="string" calcext:value-type="string">
            <text:p>10(3)-9(3),F=10-9</text:p>
          </table:table-cell>
          <table:table-cell office:value-type="float" office:value="-2.7045" calcext:value-type="float">
            <text:p>-2.7045</text:p>
          </table:table-cell>
          <table:table-cell/>
          <table:table-cell office:value-type="float" office:value="72.3033" calcext:value-type="float">
            <text:p>72.3033</text:p>
          </table:table-cell>
          <table:table-cell office:value-type="float" office:value="104.029" calcext:value-type="float">
            <text:p>104.02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28.75703000, 128.75703000</text:p>
          </table:table-cell>
          <table:table-cell office:value-type="string" calcext:value-type="string">
            <text:p>7(3)-6(3)</text:p>
          </table:table-cell>
          <table:table-cell office:value-type="float" office:value="-2.7023" calcext:value-type="float">
            <text:p>-2.7023</text:p>
          </table:table-cell>
          <table:table-cell/>
          <table:table-cell office:value-type="float" office:value="57.5782" calcext:value-type="float">
            <text:p>57.5782</text:p>
          </table:table-cell>
          <table:table-cell office:value-type="float" office:value="82.8427" calcext:value-type="float">
            <text:p>82.842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17175190, 147.17175190</text:p>
          </table:table-cell>
          <table:table-cell office:value-type="string" calcext:value-type="string">
            <text:p>8(1)-7(1)</text:p>
          </table:table-cell>
          <table:table-cell office:value-type="float" office:value="-2.6748" calcext:value-type="float">
            <text:p>-2.6748</text:p>
          </table:table-cell>
          <table:table-cell/>
          <table:table-cell office:value-type="float" office:value="22.1491" calcext:value-type="float">
            <text:p>22.1491</text:p>
          </table:table-cell>
          <table:table-cell office:value-type="float" office:value="31.8678" calcext:value-type="float">
            <text:p>31.867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93089720, 183.93089720</text:p>
          </table:table-cell>
          <table:table-cell office:value-type="string" calcext:value-type="string">
            <text:p>10(3)-9(3),F=11-10</text:p>
          </table:table-cell>
          <table:table-cell office:value-type="float" office:value="-2.6606" calcext:value-type="float">
            <text:p>-2.6606</text:p>
          </table:table-cell>
          <table:table-cell/>
          <table:table-cell office:value-type="float" office:value="72.3033" calcext:value-type="float">
            <text:p>72.3033</text:p>
          </table:table-cell>
          <table:table-cell office:value-type="float" office:value="104.029" calcext:value-type="float">
            <text:p>104.02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17458830, 147.17458830</text:p>
          </table:table-cell>
          <table:table-cell office:value-type="string" calcext:value-type="string">
            <text:p>8(0)-7(0)</text:p>
          </table:table-cell>
          <table:table-cell office:value-type="float" office:value="-2.6575" calcext:value-type="float">
            <text:p>-2.6575</text:p>
          </table:table-cell>
          <table:table-cell/>
          <table:table-cell office:value-type="float" office:value="17.1828" calcext:value-type="float">
            <text:p>17.1828</text:p>
          </table:table-cell>
          <table:table-cell office:value-type="float" office:value="24.7224" calcext:value-type="float">
            <text:p>24.722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83532270, 183.83532270</text:p>
          </table:table-cell>
          <table:table-cell office:value-type="string" calcext:value-type="string">
            <text:p>10(6)-9(6)</text:p>
          </table:table-cell>
          <table:table-cell office:value-type="float" office:value="-2.6554" calcext:value-type="float">
            <text:p>-2.6554</text:p>
          </table:table-cell>
          <table:table-cell/>
          <table:table-cell office:value-type="float" office:value="206.2773" calcext:value-type="float">
            <text:p>206.2773</text:p>
          </table:table-cell>
          <table:table-cell office:value-type="float" office:value="296.789" calcext:value-type="float">
            <text:p>296.7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257.28493490, 257.28493490</text:p>
          </table:table-cell>
          <table:table-cell office:value-type="string" calcext:value-type="string">
            <text:p>14(7)-13(7)</text:p>
          </table:table-cell>
          <table:table-cell office:value-type="float" office:value="-2.645" calcext:value-type="float">
            <text:p>-2.645</text:p>
          </table:table-cell>
          <table:table-cell/>
          <table:table-cell office:value-type="float" office:value="298.9342" calcext:value-type="float">
            <text:p>298.9342</text:p>
          </table:table-cell>
          <table:table-cell office:value-type="float" office:value="430.1024" calcext:value-type="float">
            <text:p>430.102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202.25815440, 202.25815440</text:p>
          </table:table-cell>
          <table:table-cell office:value-type="string" calcext:value-type="string">
            <text:p>11(5)-10(5)</text:p>
          </table:table-cell>
          <table:table-cell office:value-type="float" office:value="-2.6385" calcext:value-type="float">
            <text:p>-2.6385</text:p>
          </table:table-cell>
          <table:table-cell/>
          <table:table-cell office:value-type="float" office:value="157.8453" calcext:value-type="float">
            <text:p>157.8453</text:p>
          </table:table-cell>
          <table:table-cell office:value-type="float" office:value="227.1057" calcext:value-type="float">
            <text:p>227.105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90607840, 183.90607840</text:p>
          </table:table-cell>
          <table:table-cell office:value-type="string" calcext:value-type="string">
            <text:p>10(4)-9(4)</text:p>
          </table:table-cell>
          <table:table-cell office:value-type="float" office:value="-2.6313" calcext:value-type="float">
            <text:p>-2.6313</text:p>
          </table:table-cell>
          <table:table-cell/>
          <table:table-cell office:value-type="float" office:value="107.0505" calcext:value-type="float">
            <text:p>107.0505</text:p>
          </table:table-cell>
          <table:table-cell office:value-type="float" office:value="154.0228" calcext:value-type="float">
            <text:p>154.022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55632190, 165.55632190</text:p>
          </table:table-cell>
          <table:table-cell office:value-type="string" calcext:value-type="string">
            <text:p>9(2)-8(2)</text:p>
          </table:table-cell>
          <table:table-cell office:value-type="float" office:value="-2.5784" calcext:value-type="float">
            <text:p>-2.5784</text:p>
          </table:table-cell>
          <table:table-cell/>
          <table:table-cell office:value-type="float" office:value="41.9559" calcext:value-type="float">
            <text:p>41.9559</text:p>
          </table:table-cell>
          <table:table-cell office:value-type="float" office:value="60.3656" calcext:value-type="float">
            <text:p>60.365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275.65589160, 275.65589160</text:p>
          </table:table-cell>
          <table:table-cell office:value-type="string" calcext:value-type="string">
            <text:p>15(7)-14(7)</text:p>
          </table:table-cell>
          <table:table-cell office:value-type="float" office:value="-2.5553" calcext:value-type="float">
            <text:p>-2.5553</text:p>
          </table:table-cell>
          <table:table-cell/>
          <table:table-cell office:value-type="float" office:value="307.5163" calcext:value-type="float">
            <text:p>307.5163</text:p>
          </table:table-cell>
          <table:table-cell office:value-type="float" office:value="442.4502" calcext:value-type="float">
            <text:p>442.450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56589130, 165.56589130</text:p>
          </table:table-cell>
          <table:table-cell office:value-type="string" calcext:value-type="string">
            <text:p>9(1)-8(1)</text:p>
          </table:table-cell>
          <table:table-cell office:value-type="float" office:value="-2.5307" calcext:value-type="float">
            <text:p>-2.5307</text:p>
          </table:table-cell>
          <table:table-cell/>
          <table:table-cell office:value-type="float" office:value="27.0582" calcext:value-type="float">
            <text:p>27.0582</text:p>
          </table:table-cell>
          <table:table-cell office:value-type="float" office:value="38.931" calcext:value-type="float">
            <text:p>38.93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220.64108390, 220.64108390</text:p>
          </table:table-cell>
          <table:table-cell office:value-type="string" calcext:value-type="string">
            <text:p>12(5)-11(5)</text:p>
          </table:table-cell>
          <table:table-cell office:value-type="float" office:value="-2.5222" calcext:value-type="float">
            <text:p>-2.5222</text:p>
          </table:table-cell>
          <table:table-cell/>
          <table:table-cell office:value-type="float" office:value="164.5919" calcext:value-type="float">
            <text:p>164.5919</text:p>
          </table:table-cell>
          <table:table-cell office:value-type="float" office:value="236.8126" calcext:value-type="float">
            <text:p>236.812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47.14906830, 147.14906830</text:p>
          </table:table-cell>
          <table:table-cell office:value-type="string" calcext:value-type="string">
            <text:p>8(3)-7(3)</text:p>
          </table:table-cell>
          <table:table-cell office:value-type="float" office:value="-2.5156" calcext:value-type="float">
            <text:p>-2.5156</text:p>
          </table:table-cell>
          <table:table-cell/>
          <table:table-cell office:value-type="float" office:value="61.8731" calcext:value-type="float">
            <text:p>61.8731</text:p>
          </table:table-cell>
          <table:table-cell office:value-type="float" office:value="89.0222" calcext:value-type="float">
            <text:p>89.022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56908160, 165.56908160</text:p>
          </table:table-cell>
          <table:table-cell office:value-type="string" calcext:value-type="string">
            <text:p>9(0)-8(0)</text:p>
          </table:table-cell>
          <table:table-cell office:value-type="float" office:value="-2.515" calcext:value-type="float">
            <text:p>-2.515</text:p>
          </table:table-cell>
          <table:table-cell/>
          <table:table-cell office:value-type="float" office:value="22.092" calcext:value-type="float">
            <text:p>22.092</text:p>
          </table:table-cell>
          <table:table-cell office:value-type="float" office:value="31.7857" calcext:value-type="float">
            <text:p>31.785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202.29318310, 202.29318310</text:p>
          </table:table-cell>
          <table:table-cell office:value-type="string" calcext:value-type="string">
            <text:p>11(4)-10(4)</text:p>
          </table:table-cell>
          <table:table-cell office:value-type="float" office:value="-2.5064" calcext:value-type="float">
            <text:p>-2.5064</text:p>
          </table:table-cell>
          <table:table-cell/>
          <table:table-cell office:value-type="float" office:value="113.1849" calcext:value-type="float">
            <text:p>113.1849</text:p>
          </table:table-cell>
          <table:table-cell office:value-type="float" office:value="162.8489" calcext:value-type="float">
            <text:p>162.84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202.21537070, 202.21537070</text:p>
          </table:table-cell>
          <table:table-cell office:value-type="string" calcext:value-type="string">
            <text:p>11(6)-10(6)</text:p>
          </table:table-cell>
          <table:table-cell office:value-type="float" office:value="-2.5042" calcext:value-type="float">
            <text:p>-2.5042</text:p>
          </table:table-cell>
          <table:table-cell/>
          <table:table-cell office:value-type="float" office:value="212.4094" calcext:value-type="float">
            <text:p>212.4094</text:p>
          </table:table-cell>
          <table:table-cell office:value-type="float" office:value="305.6117" calcext:value-type="float">
            <text:p>305.611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294.02549550, 294.02549550</text:p>
          </table:table-cell>
          <table:table-cell office:value-type="string" calcext:value-type="string">
            <text:p>16(7)-15(7)</text:p>
          </table:table-cell>
          <table:table-cell office:value-type="float" office:value="-2.4767" calcext:value-type="float">
            <text:p>-2.4767</text:p>
          </table:table-cell>
          <table:table-cell/>
          <table:table-cell office:value-type="float" office:value="316.7112" calcext:value-type="float">
            <text:p>316.7112</text:p>
          </table:table-cell>
          <table:table-cell office:value-type="float" office:value="455.6797" calcext:value-type="float">
            <text:p>455.679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94857810, 183.94857810</text:p>
          </table:table-cell>
          <table:table-cell office:value-type="string" calcext:value-type="string">
            <text:p>10(2)-9(2)</text:p>
          </table:table-cell>
          <table:table-cell office:value-type="float" office:value="-2.449" calcext:value-type="float">
            <text:p>-2.449</text:p>
          </table:table-cell>
          <table:table-cell/>
          <table:table-cell office:value-type="float" office:value="47.4782" calcext:value-type="float">
            <text:p>47.4782</text:p>
          </table:table-cell>
          <table:table-cell office:value-type="float" office:value="68.311" calcext:value-type="float">
            <text:p>68.31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239.02292410, 239.02292410</text:p>
          </table:table-cell>
          <table:table-cell office:value-type="string" calcext:value-type="string">
            <text:p>13(5)-12(5)</text:p>
          </table:table-cell>
          <table:table-cell office:value-type="float" office:value="-2.4206" calcext:value-type="float">
            <text:p>-2.4206</text:p>
          </table:table-cell>
          <table:table-cell/>
          <table:table-cell office:value-type="float" office:value="171.9517" calcext:value-type="float">
            <text:p>171.9517</text:p>
          </table:table-cell>
          <table:table-cell office:value-type="float" office:value="247.4018" calcext:value-type="float">
            <text:p>247.401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312.39365620, 312.39365620</text:p>
          </table:table-cell>
          <table:table-cell office:value-type="string" calcext:value-type="string">
            <text:p>17(7)-16(7)</text:p>
          </table:table-cell>
          <table:table-cell office:value-type="float" office:value="-2.4072" calcext:value-type="float">
            <text:p>-2.4072</text:p>
          </table:table-cell>
          <table:table-cell/>
          <table:table-cell office:value-type="float" office:value="326.5188" calcext:value-type="float">
            <text:p>326.5188</text:p>
          </table:table-cell>
          <table:table-cell office:value-type="float" office:value="469.7908" calcext:value-type="float">
            <text:p>469.790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95920850, 183.95920850</text:p>
          </table:table-cell>
          <table:table-cell office:value-type="string" calcext:value-type="string">
            <text:p>10(1)-9(1)</text:p>
          </table:table-cell>
          <table:table-cell office:value-type="float" office:value="-2.4046" calcext:value-type="float">
            <text:p>-2.4046</text:p>
          </table:table-cell>
          <table:table-cell/>
          <table:table-cell office:value-type="float" office:value="32.5809" calcext:value-type="float">
            <text:p>32.5809</text:p>
          </table:table-cell>
          <table:table-cell office:value-type="float" office:value="46.877" calcext:value-type="float">
            <text:p>46.87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220.67928690, 220.67928690</text:p>
          </table:table-cell>
          <table:table-cell office:value-type="string" calcext:value-type="string">
            <text:p>12(4)-11(4)</text:p>
          </table:table-cell>
          <table:table-cell office:value-type="float" office:value="-2.3973" calcext:value-type="float">
            <text:p>-2.3973</text:p>
          </table:table-cell>
          <table:table-cell/>
          <table:table-cell office:value-type="float" office:value="119.9327" calcext:value-type="float">
            <text:p>119.9327</text:p>
          </table:table-cell>
          <table:table-cell office:value-type="float" office:value="172.5575" calcext:value-type="float">
            <text:p>172.557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96275240, 183.96275240</text:p>
          </table:table-cell>
          <table:table-cell office:value-type="string" calcext:value-type="string">
            <text:p>10(0)-9(0)</text:p>
          </table:table-cell>
          <table:table-cell office:value-type="float" office:value="-2.3898" calcext:value-type="float">
            <text:p>-2.3898</text:p>
          </table:table-cell>
          <table:table-cell/>
          <table:table-cell office:value-type="float" office:value="27.6148" calcext:value-type="float">
            <text:p>27.6148</text:p>
          </table:table-cell>
          <table:table-cell office:value-type="float" office:value="39.7318" calcext:value-type="float">
            <text:p>39.731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220.59442310, 220.59442310</text:p>
          </table:table-cell>
          <table:table-cell office:value-type="string" calcext:value-type="string">
            <text:p>12(6)-11(6)</text:p>
          </table:table-cell>
          <table:table-cell office:value-type="float" office:value="-2.3771" calcext:value-type="float">
            <text:p>-2.3771</text:p>
          </table:table-cell>
          <table:table-cell/>
          <table:table-cell office:value-type="float" office:value="219.1546" calcext:value-type="float">
            <text:p>219.1546</text:p>
          </table:table-cell>
          <table:table-cell office:value-type="float" office:value="315.3166" calcext:value-type="float">
            <text:p>315.316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65.54037720, 165.54037720</text:p>
          </table:table-cell>
          <table:table-cell office:value-type="string" calcext:value-type="string">
            <text:p>9(3)-8(3)</text:p>
          </table:table-cell>
          <table:table-cell office:value-type="float" office:value="-2.3583" calcext:value-type="float">
            <text:p>-2.3583</text:p>
          </table:table-cell>
          <table:table-cell/>
          <table:table-cell office:value-type="float" office:value="66.7815" calcext:value-type="float">
            <text:p>66.7815</text:p>
          </table:table-cell>
          <table:table-cell office:value-type="float" office:value="96.0843" calcext:value-type="float">
            <text:p>96.0843</text:p>
          </table:table-cell>
          <table:table-cell office:value-type="string" calcext:value-type="string">
            <text:p>JPL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330.76028350, 330.76028350</text:p>
          </table:table-cell>
          <table:table-cell office:value-type="string" calcext:value-type="string">
            <text:p>18(7)-17(7)</text:p>
          </table:table-cell>
          <table:table-cell office:value-type="float" office:value="-2.3456" calcext:value-type="float">
            <text:p>-2.3456</text:p>
          </table:table-cell>
          <table:table-cell/>
          <table:table-cell office:value-type="float" office:value="336.9391" calcext:value-type="float">
            <text:p>336.9391</text:p>
          </table:table-cell>
          <table:table-cell office:value-type="float" office:value="484.7834" calcext:value-type="float">
            <text:p>484.7834</text:p>
          </table:table-cell>
          <table:table-cell office:value-type="string" calcext:value-type="string">
            <text:p>JPL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202.33992150, 202.33992150</text:p>
          </table:table-cell>
          <table:table-cell office:value-type="string" calcext:value-type="string">
            <text:p>11(2)-10(2)</text:p>
          </table:table-cell>
          <table:table-cell office:value-type="float" office:value="-2.3352" calcext:value-type="float">
            <text:p>-2.3352</text:p>
          </table:table-cell>
          <table:table-cell/>
          <table:table-cell office:value-type="float" office:value="53.6141" calcext:value-type="float">
            <text:p>53.6141</text:p>
          </table:table-cell>
          <table:table-cell office:value-type="float" office:value="77.1392" calcext:value-type="float">
            <text:p>77.1392</text:p>
          </table:table-cell>
          <table:table-cell office:value-type="string" calcext:value-type="string">
            <text:p>JPL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257.40358430, 257.40358430</text:p>
          </table:table-cell>
          <table:table-cell office:value-type="string" calcext:value-type="string">
            <text:p>14(5)-13(5)</text:p>
          </table:table-cell>
          <table:table-cell office:value-type="float" office:value="-2.331" calcext:value-type="float">
            <text:p>-2.331</text:p>
          </table:table-cell>
          <table:table-cell/>
          <table:table-cell office:value-type="float" office:value="179.9246" calcext:value-type="float">
            <text:p>179.9246</text:p>
          </table:table-cell>
          <table:table-cell office:value-type="float" office:value="258.873" calcext:value-type="float">
            <text:p>258.873</text:p>
          </table:table-cell>
          <table:table-cell office:value-type="string" calcext:value-type="string">
            <text:p>JPL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239.06429880, 239.06429880</text:p>
          </table:table-cell>
          <table:table-cell office:value-type="string" calcext:value-type="string">
            <text:p>13(4)-12(4)</text:p>
          </table:table-cell>
          <table:table-cell office:value-type="float" office:value="-2.3011" calcext:value-type="float">
            <text:p>-2.3011</text:p>
          </table:table-cell>
          <table:table-cell/>
          <table:table-cell office:value-type="float" office:value="127.2938" calcext:value-type="float">
            <text:p>127.2938</text:p>
          </table:table-cell>
          <table:table-cell office:value-type="float" office:value="183.1486" calcext:value-type="float">
            <text:p>183.148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202.35161200, 202.35161200</text:p>
          </table:table-cell>
          <table:table-cell office:value-type="string" calcext:value-type="string">
            <text:p>11(1)-10(1)</text:p>
          </table:table-cell>
          <table:table-cell office:value-type="float" office:value="-2.2931" calcext:value-type="float">
            <text:p>-2.2931</text:p>
          </table:table-cell>
          <table:table-cell/>
          <table:table-cell office:value-type="float" office:value="38.7171" calcext:value-type="float">
            <text:p>38.7171</text:p>
          </table:table-cell>
          <table:table-cell office:value-type="float" office:value="55.7056" calcext:value-type="float">
            <text:p>55.705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202.35550940, 202.35550940</text:p>
          </table:table-cell>
          <table:table-cell office:value-type="string" calcext:value-type="string">
            <text:p>11(0)-10(0)</text:p>
          </table:table-cell>
          <table:table-cell office:value-type="float" office:value="-2.2791" calcext:value-type="float">
            <text:p>-2.2791</text:p>
          </table:table-cell>
          <table:table-cell/>
          <table:table-cell office:value-type="float" office:value="33.7511" calcext:value-type="float">
            <text:p>33.7511</text:p>
          </table:table-cell>
          <table:table-cell office:value-type="float" office:value="48.5606" calcext:value-type="float">
            <text:p>48.560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238.97238950, 238.97238950</text:p>
          </table:table-cell>
          <table:table-cell office:value-type="string" calcext:value-type="string">
            <text:p>13(6)-12(6)</text:p>
          </table:table-cell>
          <table:table-cell office:value-type="float" office:value="-2.2679" calcext:value-type="float">
            <text:p>-2.2679</text:p>
          </table:table-cell>
          <table:table-cell/>
          <table:table-cell office:value-type="float" office:value="226.5128" calcext:value-type="float">
            <text:p>226.5128</text:p>
          </table:table-cell>
          <table:table-cell office:value-type="float" office:value="325.9035" calcext:value-type="float">
            <text:p>325.903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275.78297350, 275.78297350</text:p>
          </table:table-cell>
          <table:table-cell office:value-type="string" calcext:value-type="string">
            <text:p>15(5)-14(5)</text:p>
          </table:table-cell>
          <table:table-cell office:value-type="float" office:value="-2.2515" calcext:value-type="float">
            <text:p>-2.2515</text:p>
          </table:table-cell>
          <table:table-cell/>
          <table:table-cell office:value-type="float" office:value="188.5107" calcext:value-type="float">
            <text:p>188.5107</text:p>
          </table:table-cell>
          <table:table-cell office:value-type="float" office:value="271.2266" calcext:value-type="float">
            <text:p>271.226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H3CNv=0</text:p>
          </table:table-cell>
          <table:table-cell table:style-name="ce1" office:value-type="string" calcext:value-type="string">
            <text:p>Methyl Cyanide</text:p>
          </table:table-cell>
          <table:table-cell table:style-name="ce1" office:value-type="string" calcext:value-type="string">
            <text:p>220.73026070, 220.73026070</text:p>
          </table:table-cell>
          <table:table-cell table:style-name="ce1" office:value-type="string" calcext:value-type="string">
            <text:p>12(2)-11(2)</text:p>
          </table:table-cell>
          <table:table-cell table:style-name="ce1" office:value-type="float" office:value="-2.2341" calcext:value-type="float">
            <text:p>-2.2341</text:p>
          </table:table-cell>
          <table:table-cell table:style-name="ce1"/>
          <table:table-cell table:style-name="ce1" office:value-type="float" office:value="60.3634" calcext:value-type="float">
            <text:p>60.3634</text:p>
          </table:table-cell>
          <table:table-cell table:style-name="ce1" office:value-type="float" office:value="86.85" calcext:value-type="float">
            <text:p>86.85</text:p>
          </table:table-cell>
          <table:table-cell table:style-name="ce1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183.93086570, 183.93086570</text:p>
          </table:table-cell>
          <table:table-cell office:value-type="string" calcext:value-type="string">
            <text:p>10(3)-9(3)</text:p>
          </table:table-cell>
          <table:table-cell office:value-type="float" office:value="-2.223" calcext:value-type="float">
            <text:p>-2.223</text:p>
          </table:table-cell>
          <table:table-cell/>
          <table:table-cell office:value-type="float" office:value="72.3033" calcext:value-type="float">
            <text:p>72.3033</text:p>
          </table:table-cell>
          <table:table-cell office:value-type="float" office:value="104.029" calcext:value-type="float">
            <text:p>104.02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257.44812770, 257.44812770</text:p>
          </table:table-cell>
          <table:table-cell office:value-type="string" calcext:value-type="string">
            <text:p>14(4)-13(4)</text:p>
          </table:table-cell>
          <table:table-cell office:value-type="float" office:value="-2.2156" calcext:value-type="float">
            <text:p>-2.2156</text:p>
          </table:table-cell>
          <table:table-cell/>
          <table:table-cell office:value-type="float" office:value="135.2681" calcext:value-type="float">
            <text:p>135.2681</text:p>
          </table:table-cell>
          <table:table-cell office:value-type="float" office:value="194.6219" calcext:value-type="float">
            <text:p>194.621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H3CNv=0</text:p>
          </table:table-cell>
          <table:table-cell table:style-name="ce1" office:value-type="string" calcext:value-type="string">
            <text:p>Methyl Cyanide</text:p>
          </table:table-cell>
          <table:table-cell table:style-name="ce1" office:value-type="string" calcext:value-type="string">
            <text:p>220.74301060, 220.74301060</text:p>
          </table:table-cell>
          <table:table-cell table:style-name="ce1" office:value-type="string" calcext:value-type="string">
            <text:p>12(1)-11(1)</text:p>
          </table:table-cell>
          <table:table-cell table:style-name="ce1" office:value-type="float" office:value="-2.1939" calcext:value-type="float">
            <text:p>-2.1939</text:p>
          </table:table-cell>
          <table:table-cell table:style-name="ce1"/>
          <table:table-cell table:style-name="ce1" office:value-type="float" office:value="45.4669" calcext:value-type="float">
            <text:p>45.4669</text:p>
          </table:table-cell>
          <table:table-cell table:style-name="ce1" office:value-type="float" office:value="65.4172" calcext:value-type="float">
            <text:p>65.4172</text:p>
          </table:table-cell>
          <table:table-cell table:style-name="ce1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294.16100110, 294.16100110</text:p>
          </table:table-cell>
          <table:table-cell office:value-type="string" calcext:value-type="string">
            <text:p>16(5)-15(5)</text:p>
          </table:table-cell>
          <table:table-cell office:value-type="float" office:value="-2.1808" calcext:value-type="float">
            <text:p>-2.1808</text:p>
          </table:table-cell>
          <table:table-cell/>
          <table:table-cell office:value-type="float" office:value="197.7098" calcext:value-type="float">
            <text:p>197.7098</text:p>
          </table:table-cell>
          <table:table-cell office:value-type="float" office:value="284.4622" calcext:value-type="float">
            <text:p>284.462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H3CNv=0</text:p>
          </table:table-cell>
          <table:table-cell table:style-name="ce1" office:value-type="string" calcext:value-type="string">
            <text:p>Methyl Cyanide</text:p>
          </table:table-cell>
          <table:table-cell table:style-name="ce1" office:value-type="string" calcext:value-type="string">
            <text:p>220.74726120, 220.74726120</text:p>
          </table:table-cell>
          <table:table-cell table:style-name="ce1" office:value-type="string" calcext:value-type="string">
            <text:p>12(0)-11(0)</text:p>
          </table:table-cell>
          <table:table-cell table:style-name="ce1" office:value-type="float" office:value="-2.1804" calcext:value-type="float">
            <text:p>-2.1804</text:p>
          </table:table-cell>
          <table:table-cell table:style-name="ce1"/>
          <table:table-cell table:style-name="ce1" office:value-type="float" office:value="40.501" calcext:value-type="float">
            <text:p>40.501</text:p>
          </table:table-cell>
          <table:table-cell table:style-name="ce1" office:value-type="float" office:value="58.2723" calcext:value-type="float">
            <text:p>58.2723</text:p>
          </table:table-cell>
          <table:table-cell table:style-name="ce1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257.34917930, 257.34917930</text:p>
          </table:table-cell>
          <table:table-cell office:value-type="string" calcext:value-type="string">
            <text:p>14(6)-13(6)</text:p>
          </table:table-cell>
          <table:table-cell office:value-type="float" office:value="-2.1727" calcext:value-type="float">
            <text:p>-2.1727</text:p>
          </table:table-cell>
          <table:table-cell/>
          <table:table-cell office:value-type="float" office:value="234.4841" calcext:value-type="float">
            <text:p>234.4841</text:p>
          </table:table-cell>
          <table:table-cell office:value-type="float" office:value="337.3725" calcext:value-type="float">
            <text:p>337.372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239.11950440, 239.11950440</text:p>
          </table:table-cell>
          <table:table-cell office:value-type="string" calcext:value-type="string">
            <text:p>13(2)-12(2)</text:p>
          </table:table-cell>
          <table:table-cell office:value-type="float" office:value="-2.144" calcext:value-type="float">
            <text:p>-2.144</text:p>
          </table:table-cell>
          <table:table-cell/>
          <table:table-cell office:value-type="float" office:value="67.7262" calcext:value-type="float">
            <text:p>67.7262</text:p>
          </table:table-cell>
          <table:table-cell office:value-type="float" office:value="97.4435" calcext:value-type="float">
            <text:p>97.443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275.83068270, 275.83068270</text:p>
          </table:table-cell>
          <table:table-cell office:value-type="string" calcext:value-type="string">
            <text:p>15(4)-14(4)</text:p>
          </table:table-cell>
          <table:table-cell office:value-type="float" office:value="-2.1393" calcext:value-type="float">
            <text:p>-2.1393</text:p>
          </table:table-cell>
          <table:table-cell/>
          <table:table-cell office:value-type="float" office:value="143.8556" calcext:value-type="float">
            <text:p>143.8556</text:p>
          </table:table-cell>
          <table:table-cell office:value-type="float" office:value="206.9775" calcext:value-type="float">
            <text:p>206.977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312.53757620, 312.53757620</text:p>
          </table:table-cell>
          <table:table-cell office:value-type="string" calcext:value-type="string">
            <text:p>17(5)-16(5)</text:p>
          </table:table-cell>
          <table:table-cell office:value-type="float" office:value="-2.1175" calcext:value-type="float">
            <text:p>-2.1175</text:p>
          </table:table-cell>
          <table:table-cell/>
          <table:table-cell office:value-type="float" office:value="207.522" calcext:value-type="float">
            <text:p>207.522</text:p>
          </table:table-cell>
          <table:table-cell office:value-type="float" office:value="298.5798" calcext:value-type="float">
            <text:p>298.57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239.13331290, 239.13331290</text:p>
          </table:table-cell>
          <table:table-cell office:value-type="string" calcext:value-type="string">
            <text:p>13(1)-12(1)</text:p>
          </table:table-cell>
          <table:table-cell office:value-type="float" office:value="-2.1051" calcext:value-type="float">
            <text:p>-2.1051</text:p>
          </table:table-cell>
          <table:table-cell/>
          <table:table-cell office:value-type="float" office:value="52.8301" calcext:value-type="float">
            <text:p>52.8301</text:p>
          </table:table-cell>
          <table:table-cell office:value-type="float" office:value="76.0112" calcext:value-type="float">
            <text:p>76.011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202.32044250, 202.32044250</text:p>
          </table:table-cell>
          <table:table-cell office:value-type="string" calcext:value-type="string">
            <text:p>11(3)-10(3)</text:p>
          </table:table-cell>
          <table:table-cell office:value-type="float" office:value="-2.1049" calcext:value-type="float">
            <text:p>-2.1049</text:p>
          </table:table-cell>
          <table:table-cell/>
          <table:table-cell office:value-type="float" office:value="78.4386" calcext:value-type="float">
            <text:p>78.4386</text:p>
          </table:table-cell>
          <table:table-cell office:value-type="float" office:value="112.8564" calcext:value-type="float">
            <text:p>112.856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239.13791640, 239.13791640</text:p>
          </table:table-cell>
          <table:table-cell office:value-type="string" calcext:value-type="string">
            <text:p>13(0)-12(0)</text:p>
          </table:table-cell>
          <table:table-cell office:value-type="float" office:value="-2.0921" calcext:value-type="float">
            <text:p>-2.0921</text:p>
          </table:table-cell>
          <table:table-cell/>
          <table:table-cell office:value-type="float" office:value="47.8643" calcext:value-type="float">
            <text:p>47.8643</text:p>
          </table:table-cell>
          <table:table-cell office:value-type="float" office:value="68.8665" calcext:value-type="float">
            <text:p>68.866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275.72470200, 275.72470200</text:p>
          </table:table-cell>
          <table:table-cell office:value-type="string" calcext:value-type="string">
            <text:p>15(6)-14(6)</text:p>
          </table:table-cell>
          <table:table-cell office:value-type="float" office:value="-2.0889" calcext:value-type="float">
            <text:p>-2.0889</text:p>
          </table:table-cell>
          <table:table-cell/>
          <table:table-cell office:value-type="float" office:value="243.0684" calcext:value-type="float">
            <text:p>243.0684</text:p>
          </table:table-cell>
          <table:table-cell office:value-type="float" office:value="349.7235" calcext:value-type="float">
            <text:p>349.723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294.21187270, 294.21187270</text:p>
          </table:table-cell>
          <table:table-cell office:value-type="string" calcext:value-type="string">
            <text:p>16(4)-15(4)</text:p>
          </table:table-cell>
          <table:table-cell office:value-type="float" office:value="-2.071" calcext:value-type="float">
            <text:p>-2.071</text:p>
          </table:table-cell>
          <table:table-cell/>
          <table:table-cell office:value-type="float" office:value="153.0564" calcext:value-type="float">
            <text:p>153.0564</text:p>
          </table:table-cell>
          <table:table-cell office:value-type="float" office:value="220.2155" calcext:value-type="float">
            <text:p>220.215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257.50756140, 257.50756140</text:p>
          </table:table-cell>
          <table:table-cell office:value-type="string" calcext:value-type="string">
            <text:p>14(2)-13(2)</text:p>
          </table:table-cell>
          <table:table-cell office:value-type="float" office:value="-2.0633" calcext:value-type="float">
            <text:p>-2.0633</text:p>
          </table:table-cell>
          <table:table-cell/>
          <table:table-cell office:value-type="float" office:value="75.7024" calcext:value-type="float">
            <text:p>75.7024</text:p>
          </table:table-cell>
          <table:table-cell office:value-type="float" office:value="108.9196" calcext:value-type="float">
            <text:p>108.919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330.91260800, 330.91260800</text:p>
          </table:table-cell>
          <table:table-cell office:value-type="string" calcext:value-type="string">
            <text:p>18(5)-17(5)</text:p>
          </table:table-cell>
          <table:table-cell office:value-type="float" office:value="-2.061" calcext:value-type="float">
            <text:p>-2.061</text:p>
          </table:table-cell>
          <table:table-cell/>
          <table:table-cell office:value-type="float" office:value="217.9471" calcext:value-type="float">
            <text:p>217.9471</text:p>
          </table:table-cell>
          <table:table-cell office:value-type="float" office:value="313.5793" calcext:value-type="float">
            <text:p>313.579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257.52242750, 257.52242750</text:p>
          </table:table-cell>
          <table:table-cell office:value-type="string" calcext:value-type="string">
            <text:p>14(1)-13(1)</text:p>
          </table:table-cell>
          <table:table-cell office:value-type="float" office:value="-2.0255" calcext:value-type="float">
            <text:p>-2.0255</text:p>
          </table:table-cell>
          <table:table-cell/>
          <table:table-cell office:value-type="float" office:value="60.8067" calcext:value-type="float">
            <text:p>60.8067</text:p>
          </table:table-cell>
          <table:table-cell office:value-type="float" office:value="87.4878" calcext:value-type="float">
            <text:p>87.487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294.09886700, 294.09886700</text:p>
          </table:table-cell>
          <table:table-cell office:value-type="string" calcext:value-type="string">
            <text:p>16(6)-15(6)</text:p>
          </table:table-cell>
          <table:table-cell office:value-type="float" office:value="-2.0147" calcext:value-type="float">
            <text:p>-2.0147</text:p>
          </table:table-cell>
          <table:table-cell/>
          <table:table-cell office:value-type="float" office:value="252.2655" calcext:value-type="float">
            <text:p>252.2655</text:p>
          </table:table-cell>
          <table:table-cell office:value-type="float" office:value="362.9561" calcext:value-type="float">
            <text:p>362.956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257.52738350, 257.52738350</text:p>
          </table:table-cell>
          <table:table-cell office:value-type="string" calcext:value-type="string">
            <text:p>14(0)-13(0)</text:p>
          </table:table-cell>
          <table:table-cell office:value-type="float" office:value="-2.0129" calcext:value-type="float">
            <text:p>-2.0129</text:p>
          </table:table-cell>
          <table:table-cell/>
          <table:table-cell office:value-type="float" office:value="55.8411" calcext:value-type="float">
            <text:p>55.8411</text:p>
          </table:table-cell>
          <table:table-cell office:value-type="float" office:value="80.3434" calcext:value-type="float">
            <text:p>80.343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349.28600570, 349.28600570</text:p>
          </table:table-cell>
          <table:table-cell office:value-type="string" calcext:value-type="string">
            <text:p>19(5)-18(5)</text:p>
          </table:table-cell>
          <table:table-cell office:value-type="float" office:value="-2.0105" calcext:value-type="float">
            <text:p>-2.0105</text:p>
          </table:table-cell>
          <table:table-cell/>
          <table:table-cell office:value-type="float" office:value="228.9852" calcext:value-type="float">
            <text:p>228.9852</text:p>
          </table:table-cell>
          <table:table-cell office:value-type="float" office:value="329.4608" calcext:value-type="float">
            <text:p>329.460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312.59160680, 312.59160680</text:p>
          </table:table-cell>
          <table:table-cell office:value-type="string" calcext:value-type="string">
            <text:p>17(4)-16(4)</text:p>
          </table:table-cell>
          <table:table-cell office:value-type="float" office:value="-2.0098" calcext:value-type="float">
            <text:p>-2.0098</text:p>
          </table:table-cell>
          <table:table-cell/>
          <table:table-cell office:value-type="float" office:value="162.8702" calcext:value-type="float">
            <text:p>162.8702</text:p>
          </table:table-cell>
          <table:table-cell office:value-type="float" office:value="234.3354" calcext:value-type="float">
            <text:p>234.335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H3CNv=0</text:p>
          </table:table-cell>
          <table:table-cell table:style-name="ce1" office:value-type="string" calcext:value-type="string">
            <text:p>Methyl Cyanide</text:p>
          </table:table-cell>
          <table:table-cell table:style-name="ce1" office:value-type="string" calcext:value-type="string">
            <text:p>220.70901650, 220.70901650</text:p>
          </table:table-cell>
          <table:table-cell table:style-name="ce1" office:value-type="string" calcext:value-type="string">
            <text:p>12(3)-11(3)</text:p>
          </table:table-cell>
          <table:table-cell table:style-name="ce1" office:value-type="float" office:value="-2.0007" calcext:value-type="float">
            <text:p>-2.0007</text:p>
          </table:table-cell>
          <table:table-cell table:style-name="ce1"/>
          <table:table-cell table:style-name="ce1" office:value-type="float" office:value="85.1873" calcext:value-type="float">
            <text:p>85.1873</text:p>
          </table:table-cell>
          <table:table-cell table:style-name="ce1" office:value-type="float" office:value="122.5663" calcext:value-type="float">
            <text:p>122.5663</text:p>
          </table:table-cell>
          <table:table-cell table:style-name="ce1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275.89434040, 275.89434040</text:p>
          </table:table-cell>
          <table:table-cell office:value-type="string" calcext:value-type="string">
            <text:p>15(2)-14(2)</text:p>
          </table:table-cell>
          <table:table-cell office:value-type="float" office:value="-1.9908" calcext:value-type="float">
            <text:p>-1.9908</text:p>
          </table:table-cell>
          <table:table-cell/>
          <table:table-cell office:value-type="float" office:value="84.2919" calcext:value-type="float">
            <text:p>84.2919</text:p>
          </table:table-cell>
          <table:table-cell office:value-type="float" office:value="121.278" calcext:value-type="float">
            <text:p>121.27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367.65767850, 367.65767850</text:p>
          </table:table-cell>
          <table:table-cell office:value-type="string" calcext:value-type="string">
            <text:p>20(5)-19(5)</text:p>
          </table:table-cell>
          <table:table-cell office:value-type="float" office:value="-1.9655" calcext:value-type="float">
            <text:p>-1.9655</text:p>
          </table:table-cell>
          <table:table-cell/>
          <table:table-cell office:value-type="float" office:value="240.6361" calcext:value-type="float">
            <text:p>240.6361</text:p>
          </table:table-cell>
          <table:table-cell office:value-type="float" office:value="346.2239" calcext:value-type="float">
            <text:p>346.223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330.96979380, 330.96979380</text:p>
          </table:table-cell>
          <table:table-cell office:value-type="string" calcext:value-type="string">
            <text:p>18(4)-17(4)</text:p>
          </table:table-cell>
          <table:table-cell office:value-type="float" office:value="-1.955" calcext:value-type="float">
            <text:p>-1.955</text:p>
          </table:table-cell>
          <table:table-cell/>
          <table:table-cell office:value-type="float" office:value="173.2972" calcext:value-type="float">
            <text:p>173.2972</text:p>
          </table:table-cell>
          <table:table-cell office:value-type="float" office:value="249.3376" calcext:value-type="float">
            <text:p>249.337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275.91026300, 275.91026300</text:p>
          </table:table-cell>
          <table:table-cell office:value-type="string" calcext:value-type="string">
            <text:p>15(1)-14(1)</text:p>
          </table:table-cell>
          <table:table-cell office:value-type="float" office:value="-1.9538" calcext:value-type="float">
            <text:p>-1.9538</text:p>
          </table:table-cell>
          <table:table-cell/>
          <table:table-cell office:value-type="float" office:value="69.3967" calcext:value-type="float">
            <text:p>69.3967</text:p>
          </table:table-cell>
          <table:table-cell office:value-type="float" office:value="99.847" calcext:value-type="float">
            <text:p>99.8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312.47158380, 312.47158380</text:p>
          </table:table-cell>
          <table:table-cell office:value-type="string" calcext:value-type="string">
            <text:p>17(6)-16(6)</text:p>
          </table:table-cell>
          <table:table-cell office:value-type="float" office:value="-1.9488" calcext:value-type="float">
            <text:p>-1.9488</text:p>
          </table:table-cell>
          <table:table-cell/>
          <table:table-cell office:value-type="float" office:value="262.0756" calcext:value-type="float">
            <text:p>262.0756</text:p>
          </table:table-cell>
          <table:table-cell office:value-type="float" office:value="377.0708" calcext:value-type="float">
            <text:p>377.070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275.91557120, 275.91557120</text:p>
          </table:table-cell>
          <table:table-cell office:value-type="string" calcext:value-type="string">
            <text:p>15(0)-14(0)</text:p>
          </table:table-cell>
          <table:table-cell office:value-type="float" office:value="-1.9415" calcext:value-type="float">
            <text:p>-1.9415</text:p>
          </table:table-cell>
          <table:table-cell/>
          <table:table-cell office:value-type="float" office:value="64.4313" calcext:value-type="float">
            <text:p>64.4313</text:p>
          </table:table-cell>
          <table:table-cell office:value-type="float" office:value="92.7029" calcext:value-type="float">
            <text:p>92.702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294.27975000, 294.27975000</text:p>
          </table:table-cell>
          <table:table-cell office:value-type="string" calcext:value-type="string">
            <text:p>16(2)-15(2)</text:p>
          </table:table-cell>
          <table:table-cell office:value-type="float" office:value="-1.9256" calcext:value-type="float">
            <text:p>-1.9256</text:p>
          </table:table-cell>
          <table:table-cell/>
          <table:table-cell office:value-type="float" office:value="93.4947" calcext:value-type="float">
            <text:p>93.4947</text:p>
          </table:table-cell>
          <table:table-cell office:value-type="float" office:value="134.5189" calcext:value-type="float">
            <text:p>134.51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386.02753550, 386.02753550</text:p>
          </table:table-cell>
          <table:table-cell office:value-type="string" calcext:value-type="string">
            <text:p>21(5)-20(5)</text:p>
          </table:table-cell>
          <table:table-cell office:value-type="float" office:value="-1.9254" calcext:value-type="float">
            <text:p>-1.9254</text:p>
          </table:table-cell>
          <table:table-cell/>
          <table:table-cell office:value-type="float" office:value="252.8998" calcext:value-type="float">
            <text:p>252.8998</text:p>
          </table:table-cell>
          <table:table-cell office:value-type="float" office:value="363.8688" calcext:value-type="float">
            <text:p>363.868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239.09649660, 239.09649660</text:p>
          </table:table-cell>
          <table:table-cell office:value-type="string" calcext:value-type="string">
            <text:p>13(3)-12(3)</text:p>
          </table:table-cell>
          <table:table-cell office:value-type="float" office:value="-1.9081" calcext:value-type="float">
            <text:p>-1.9081</text:p>
          </table:table-cell>
          <table:table-cell/>
          <table:table-cell office:value-type="float" office:value="92.5493" calcext:value-type="float">
            <text:p>92.5493</text:p>
          </table:table-cell>
          <table:table-cell office:value-type="float" office:value="133.1587" calcext:value-type="float">
            <text:p>133.158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349.34634280, 349.34634280</text:p>
          </table:table-cell>
          <table:table-cell office:value-type="string" calcext:value-type="string">
            <text:p>19(4)-18(4)</text:p>
          </table:table-cell>
          <table:table-cell office:value-type="float" office:value="-1.9059" calcext:value-type="float">
            <text:p>-1.9059</text:p>
          </table:table-cell>
          <table:table-cell/>
          <table:table-cell office:value-type="float" office:value="184.3371" calcext:value-type="float">
            <text:p>184.3371</text:p>
          </table:table-cell>
          <table:table-cell office:value-type="float" office:value="265.2217" calcext:value-type="float">
            <text:p>265.221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330.84276180, 330.84276180</text:p>
          </table:table-cell>
          <table:table-cell office:value-type="string" calcext:value-type="string">
            <text:p>18(6)-17(6)</text:p>
          </table:table-cell>
          <table:table-cell office:value-type="float" office:value="-1.8901" calcext:value-type="float">
            <text:p>-1.8901</text:p>
          </table:table-cell>
          <table:table-cell/>
          <table:table-cell office:value-type="float" office:value="272.4986" calcext:value-type="float">
            <text:p>272.4986</text:p>
          </table:table-cell>
          <table:table-cell office:value-type="float" office:value="392.0673" calcext:value-type="float">
            <text:p>392.067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404.39548600, 404.39548600</text:p>
          </table:table-cell>
          <table:table-cell office:value-type="string" calcext:value-type="string">
            <text:p>22(5)-21(5)</text:p>
          </table:table-cell>
          <table:table-cell office:value-type="float" office:value="-1.89" calcext:value-type="float">
            <text:p>-1.89</text:p>
          </table:table-cell>
          <table:table-cell/>
          <table:table-cell office:value-type="float" office:value="265.7763" calcext:value-type="float">
            <text:p>265.7763</text:p>
          </table:table-cell>
          <table:table-cell office:value-type="float" office:value="382.3953" calcext:value-type="float">
            <text:p>382.395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294.29672800, 294.29672800</text:p>
          </table:table-cell>
          <table:table-cell office:value-type="string" calcext:value-type="string">
            <text:p>16(1)-15(1)</text:p>
          </table:table-cell>
          <table:table-cell office:value-type="float" office:value="-1.8893" calcext:value-type="float">
            <text:p>-1.8893</text:p>
          </table:table-cell>
          <table:table-cell/>
          <table:table-cell office:value-type="float" office:value="78.6001" calcext:value-type="float">
            <text:p>78.6001</text:p>
          </table:table-cell>
          <table:table-cell office:value-type="float" office:value="113.0887" calcext:value-type="float">
            <text:p>113.088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294.30238810, 294.30238810</text:p>
          </table:table-cell>
          <table:table-cell office:value-type="string" calcext:value-type="string">
            <text:p>16(0)-15(0)</text:p>
          </table:table-cell>
          <table:table-cell office:value-type="float" office:value="-1.8773" calcext:value-type="float">
            <text:p>-1.8773</text:p>
          </table:table-cell>
          <table:table-cell/>
          <table:table-cell office:value-type="float" office:value="73.6348" calcext:value-type="float">
            <text:p>73.6348</text:p>
          </table:table-cell>
          <table:table-cell office:value-type="float" office:value="105.9447" calcext:value-type="float">
            <text:p>105.94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312.66369900, 312.66369900</text:p>
          </table:table-cell>
          <table:table-cell office:value-type="string" calcext:value-type="string">
            <text:p>17(2)-16(2)</text:p>
          </table:table-cell>
          <table:table-cell office:value-type="float" office:value="-1.8669" calcext:value-type="float">
            <text:p>-1.8669</text:p>
          </table:table-cell>
          <table:table-cell/>
          <table:table-cell office:value-type="float" office:value="103.3108" calcext:value-type="float">
            <text:p>103.3108</text:p>
          </table:table-cell>
          <table:table-cell office:value-type="float" office:value="148.6422" calcext:value-type="float">
            <text:p>148.642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367.72116270, 367.72116270</text:p>
          </table:table-cell>
          <table:table-cell office:value-type="string" calcext:value-type="string">
            <text:p>20(4)-19(4)</text:p>
          </table:table-cell>
          <table:table-cell office:value-type="float" office:value="-1.862" calcext:value-type="float">
            <text:p>-1.862</text:p>
          </table:table-cell>
          <table:table-cell/>
          <table:table-cell office:value-type="float" office:value="195.9901" calcext:value-type="float">
            <text:p>195.9901</text:p>
          </table:table-cell>
          <table:table-cell office:value-type="float" office:value="281.9879" calcext:value-type="float">
            <text:p>281.987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422.76143900, 422.76143900</text:p>
          </table:table-cell>
          <table:table-cell office:value-type="string" calcext:value-type="string">
            <text:p>23(5)-22(5)</text:p>
          </table:table-cell>
          <table:table-cell office:value-type="float" office:value="-1.8588" calcext:value-type="float">
            <text:p>-1.8588</text:p>
          </table:table-cell>
          <table:table-cell/>
          <table:table-cell office:value-type="float" office:value="279.2655" calcext:value-type="float">
            <text:p>279.2655</text:p>
          </table:table-cell>
          <table:table-cell office:value-type="float" office:value="401.8034" calcext:value-type="float">
            <text:p>401.803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349.21231060, 349.21231060</text:p>
          </table:table-cell>
          <table:table-cell office:value-type="string" calcext:value-type="string">
            <text:p>19(6)-18(6)</text:p>
          </table:table-cell>
          <table:table-cell office:value-type="float" office:value="-1.8377" calcext:value-type="float">
            <text:p>-1.8377</text:p>
          </table:table-cell>
          <table:table-cell/>
          <table:table-cell office:value-type="float" office:value="283.5343" calcext:value-type="float">
            <text:p>283.5343</text:p>
          </table:table-cell>
          <table:table-cell office:value-type="float" office:value="407.9453" calcext:value-type="float">
            <text:p>407.945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441.12530370, 441.12530370</text:p>
          </table:table-cell>
          <table:table-cell office:value-type="string" calcext:value-type="string">
            <text:p>24(5)-23(5)</text:p>
          </table:table-cell>
          <table:table-cell office:value-type="float" office:value="-1.8316" calcext:value-type="float">
            <text:p>-1.8316</text:p>
          </table:table-cell>
          <table:table-cell/>
          <table:table-cell office:value-type="float" office:value="293.3673" calcext:value-type="float">
            <text:p>293.3673</text:p>
          </table:table-cell>
          <table:table-cell office:value-type="float" office:value="422.0929" calcext:value-type="float">
            <text:p>422.092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312.68173130, 312.68173130</text:p>
          </table:table-cell>
          <table:table-cell office:value-type="string" calcext:value-type="string">
            <text:p>17(1)-16(1)</text:p>
          </table:table-cell>
          <table:table-cell office:value-type="float" office:value="-1.8313" calcext:value-type="float">
            <text:p>-1.8313</text:p>
          </table:table-cell>
          <table:table-cell/>
          <table:table-cell office:value-type="float" office:value="88.4168" calcext:value-type="float">
            <text:p>88.4168</text:p>
          </table:table-cell>
          <table:table-cell office:value-type="float" office:value="127.2129" calcext:value-type="float">
            <text:p>127.212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257.48279150, 257.48279150</text:p>
          </table:table-cell>
          <table:table-cell office:value-type="string" calcext:value-type="string">
            <text:p>14(3)-13(3)</text:p>
          </table:table-cell>
          <table:table-cell office:value-type="float" office:value="-1.8255" calcext:value-type="float">
            <text:p>-1.8255</text:p>
          </table:table-cell>
          <table:table-cell/>
          <table:table-cell office:value-type="float" office:value="100.5247" calcext:value-type="float">
            <text:p>100.5247</text:p>
          </table:table-cell>
          <table:table-cell office:value-type="float" office:value="144.6336" calcext:value-type="float">
            <text:p>144.633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386.09416250, 386.09416250</text:p>
          </table:table-cell>
          <table:table-cell office:value-type="string" calcext:value-type="string">
            <text:p>21(4)-20(4)</text:p>
          </table:table-cell>
          <table:table-cell office:value-type="float" office:value="-1.823" calcext:value-type="float">
            <text:p>-1.823</text:p>
          </table:table-cell>
          <table:table-cell/>
          <table:table-cell office:value-type="float" office:value="208.2559" calcext:value-type="float">
            <text:p>208.2559</text:p>
          </table:table-cell>
          <table:table-cell office:value-type="float" office:value="299.6357" calcext:value-type="float">
            <text:p>299.635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312.68774280, 312.68774280</text:p>
          </table:table-cell>
          <table:table-cell office:value-type="string" calcext:value-type="string">
            <text:p>17(0)-16(0)</text:p>
          </table:table-cell>
          <table:table-cell office:value-type="float" office:value="-1.8194" calcext:value-type="float">
            <text:p>-1.8194</text:p>
          </table:table-cell>
          <table:table-cell/>
          <table:table-cell office:value-type="float" office:value="83.4517" calcext:value-type="float">
            <text:p>83.4517</text:p>
          </table:table-cell>
          <table:table-cell office:value-type="float" office:value="120.0692" calcext:value-type="float">
            <text:p>120.069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331.04609600, 331.04609600</text:p>
          </table:table-cell>
          <table:table-cell office:value-type="string" calcext:value-type="string">
            <text:p>18(2)-17(2)</text:p>
          </table:table-cell>
          <table:table-cell office:value-type="float" office:value="-1.8141" calcext:value-type="float">
            <text:p>-1.8141</text:p>
          </table:table-cell>
          <table:table-cell/>
          <table:table-cell office:value-type="float" office:value="113.7402" calcext:value-type="float">
            <text:p>113.7402</text:p>
          </table:table-cell>
          <table:table-cell office:value-type="float" office:value="163.6478" calcext:value-type="float">
            <text:p>163.647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459.48698920, 459.48698920</text:p>
          </table:table-cell>
          <table:table-cell office:value-type="string" calcext:value-type="string">
            <text:p>25(5)-24(5)</text:p>
          </table:table-cell>
          <table:table-cell office:value-type="float" office:value="-1.8082" calcext:value-type="float">
            <text:p>-1.8082</text:p>
          </table:table-cell>
          <table:table-cell/>
          <table:table-cell office:value-type="float" office:value="308.0817" calcext:value-type="float">
            <text:p>308.0817</text:p>
          </table:table-cell>
          <table:table-cell office:value-type="float" office:value="443.2637" calcext:value-type="float">
            <text:p>443.263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367.58013940, 367.58013940</text:p>
          </table:table-cell>
          <table:table-cell office:value-type="string" calcext:value-type="string">
            <text:p>20(6)-19(6)</text:p>
          </table:table-cell>
          <table:table-cell office:value-type="float" office:value="-1.7912" calcext:value-type="float">
            <text:p>-1.7912</text:p>
          </table:table-cell>
          <table:table-cell/>
          <table:table-cell office:value-type="float" office:value="295.1827" calcext:value-type="float">
            <text:p>295.1827</text:p>
          </table:table-cell>
          <table:table-cell office:value-type="float" office:value="424.7048" calcext:value-type="float">
            <text:p>424.704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404.46525120, 404.46525120</text:p>
          </table:table-cell>
          <table:table-cell office:value-type="string" calcext:value-type="string">
            <text:p>22(4)-21(4)</text:p>
          </table:table-cell>
          <table:table-cell office:value-type="float" office:value="-1.7884" calcext:value-type="float">
            <text:p>-1.7884</text:p>
          </table:table-cell>
          <table:table-cell/>
          <table:table-cell office:value-type="float" office:value="221.1346" calcext:value-type="float">
            <text:p>221.1346</text:p>
          </table:table-cell>
          <table:table-cell office:value-type="float" office:value="318.1654" calcext:value-type="float">
            <text:p>318.165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477.84640480, 477.84640480</text:p>
          </table:table-cell>
          <table:table-cell office:value-type="string" calcext:value-type="string">
            <text:p>26(5)-25(5)</text:p>
          </table:table-cell>
          <table:table-cell office:value-type="float" office:value="-1.7884" calcext:value-type="float">
            <text:p>-1.7884</text:p>
          </table:table-cell>
          <table:table-cell/>
          <table:table-cell office:value-type="float" office:value="323.4085" calcext:value-type="float">
            <text:p>323.4085</text:p>
          </table:table-cell>
          <table:table-cell office:value-type="float" office:value="465.3157" calcext:value-type="float">
            <text:p>465.315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331.06518130, 331.06518130</text:p>
          </table:table-cell>
          <table:table-cell office:value-type="string" calcext:value-type="string">
            <text:p>18(1)-17(1)</text:p>
          </table:table-cell>
          <table:table-cell office:value-type="float" office:value="-1.779" calcext:value-type="float">
            <text:p>-1.779</text:p>
          </table:table-cell>
          <table:table-cell/>
          <table:table-cell office:value-type="float" office:value="98.8467" calcext:value-type="float">
            <text:p>98.8467</text:p>
          </table:table-cell>
          <table:table-cell office:value-type="float" office:value="142.2193" calcext:value-type="float">
            <text:p>142.219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496.20345950, 496.20345950</text:p>
          </table:table-cell>
          <table:table-cell office:value-type="string" calcext:value-type="string">
            <text:p>27(5)-26(5)</text:p>
          </table:table-cell>
          <table:table-cell office:value-type="float" office:value="-1.7718" calcext:value-type="float">
            <text:p>-1.7718</text:p>
          </table:table-cell>
          <table:table-cell/>
          <table:table-cell office:value-type="float" office:value="339.3477" calcext:value-type="float">
            <text:p>339.3477</text:p>
          </table:table-cell>
          <table:table-cell office:value-type="float" office:value="488.2488" calcext:value-type="float">
            <text:p>488.248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331.07154360, 331.07154360</text:p>
          </table:table-cell>
          <table:table-cell office:value-type="string" calcext:value-type="string">
            <text:p>18(0)-17(0)</text:p>
          </table:table-cell>
          <table:table-cell office:value-type="float" office:value="-1.7673" calcext:value-type="float">
            <text:p>-1.7673</text:p>
          </table:table-cell>
          <table:table-cell/>
          <table:table-cell office:value-type="float" office:value="93.8818" calcext:value-type="float">
            <text:p>93.8818</text:p>
          </table:table-cell>
          <table:table-cell office:value-type="float" office:value="135.0758" calcext:value-type="float">
            <text:p>135.075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349.42684970, 349.42684970</text:p>
          </table:table-cell>
          <table:table-cell office:value-type="string" calcext:value-type="string">
            <text:p>19(2)-18(2)</text:p>
          </table:table-cell>
          <table:table-cell office:value-type="float" office:value="-1.7668" calcext:value-type="float">
            <text:p>-1.7668</text:p>
          </table:table-cell>
          <table:table-cell/>
          <table:table-cell office:value-type="float" office:value="124.7827" calcext:value-type="float">
            <text:p>124.7827</text:p>
          </table:table-cell>
          <table:table-cell office:value-type="float" office:value="179.5356" calcext:value-type="float">
            <text:p>179.535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422.83433760, 422.83433760</text:p>
          </table:table-cell>
          <table:table-cell office:value-type="string" calcext:value-type="string">
            <text:p>23(4)-22(4)</text:p>
          </table:table-cell>
          <table:table-cell office:value-type="float" office:value="-1.758" calcext:value-type="float">
            <text:p>-1.758</text:p>
          </table:table-cell>
          <table:table-cell/>
          <table:table-cell office:value-type="float" office:value="234.6261" calcext:value-type="float">
            <text:p>234.6261</text:p>
          </table:table-cell>
          <table:table-cell office:value-type="float" office:value="337.5768" calcext:value-type="float">
            <text:p>337.576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275.86781000, 275.86781000</text:p>
          </table:table-cell>
          <table:table-cell office:value-type="string" calcext:value-type="string">
            <text:p>15(3)-14(3)</text:p>
          </table:table-cell>
          <table:table-cell office:value-type="float" office:value="-1.7515" calcext:value-type="float">
            <text:p>-1.7515</text:p>
          </table:table-cell>
          <table:table-cell/>
          <table:table-cell office:value-type="float" office:value="109.1134" calcext:value-type="float">
            <text:p>109.1134</text:p>
          </table:table-cell>
          <table:table-cell office:value-type="float" office:value="156.9909" calcext:value-type="float">
            <text:p>156.990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385.94615790, 385.94615790</text:p>
          </table:table-cell>
          <table:table-cell office:value-type="string" calcext:value-type="string">
            <text:p>21(6)-20(6)</text:p>
          </table:table-cell>
          <table:table-cell office:value-type="float" office:value="-1.7498" calcext:value-type="float">
            <text:p>-1.7498</text:p>
          </table:table-cell>
          <table:table-cell/>
          <table:table-cell office:value-type="float" office:value="307.4439" calcext:value-type="float">
            <text:p>307.4439</text:p>
          </table:table-cell>
          <table:table-cell office:value-type="float" office:value="442.3461" calcext:value-type="float">
            <text:p>442.346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349.44698670, 349.44698670</text:p>
          </table:table-cell>
          <table:table-cell office:value-type="string" calcext:value-type="string">
            <text:p>19(1)-18(1)</text:p>
          </table:table-cell>
          <table:table-cell office:value-type="float" office:value="-1.7321" calcext:value-type="float">
            <text:p>-1.7321</text:p>
          </table:table-cell>
          <table:table-cell/>
          <table:table-cell office:value-type="float" office:value="109.8899" calcext:value-type="float">
            <text:p>109.8899</text:p>
          </table:table-cell>
          <table:table-cell office:value-type="float" office:value="158.1081" calcext:value-type="float">
            <text:p>158.108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441.20133080, 441.20133080</text:p>
          </table:table-cell>
          <table:table-cell office:value-type="string" calcext:value-type="string">
            <text:p>24(4)-23(4)</text:p>
          </table:table-cell>
          <table:table-cell office:value-type="float" office:value="-1.7315" calcext:value-type="float">
            <text:p>-1.7315</text:p>
          </table:table-cell>
          <table:table-cell/>
          <table:table-cell office:value-type="float" office:value="248.7304" calcext:value-type="float">
            <text:p>248.7304</text:p>
          </table:table-cell>
          <table:table-cell office:value-type="float" office:value="357.8699" calcext:value-type="float">
            <text:p>357.869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367.80586880, 367.80586880</text:p>
          </table:table-cell>
          <table:table-cell office:value-type="string" calcext:value-type="string">
            <text:p>20(2)-19(2)</text:p>
          </table:table-cell>
          <table:table-cell office:value-type="float" office:value="-1.7244" calcext:value-type="float">
            <text:p>-1.7244</text:p>
          </table:table-cell>
          <table:table-cell/>
          <table:table-cell office:value-type="float" office:value="136.4383" calcext:value-type="float">
            <text:p>136.4383</text:p>
          </table:table-cell>
          <table:table-cell office:value-type="float" office:value="196.3056" calcext:value-type="float">
            <text:p>196.305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349.45369990, 349.45369990</text:p>
          </table:table-cell>
          <table:table-cell office:value-type="string" calcext:value-type="string">
            <text:p>19(0)-18(0)</text:p>
          </table:table-cell>
          <table:table-cell office:value-type="float" office:value="-1.7205" calcext:value-type="float">
            <text:p>-1.7205</text:p>
          </table:table-cell>
          <table:table-cell/>
          <table:table-cell office:value-type="float" office:value="104.9252" calcext:value-type="float">
            <text:p>104.9252</text:p>
          </table:table-cell>
          <table:table-cell office:value-type="float" office:value="150.9649" calcext:value-type="float">
            <text:p>150.964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404.31027530, 404.31027530</text:p>
          </table:table-cell>
          <table:table-cell office:value-type="string" calcext:value-type="string">
            <text:p>22(6)-21(6)</text:p>
          </table:table-cell>
          <table:table-cell office:value-type="float" office:value="-1.7133" calcext:value-type="float">
            <text:p>-1.7133</text:p>
          </table:table-cell>
          <table:table-cell/>
          <table:table-cell office:value-type="float" office:value="320.3177" calcext:value-type="float">
            <text:p>320.3177</text:p>
          </table:table-cell>
          <table:table-cell office:value-type="float" office:value="460.8687" calcext:value-type="float">
            <text:p>460.868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459.56613970, 459.56613970</text:p>
          </table:table-cell>
          <table:table-cell office:value-type="string" calcext:value-type="string">
            <text:p>25(4)-24(4)</text:p>
          </table:table-cell>
          <table:table-cell office:value-type="float" office:value="-1.7087" calcext:value-type="float">
            <text:p>-1.7087</text:p>
          </table:table-cell>
          <table:table-cell/>
          <table:table-cell office:value-type="float" office:value="263.4473" calcext:value-type="float">
            <text:p>263.4473</text:p>
          </table:table-cell>
          <table:table-cell office:value-type="float" office:value="379.0444" calcext:value-type="float">
            <text:p>379.044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367.82705610, 367.82705610</text:p>
          </table:table-cell>
          <table:table-cell office:value-type="string" calcext:value-type="string">
            <text:p>20(1)-19(1)</text:p>
          </table:table-cell>
          <table:table-cell office:value-type="float" office:value="-1.6901" calcext:value-type="float">
            <text:p>-1.6901</text:p>
          </table:table-cell>
          <table:table-cell/>
          <table:table-cell office:value-type="float" office:value="121.5461" calcext:value-type="float">
            <text:p>121.5461</text:p>
          </table:table-cell>
          <table:table-cell office:value-type="float" office:value="174.8789" calcext:value-type="float">
            <text:p>174.87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477.92867310, 477.92867310</text:p>
          </table:table-cell>
          <table:table-cell office:value-type="string" calcext:value-type="string">
            <text:p>26(4)-25(4)</text:p>
          </table:table-cell>
          <table:table-cell office:value-type="float" office:value="-1.6893" calcext:value-type="float">
            <text:p>-1.6893</text:p>
          </table:table-cell>
          <table:table-cell/>
          <table:table-cell office:value-type="float" office:value="278.7767" calcext:value-type="float">
            <text:p>278.7767</text:p>
          </table:table-cell>
          <table:table-cell office:value-type="float" office:value="401.1001" calcext:value-type="float">
            <text:p>401.100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386.18306200, 386.18306200</text:p>
          </table:table-cell>
          <table:table-cell office:value-type="string" calcext:value-type="string">
            <text:p>21(2)-20(2)</text:p>
          </table:table-cell>
          <table:table-cell office:value-type="float" office:value="-1.6867" calcext:value-type="float">
            <text:p>-1.6867</text:p>
          </table:table-cell>
          <table:table-cell/>
          <table:table-cell office:value-type="float" office:value="148.707" calcext:value-type="float">
            <text:p>148.707</text:p>
          </table:table-cell>
          <table:table-cell office:value-type="float" office:value="213.9576" calcext:value-type="float">
            <text:p>213.957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294.25146110, 294.25146110</text:p>
          </table:table-cell>
          <table:table-cell office:value-type="string" calcext:value-type="string">
            <text:p>16(3)-15(3)</text:p>
          </table:table-cell>
          <table:table-cell office:value-type="float" office:value="-1.685" calcext:value-type="float">
            <text:p>-1.685</text:p>
          </table:table-cell>
          <table:table-cell/>
          <table:table-cell office:value-type="float" office:value="118.3154" calcext:value-type="float">
            <text:p>118.3154</text:p>
          </table:table-cell>
          <table:table-cell office:value-type="float" office:value="170.2306" calcext:value-type="float">
            <text:p>170.230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422.67240110, 422.67240110</text:p>
          </table:table-cell>
          <table:table-cell office:value-type="string" calcext:value-type="string">
            <text:p>23(6)-22(6)</text:p>
          </table:table-cell>
          <table:table-cell office:value-type="float" office:value="-1.6811" calcext:value-type="float">
            <text:p>-1.6811</text:p>
          </table:table-cell>
          <table:table-cell/>
          <table:table-cell office:value-type="float" office:value="333.804" calcext:value-type="float">
            <text:p>333.804</text:p>
          </table:table-cell>
          <table:table-cell office:value-type="float" office:value="480.2726" calcext:value-type="float">
            <text:p>480.272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367.83411950, 367.83411950</text:p>
          </table:table-cell>
          <table:table-cell office:value-type="string" calcext:value-type="string">
            <text:p>20(0)-19(0)</text:p>
          </table:table-cell>
          <table:table-cell office:value-type="float" office:value="-1.6786" calcext:value-type="float">
            <text:p>-1.6786</text:p>
          </table:table-cell>
          <table:table-cell/>
          <table:table-cell office:value-type="float" office:value="116.5817" calcext:value-type="float">
            <text:p>116.5817</text:p>
          </table:table-cell>
          <table:table-cell office:value-type="float" office:value="167.7362" calcext:value-type="float">
            <text:p>167.736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496.28884010, 496.28884010</text:p>
          </table:table-cell>
          <table:table-cell office:value-type="string" calcext:value-type="string">
            <text:p>27(4)-26(4)</text:p>
          </table:table-cell>
          <table:table-cell office:value-type="float" office:value="-1.6732" calcext:value-type="float">
            <text:p>-1.6732</text:p>
          </table:table-cell>
          <table:table-cell/>
          <table:table-cell office:value-type="float" office:value="294.7187" calcext:value-type="float">
            <text:p>294.7187</text:p>
          </table:table-cell>
          <table:table-cell office:value-type="float" office:value="424.0372" calcext:value-type="float">
            <text:p>424.037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514.64654950, 514.64654950</text:p>
          </table:table-cell>
          <table:table-cell office:value-type="string" calcext:value-type="string">
            <text:p>28(4)-27(4)</text:p>
          </table:table-cell>
          <table:table-cell office:value-type="float" office:value="-1.6603" calcext:value-type="float">
            <text:p>-1.6603</text:p>
          </table:table-cell>
          <table:table-cell/>
          <table:table-cell office:value-type="float" office:value="311.2731" calcext:value-type="float">
            <text:p>311.2731</text:p>
          </table:table-cell>
          <table:table-cell office:value-type="float" office:value="447.8555" calcext:value-type="float">
            <text:p>447.855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404.55833790, 404.55833790</text:p>
          </table:table-cell>
          <table:table-cell office:value-type="string" calcext:value-type="string">
            <text:p>22(2)-21(2)</text:p>
          </table:table-cell>
          <table:table-cell office:value-type="float" office:value="-1.6532" calcext:value-type="float">
            <text:p>-1.6532</text:p>
          </table:table-cell>
          <table:table-cell/>
          <table:table-cell office:value-type="float" office:value="161.5887" calcext:value-type="float">
            <text:p>161.5887</text:p>
          </table:table-cell>
          <table:table-cell office:value-type="float" office:value="232.4916" calcext:value-type="float">
            <text:p>232.491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386.20529820, 386.20529820</text:p>
          </table:table-cell>
          <table:table-cell office:value-type="string" calcext:value-type="string">
            <text:p>21(1)-20(1)</text:p>
          </table:table-cell>
          <table:table-cell office:value-type="float" office:value="-1.6526" calcext:value-type="float">
            <text:p>-1.6526</text:p>
          </table:table-cell>
          <table:table-cell/>
          <table:table-cell office:value-type="float" office:value="133.8155" calcext:value-type="float">
            <text:p>133.8155</text:p>
          </table:table-cell>
          <table:table-cell office:value-type="float" office:value="192.5319" calcext:value-type="float">
            <text:p>192.531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533.00171030, 533.00171030</text:p>
          </table:table-cell>
          <table:table-cell office:value-type="string" calcext:value-type="string">
            <text:p>29(4)-28(4)</text:p>
          </table:table-cell>
          <table:table-cell office:value-type="float" office:value="-1.6504" calcext:value-type="float">
            <text:p>-1.6504</text:p>
          </table:table-cell>
          <table:table-cell/>
          <table:table-cell office:value-type="float" office:value="328.4399" calcext:value-type="float">
            <text:p>328.4399</text:p>
          </table:table-cell>
          <table:table-cell office:value-type="float" office:value="472.5548" calcext:value-type="float">
            <text:p>472.554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551.35423130, 551.35423130</text:p>
          </table:table-cell>
          <table:table-cell office:value-type="string" calcext:value-type="string">
            <text:p>30(4)-29(4)</text:p>
          </table:table-cell>
          <table:table-cell office:value-type="float" office:value="-1.6434" calcext:value-type="float">
            <text:p>-1.6434</text:p>
          </table:table-cell>
          <table:table-cell/>
          <table:table-cell office:value-type="float" office:value="346.2189" calcext:value-type="float">
            <text:p>346.2189</text:p>
          </table:table-cell>
          <table:table-cell office:value-type="float" office:value="498.135" calcext:value-type="float">
            <text:p>498.13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386.21271140, 386.21271140</text:p>
          </table:table-cell>
          <table:table-cell office:value-type="string" calcext:value-type="string">
            <text:p>21(0)-20(0)</text:p>
          </table:table-cell>
          <table:table-cell office:value-type="float" office:value="-1.6413" calcext:value-type="float">
            <text:p>-1.6413</text:p>
          </table:table-cell>
          <table:table-cell/>
          <table:table-cell office:value-type="float" office:value="128.8513" calcext:value-type="float">
            <text:p>128.8513</text:p>
          </table:table-cell>
          <table:table-cell office:value-type="float" office:value="185.3895" calcext:value-type="float">
            <text:p>185.389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312.63365340, 312.63365340</text:p>
          </table:table-cell>
          <table:table-cell office:value-type="string" calcext:value-type="string">
            <text:p>17(3)-16(3)</text:p>
          </table:table-cell>
          <table:table-cell office:value-type="float" office:value="-1.6253" calcext:value-type="float">
            <text:p>-1.6253</text:p>
          </table:table-cell>
          <table:table-cell/>
          <table:table-cell office:value-type="float" office:value="128.1305" calcext:value-type="float">
            <text:p>128.1305</text:p>
          </table:table-cell>
          <table:table-cell office:value-type="float" office:value="184.3524" calcext:value-type="float">
            <text:p>184.352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422.93160520, 422.93160520</text:p>
          </table:table-cell>
          <table:table-cell office:value-type="string" calcext:value-type="string">
            <text:p>23(2)-22(2)</text:p>
          </table:table-cell>
          <table:table-cell office:value-type="float" office:value="-1.6237" calcext:value-type="float">
            <text:p>-1.6237</text:p>
          </table:table-cell>
          <table:table-cell/>
          <table:table-cell office:value-type="float" office:value="175.0833" calcext:value-type="float">
            <text:p>175.0833</text:p>
          </table:table-cell>
          <table:table-cell office:value-type="float" office:value="251.9075" calcext:value-type="float">
            <text:p>251.907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404.58162150, 404.58162150</text:p>
          </table:table-cell>
          <table:table-cell office:value-type="string" calcext:value-type="string">
            <text:p>22(1)-21(1)</text:p>
          </table:table-cell>
          <table:table-cell office:value-type="float" office:value="-1.6194" calcext:value-type="float">
            <text:p>-1.6194</text:p>
          </table:table-cell>
          <table:table-cell/>
          <table:table-cell office:value-type="float" office:value="146.698" calcext:value-type="float">
            <text:p>146.698</text:p>
          </table:table-cell>
          <table:table-cell office:value-type="float" office:value="211.0671" calcext:value-type="float">
            <text:p>211.067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404.58938370, 404.58938370</text:p>
          </table:table-cell>
          <table:table-cell office:value-type="string" calcext:value-type="string">
            <text:p>22(0)-21(0)</text:p>
          </table:table-cell>
          <table:table-cell office:value-type="float" office:value="-1.6081" calcext:value-type="float">
            <text:p>-1.6081</text:p>
          </table:table-cell>
          <table:table-cell/>
          <table:table-cell office:value-type="float" office:value="141.734" calcext:value-type="float">
            <text:p>141.734</text:p>
          </table:table-cell>
          <table:table-cell office:value-type="float" office:value="203.9249" calcext:value-type="float">
            <text:p>203.924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441.30277270, 441.30277270</text:p>
          </table:table-cell>
          <table:table-cell office:value-type="string" calcext:value-type="string">
            <text:p>24(2)-23(2)</text:p>
          </table:table-cell>
          <table:table-cell office:value-type="float" office:value="-1.5981" calcext:value-type="float">
            <text:p>-1.5981</text:p>
          </table:table-cell>
          <table:table-cell/>
          <table:table-cell office:value-type="float" office:value="189.1908" calcext:value-type="float">
            <text:p>189.1908</text:p>
          </table:table-cell>
          <table:table-cell office:value-type="float" office:value="272.2051" calcext:value-type="float">
            <text:p>272.205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422.95593460, 422.95593460</text:p>
          </table:table-cell>
          <table:table-cell office:value-type="string" calcext:value-type="string">
            <text:p>23(1)-22(1)</text:p>
          </table:table-cell>
          <table:table-cell office:value-type="float" office:value="-1.5902" calcext:value-type="float">
            <text:p>-1.5902</text:p>
          </table:table-cell>
          <table:table-cell/>
          <table:table-cell office:value-type="float" office:value="160.1933" calcext:value-type="float">
            <text:p>160.1933</text:p>
          </table:table-cell>
          <table:table-cell office:value-type="float" office:value="230.4839" calcext:value-type="float">
            <text:p>230.483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422.96404470, 422.96404470</text:p>
          </table:table-cell>
          <table:table-cell office:value-type="string" calcext:value-type="string">
            <text:p>23(0)-22(0)</text:p>
          </table:table-cell>
          <table:table-cell office:value-type="float" office:value="-1.579" calcext:value-type="float">
            <text:p>-1.579</text:p>
          </table:table-cell>
          <table:table-cell/>
          <table:table-cell office:value-type="float" office:value="155.2297" calcext:value-type="float">
            <text:p>155.2297</text:p>
          </table:table-cell>
          <table:table-cell office:value-type="float" office:value="223.3424" calcext:value-type="float">
            <text:p>223.342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459.67174890, 459.67174890</text:p>
          </table:table-cell>
          <table:table-cell office:value-type="string" calcext:value-type="string">
            <text:p>25(2)-24(2)</text:p>
          </table:table-cell>
          <table:table-cell office:value-type="float" office:value="-1.576" calcext:value-type="float">
            <text:p>-1.576</text:p>
          </table:table-cell>
          <table:table-cell/>
          <table:table-cell office:value-type="float" office:value="203.9111" calcext:value-type="float">
            <text:p>203.9111</text:p>
          </table:table-cell>
          <table:table-cell office:value-type="float" office:value="293.3845" calcext:value-type="float">
            <text:p>293.384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331.01429590, 331.01429590</text:p>
          </table:table-cell>
          <table:table-cell office:value-type="string" calcext:value-type="string">
            <text:p>18(3)-17(3)</text:p>
          </table:table-cell>
          <table:table-cell office:value-type="float" office:value="-1.5717" calcext:value-type="float">
            <text:p>-1.5717</text:p>
          </table:table-cell>
          <table:table-cell/>
          <table:table-cell office:value-type="float" office:value="138.5589" calcext:value-type="float">
            <text:p>138.5589</text:p>
          </table:table-cell>
          <table:table-cell office:value-type="float" office:value="199.3566" calcext:value-type="float">
            <text:p>199.356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441.32814610, 441.32814610</text:p>
          </table:table-cell>
          <table:table-cell office:value-type="string" calcext:value-type="string">
            <text:p>24(1)-23(1)</text:p>
          </table:table-cell>
          <table:table-cell office:value-type="float" office:value="-1.5647" calcext:value-type="float">
            <text:p>-1.5647</text:p>
          </table:table-cell>
          <table:table-cell/>
          <table:table-cell office:value-type="float" office:value="174.3016" calcext:value-type="float">
            <text:p>174.3016</text:p>
          </table:table-cell>
          <table:table-cell office:value-type="float" office:value="250.7828" calcext:value-type="float">
            <text:p>250.782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478.03844240, 478.03844240</text:p>
          </table:table-cell>
          <table:table-cell office:value-type="string" calcext:value-type="string">
            <text:p>26(2)-25(2)</text:p>
          </table:table-cell>
          <table:table-cell office:value-type="float" office:value="-1.5573" calcext:value-type="float">
            <text:p>-1.5573</text:p>
          </table:table-cell>
          <table:table-cell/>
          <table:table-cell office:value-type="float" office:value="219.2441" calcext:value-type="float">
            <text:p>219.2441</text:p>
          </table:table-cell>
          <table:table-cell office:value-type="float" office:value="315.4454" calcext:value-type="float">
            <text:p>315.445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441.33660510, 441.33660510</text:p>
          </table:table-cell>
          <table:table-cell office:value-type="string" calcext:value-type="string">
            <text:p>24(0)-23(0)</text:p>
          </table:table-cell>
          <table:table-cell office:value-type="float" office:value="-1.5536" calcext:value-type="float">
            <text:p>-1.5536</text:p>
          </table:table-cell>
          <table:table-cell/>
          <table:table-cell office:value-type="float" office:value="169.3382" calcext:value-type="float">
            <text:p>169.3382</text:p>
          </table:table-cell>
          <table:table-cell office:value-type="float" office:value="243.6415" calcext:value-type="float">
            <text:p>243.64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459.69816460, 459.69816460</text:p>
          </table:table-cell>
          <table:table-cell office:value-type="string" calcext:value-type="string">
            <text:p>25(1)-24(1)</text:p>
          </table:table-cell>
          <table:table-cell office:value-type="float" office:value="-1.5428" calcext:value-type="float">
            <text:p>-1.5428</text:p>
          </table:table-cell>
          <table:table-cell/>
          <table:table-cell office:value-type="float" office:value="189.0228" calcext:value-type="float">
            <text:p>189.0228</text:p>
          </table:table-cell>
          <table:table-cell office:value-type="float" office:value="271.9634" calcext:value-type="float">
            <text:p>271.963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496.40276210, 496.40276210</text:p>
          </table:table-cell>
          <table:table-cell office:value-type="string" calcext:value-type="string">
            <text:p>27(2)-26(2)</text:p>
          </table:table-cell>
          <table:table-cell office:value-type="float" office:value="-1.5418" calcext:value-type="float">
            <text:p>-1.5418</text:p>
          </table:table-cell>
          <table:table-cell/>
          <table:table-cell office:value-type="float" office:value="235.1897" calcext:value-type="float">
            <text:p>235.1897</text:p>
          </table:table-cell>
          <table:table-cell office:value-type="float" office:value="338.3877" calcext:value-type="float">
            <text:p>338.387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459.70697110, 459.70697110</text:p>
          </table:table-cell>
          <table:table-cell office:value-type="string" calcext:value-type="string">
            <text:p>25(0)-24(0)</text:p>
          </table:table-cell>
          <table:table-cell office:value-type="float" office:value="-1.5317" calcext:value-type="float">
            <text:p>-1.5317</text:p>
          </table:table-cell>
          <table:table-cell/>
          <table:table-cell office:value-type="float" office:value="184.0596" calcext:value-type="float">
            <text:p>184.0596</text:p>
          </table:table-cell>
          <table:table-cell office:value-type="float" office:value="264.8224" calcext:value-type="float">
            <text:p>264.822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514.76461640, 514.76461640</text:p>
          </table:table-cell>
          <table:table-cell office:value-type="string" calcext:value-type="string">
            <text:p>28(2)-27(2)</text:p>
          </table:table-cell>
          <table:table-cell office:value-type="float" office:value="-1.5294" calcext:value-type="float">
            <text:p>-1.5294</text:p>
          </table:table-cell>
          <table:table-cell/>
          <table:table-cell office:value-type="float" office:value="251.7479" calcext:value-type="float">
            <text:p>251.7479</text:p>
          </table:table-cell>
          <table:table-cell office:value-type="float" office:value="362.2114" calcext:value-type="float">
            <text:p>362.211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478.06589880, 478.06589880</text:p>
          </table:table-cell>
          <table:table-cell office:value-type="string" calcext:value-type="string">
            <text:p>26(1)-25(1)</text:p>
          </table:table-cell>
          <table:table-cell office:value-type="float" office:value="-1.5243" calcext:value-type="float">
            <text:p>-1.5243</text:p>
          </table:table-cell>
          <table:table-cell/>
          <table:table-cell office:value-type="float" office:value="204.3566" calcext:value-type="float">
            <text:p>204.3566</text:p>
          </table:table-cell>
          <table:table-cell office:value-type="float" office:value="294.0255" calcext:value-type="float">
            <text:p>294.025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349.39329710, 349.39329710</text:p>
          </table:table-cell>
          <table:table-cell office:value-type="string" calcext:value-type="string">
            <text:p>19(3)-18(3)</text:p>
          </table:table-cell>
          <table:table-cell office:value-type="float" office:value="-1.5237" calcext:value-type="float">
            <text:p>-1.5237</text:p>
          </table:table-cell>
          <table:table-cell/>
          <table:table-cell office:value-type="float" office:value="149.6003" calcext:value-type="float">
            <text:p>149.6003</text:p>
          </table:table-cell>
          <table:table-cell office:value-type="float" office:value="215.2429" calcext:value-type="float">
            <text:p>215.242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533.12391410, 533.12391410</text:p>
          </table:table-cell>
          <table:table-cell office:value-type="string" calcext:value-type="string">
            <text:p>29(2)-28(2)</text:p>
          </table:table-cell>
          <table:table-cell office:value-type="float" office:value="-1.52" calcext:value-type="float">
            <text:p>-1.52</text:p>
          </table:table-cell>
          <table:table-cell/>
          <table:table-cell office:value-type="float" office:value="268.9186" calcext:value-type="float">
            <text:p>268.9186</text:p>
          </table:table-cell>
          <table:table-cell office:value-type="float" office:value="386.9164" calcext:value-type="float">
            <text:p>386.916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551.48056370, 551.48056370</text:p>
          </table:table-cell>
          <table:table-cell office:value-type="string" calcext:value-type="string">
            <text:p>30(2)-29(2)</text:p>
          </table:table-cell>
          <table:table-cell office:value-type="float" office:value="-1.5134" calcext:value-type="float">
            <text:p>-1.5134</text:p>
          </table:table-cell>
          <table:table-cell/>
          <table:table-cell office:value-type="float" office:value="286.7017" calcext:value-type="float">
            <text:p>286.7017</text:p>
          </table:table-cell>
          <table:table-cell office:value-type="float" office:value="412.5025" calcext:value-type="float">
            <text:p>412.502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478.07505210, 478.07505210</text:p>
          </table:table-cell>
          <table:table-cell office:value-type="string" calcext:value-type="string">
            <text:p>26(0)-25(0)</text:p>
          </table:table-cell>
          <table:table-cell office:value-type="float" office:value="-1.5133" calcext:value-type="float">
            <text:p>-1.5133</text:p>
          </table:table-cell>
          <table:table-cell/>
          <table:table-cell office:value-type="float" office:value="199.3938" calcext:value-type="float">
            <text:p>199.3938</text:p>
          </table:table-cell>
          <table:table-cell office:value-type="float" office:value="286.8851" calcext:value-type="float">
            <text:p>286.885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606.53371050, 606.53371050</text:p>
          </table:table-cell>
          <table:table-cell office:value-type="string" calcext:value-type="string">
            <text:p>33(2)-32(2)</text:p>
          </table:table-cell>
          <table:table-cell office:value-type="float" office:value="-1.5096" calcext:value-type="float">
            <text:p>-1.5096</text:p>
          </table:table-cell>
          <table:table-cell/>
          <table:table-cell office:value-type="float" office:value="343.7245" calcext:value-type="float">
            <text:p>343.7245</text:p>
          </table:table-cell>
          <table:table-cell office:value-type="float" office:value="494.5461" calcext:value-type="float">
            <text:p>494.546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569.83447390, 569.83447390</text:p>
          </table:table-cell>
          <table:table-cell office:value-type="string" calcext:value-type="string">
            <text:p>31(2)-30(2)</text:p>
          </table:table-cell>
          <table:table-cell office:value-type="float" office:value="-1.5095" calcext:value-type="float">
            <text:p>-1.5095</text:p>
          </table:table-cell>
          <table:table-cell/>
          <table:table-cell office:value-type="float" office:value="305.0971" calcext:value-type="float">
            <text:p>305.0971</text:p>
          </table:table-cell>
          <table:table-cell office:value-type="float" office:value="438.9695" calcext:value-type="float">
            <text:p>438.969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496.43125710, 496.43125710</text:p>
          </table:table-cell>
          <table:table-cell office:value-type="string" calcext:value-type="string">
            <text:p>27(1)-26(1)</text:p>
          </table:table-cell>
          <table:table-cell office:value-type="float" office:value="-1.5089" calcext:value-type="float">
            <text:p>-1.5089</text:p>
          </table:table-cell>
          <table:table-cell/>
          <table:table-cell office:value-type="float" office:value="220.3032" calcext:value-type="float">
            <text:p>220.3032</text:p>
          </table:table-cell>
          <table:table-cell office:value-type="float" office:value="316.9692" calcext:value-type="float">
            <text:p>316.969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588.18555330, 588.18555330</text:p>
          </table:table-cell>
          <table:table-cell office:value-type="string" calcext:value-type="string">
            <text:p>32(2)-31(2)</text:p>
          </table:table-cell>
          <table:table-cell office:value-type="float" office:value="-1.5083" calcext:value-type="float">
            <text:p>-1.5083</text:p>
          </table:table-cell>
          <table:table-cell/>
          <table:table-cell office:value-type="float" office:value="324.1048" calcext:value-type="float">
            <text:p>324.1048</text:p>
          </table:table-cell>
          <table:table-cell office:value-type="float" office:value="466.3175" calcext:value-type="float">
            <text:p>466.317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496.44075620, 496.44075620</text:p>
          </table:table-cell>
          <table:table-cell office:value-type="string" calcext:value-type="string">
            <text:p>27(0)-26(0)</text:p>
          </table:table-cell>
          <table:table-cell office:value-type="float" office:value="-1.498" calcext:value-type="float">
            <text:p>-1.498</text:p>
          </table:table-cell>
          <table:table-cell/>
          <table:table-cell office:value-type="float" office:value="215.3407" calcext:value-type="float">
            <text:p>215.3407</text:p>
          </table:table-cell>
          <table:table-cell office:value-type="float" office:value="309.8292" calcext:value-type="float">
            <text:p>309.829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514.79414820, 514.79414820</text:p>
          </table:table-cell>
          <table:table-cell office:value-type="string" calcext:value-type="string">
            <text:p>28(1)-27(1)</text:p>
          </table:table-cell>
          <table:table-cell office:value-type="float" office:value="-1.4967" calcext:value-type="float">
            <text:p>-1.4967</text:p>
          </table:table-cell>
          <table:table-cell/>
          <table:table-cell office:value-type="float" office:value="236.8624" calcext:value-type="float">
            <text:p>236.8624</text:p>
          </table:table-cell>
          <table:table-cell office:value-type="float" office:value="340.7944" calcext:value-type="float">
            <text:p>340.794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533.15448060, 533.15448060</text:p>
          </table:table-cell>
          <table:table-cell office:value-type="string" calcext:value-type="string">
            <text:p>29(1)-28(1)</text:p>
          </table:table-cell>
          <table:table-cell office:value-type="float" office:value="-1.4874" calcext:value-type="float">
            <text:p>-1.4874</text:p>
          </table:table-cell>
          <table:table-cell/>
          <table:table-cell office:value-type="float" office:value="254.0341" calcext:value-type="float">
            <text:p>254.0341</text:p>
          </table:table-cell>
          <table:table-cell office:value-type="float" office:value="365.5008" calcext:value-type="float">
            <text:p>365.500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514.80399340, 514.80399340</text:p>
          </table:table-cell>
          <table:table-cell office:value-type="string" calcext:value-type="string">
            <text:p>28(0)-27(0)</text:p>
          </table:table-cell>
          <table:table-cell office:value-type="float" office:value="-1.4857" calcext:value-type="float">
            <text:p>-1.4857</text:p>
          </table:table-cell>
          <table:table-cell/>
          <table:table-cell office:value-type="float" office:value="231.9001" calcext:value-type="float">
            <text:p>231.9001</text:p>
          </table:table-cell>
          <table:table-cell office:value-type="float" office:value="333.6547" calcext:value-type="float">
            <text:p>333.65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551.51216290, 551.51216290</text:p>
          </table:table-cell>
          <table:table-cell office:value-type="string" calcext:value-type="string">
            <text:p>30(1)-29(1)</text:p>
          </table:table-cell>
          <table:table-cell office:value-type="float" office:value="-1.4809" calcext:value-type="float">
            <text:p>-1.4809</text:p>
          </table:table-cell>
          <table:table-cell/>
          <table:table-cell office:value-type="float" office:value="271.8182" calcext:value-type="float">
            <text:p>271.8182</text:p>
          </table:table-cell>
          <table:table-cell office:value-type="float" office:value="391.0883" calcext:value-type="float">
            <text:p>391.088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367.77056620, 367.77056620</text:p>
          </table:table-cell>
          <table:table-cell office:value-type="string" calcext:value-type="string">
            <text:p>20(3)-19(3)</text:p>
          </table:table-cell>
          <table:table-cell office:value-type="float" office:value="-1.4807" calcext:value-type="float">
            <text:p>-1.4807</text:p>
          </table:table-cell>
          <table:table-cell/>
          <table:table-cell office:value-type="float" office:value="161.2548" calcext:value-type="float">
            <text:p>161.2548</text:p>
          </table:table-cell>
          <table:table-cell office:value-type="float" office:value="232.0112" calcext:value-type="float">
            <text:p>232.011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606.56839460, 606.56839460</text:p>
          </table:table-cell>
          <table:table-cell office:value-type="string" calcext:value-type="string">
            <text:p>33(1)-32(1)</text:p>
          </table:table-cell>
          <table:table-cell office:value-type="float" office:value="-1.4774" calcext:value-type="float">
            <text:p>-1.4774</text:p>
          </table:table-cell>
          <table:table-cell/>
          <table:table-cell office:value-type="float" office:value="328.8442" calcext:value-type="float">
            <text:p>328.8442</text:p>
          </table:table-cell>
          <table:table-cell office:value-type="float" office:value="473.1365" calcext:value-type="float">
            <text:p>473.136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569.86710360, 569.86710360</text:p>
          </table:table-cell>
          <table:table-cell office:value-type="string" calcext:value-type="string">
            <text:p>31(1)-30(1)</text:p>
          </table:table-cell>
          <table:table-cell office:value-type="float" office:value="-1.4771" calcext:value-type="float">
            <text:p>-1.4771</text:p>
          </table:table-cell>
          <table:table-cell/>
          <table:table-cell office:value-type="float" office:value="290.2146" calcext:value-type="float">
            <text:p>290.2146</text:p>
          </table:table-cell>
          <table:table-cell office:value-type="float" office:value="417.5568" calcext:value-type="float">
            <text:p>417.556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533.16466990, 533.16466990</text:p>
          </table:table-cell>
          <table:table-cell office:value-type="string" calcext:value-type="string">
            <text:p>29(0)-28(0)</text:p>
          </table:table-cell>
          <table:table-cell office:value-type="float" office:value="-1.4765" calcext:value-type="float">
            <text:p>-1.4765</text:p>
          </table:table-cell>
          <table:table-cell/>
          <table:table-cell office:value-type="float" office:value="249.0722" calcext:value-type="float">
            <text:p>249.0722</text:p>
          </table:table-cell>
          <table:table-cell office:value-type="float" office:value="358.3617" calcext:value-type="float">
            <text:p>358.361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588.21921130, 588.21921130</text:p>
          </table:table-cell>
          <table:table-cell office:value-type="string" calcext:value-type="string">
            <text:p>32(1)-31(1)</text:p>
          </table:table-cell>
          <table:table-cell office:value-type="float" office:value="-1.476" calcext:value-type="float">
            <text:p>-1.476</text:p>
          </table:table-cell>
          <table:table-cell/>
          <table:table-cell office:value-type="float" office:value="309.2234" calcext:value-type="float">
            <text:p>309.2234</text:p>
          </table:table-cell>
          <table:table-cell office:value-type="float" office:value="444.9064" calcext:value-type="float">
            <text:p>444.906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624.92646620, 624.92646620</text:p>
          </table:table-cell>
          <table:table-cell office:value-type="string" calcext:value-type="string">
            <text:p>34(0)-33(0)</text:p>
          </table:table-cell>
          <table:table-cell office:value-type="float" office:value="-1.4705" calcext:value-type="float">
            <text:p>-1.4705</text:p>
          </table:table-cell>
          <table:table-cell/>
          <table:table-cell office:value-type="float" office:value="344.1171" calcext:value-type="float">
            <text:p>344.1171</text:p>
          </table:table-cell>
          <table:table-cell office:value-type="float" office:value="495.111" calcext:value-type="float">
            <text:p>495.11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551.52269730, 551.52269730</text:p>
          </table:table-cell>
          <table:table-cell office:value-type="string" calcext:value-type="string">
            <text:p>30(0)-29(0)</text:p>
          </table:table-cell>
          <table:table-cell office:value-type="float" office:value="-1.47" calcext:value-type="float">
            <text:p>-1.47</text:p>
          </table:table-cell>
          <table:table-cell/>
          <table:table-cell office:value-type="float" office:value="266.8566" calcext:value-type="float">
            <text:p>266.8566</text:p>
          </table:table-cell>
          <table:table-cell office:value-type="float" office:value="383.9496" calcext:value-type="float">
            <text:p>383.949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606.57995680, 606.57995680</text:p>
          </table:table-cell>
          <table:table-cell office:value-type="string" calcext:value-type="string">
            <text:p>33(0)-32(0)</text:p>
          </table:table-cell>
          <table:table-cell office:value-type="float" office:value="-1.4666" calcext:value-type="float">
            <text:p>-1.4666</text:p>
          </table:table-cell>
          <table:table-cell/>
          <table:table-cell office:value-type="float" office:value="323.8838" calcext:value-type="float">
            <text:p>323.8838</text:p>
          </table:table-cell>
          <table:table-cell office:value-type="float" office:value="465.9996" calcext:value-type="float">
            <text:p>465.999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569.87798160, 569.87798160</text:p>
          </table:table-cell>
          <table:table-cell office:value-type="string" calcext:value-type="string">
            <text:p>31(0)-30(0)</text:p>
          </table:table-cell>
          <table:table-cell office:value-type="float" office:value="-1.4663" calcext:value-type="float">
            <text:p>-1.4663</text:p>
          </table:table-cell>
          <table:table-cell/>
          <table:table-cell office:value-type="float" office:value="285.2534" calcext:value-type="float">
            <text:p>285.2534</text:p>
          </table:table-cell>
          <table:table-cell office:value-type="float" office:value="410.4187" calcext:value-type="float">
            <text:p>410.418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588.23043220, 588.23043220</text:p>
          </table:table-cell>
          <table:table-cell office:value-type="string" calcext:value-type="string">
            <text:p>32(0)-31(0)</text:p>
          </table:table-cell>
          <table:table-cell office:value-type="float" office:value="-1.4652" calcext:value-type="float">
            <text:p>-1.4652</text:p>
          </table:table-cell>
          <table:table-cell/>
          <table:table-cell office:value-type="float" office:value="304.2625" calcext:value-type="float">
            <text:p>304.2625</text:p>
          </table:table-cell>
          <table:table-cell office:value-type="float" office:value="437.7687" calcext:value-type="float">
            <text:p>437.768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386.14601160, 386.14601160</text:p>
          </table:table-cell>
          <table:table-cell office:value-type="string" calcext:value-type="string">
            <text:p>21(3)-20(3)</text:p>
          </table:table-cell>
          <table:table-cell office:value-type="float" office:value="-1.4424" calcext:value-type="float">
            <text:p>-1.4424</text:p>
          </table:table-cell>
          <table:table-cell/>
          <table:table-cell office:value-type="float" office:value="173.5223" calcext:value-type="float">
            <text:p>173.5223</text:p>
          </table:table-cell>
          <table:table-cell office:value-type="float" office:value="249.6615" calcext:value-type="float">
            <text:p>249.66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404.51954250, 404.51954250</text:p>
          </table:table-cell>
          <table:table-cell office:value-type="string" calcext:value-type="string">
            <text:p>22(3)-21(3)</text:p>
          </table:table-cell>
          <table:table-cell office:value-type="float" office:value="-1.4085" calcext:value-type="float">
            <text:p>-1.4085</text:p>
          </table:table-cell>
          <table:table-cell/>
          <table:table-cell office:value-type="float" office:value="186.4028" calcext:value-type="float">
            <text:p>186.4028</text:p>
          </table:table-cell>
          <table:table-cell office:value-type="float" office:value="268.1938" calcext:value-type="float">
            <text:p>268.193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422.89106650, 422.89106650</text:p>
          </table:table-cell>
          <table:table-cell office:value-type="string" calcext:value-type="string">
            <text:p>23(3)-22(3)</text:p>
          </table:table-cell>
          <table:table-cell office:value-type="float" office:value="-1.3786" calcext:value-type="float">
            <text:p>-1.3786</text:p>
          </table:table-cell>
          <table:table-cell/>
          <table:table-cell office:value-type="float" office:value="199.8961" calcext:value-type="float">
            <text:p>199.8961</text:p>
          </table:table-cell>
          <table:table-cell office:value-type="float" office:value="287.6078" calcext:value-type="float">
            <text:p>287.607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441.26049520, 441.26049520</text:p>
          </table:table-cell>
          <table:table-cell office:value-type="string" calcext:value-type="string">
            <text:p>24(3)-23(3)</text:p>
          </table:table-cell>
          <table:table-cell office:value-type="float" office:value="-1.3526" calcext:value-type="float">
            <text:p>-1.3526</text:p>
          </table:table-cell>
          <table:table-cell/>
          <table:table-cell office:value-type="float" office:value="214.0022" calcext:value-type="float">
            <text:p>214.0022</text:p>
          </table:table-cell>
          <table:table-cell office:value-type="float" office:value="307.9034" calcext:value-type="float">
            <text:p>307.903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459.62773460, 459.62773460</text:p>
          </table:table-cell>
          <table:table-cell office:value-type="string" calcext:value-type="string">
            <text:p>25(3)-24(3)</text:p>
          </table:table-cell>
          <table:table-cell office:value-type="float" office:value="-1.3302" calcext:value-type="float">
            <text:p>-1.3302</text:p>
          </table:table-cell>
          <table:table-cell/>
          <table:table-cell office:value-type="float" office:value="228.7211" calcext:value-type="float">
            <text:p>228.7211</text:p>
          </table:table-cell>
          <table:table-cell office:value-type="float" office:value="329.0808" calcext:value-type="float">
            <text:p>329.080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477.99269430, 477.99269430</text:p>
          </table:table-cell>
          <table:table-cell office:value-type="string" calcext:value-type="string">
            <text:p>26(3)-25(3)</text:p>
          </table:table-cell>
          <table:table-cell office:value-type="float" office:value="-1.3112" calcext:value-type="float">
            <text:p>-1.3112</text:p>
          </table:table-cell>
          <table:table-cell/>
          <table:table-cell office:value-type="float" office:value="244.0526" calcext:value-type="float">
            <text:p>244.0526</text:p>
          </table:table-cell>
          <table:table-cell office:value-type="float" office:value="351.1395" calcext:value-type="float">
            <text:p>351.139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496.35528290, 496.35528290</text:p>
          </table:table-cell>
          <table:table-cell office:value-type="string" calcext:value-type="string">
            <text:p>27(3)-26(3)</text:p>
          </table:table-cell>
          <table:table-cell office:value-type="float" office:value="-1.2955" calcext:value-type="float">
            <text:p>-1.2955</text:p>
          </table:table-cell>
          <table:table-cell/>
          <table:table-cell office:value-type="float" office:value="259.9968" calcext:value-type="float">
            <text:p>259.9968</text:p>
          </table:table-cell>
          <table:table-cell office:value-type="float" office:value="374.0798" calcext:value-type="float">
            <text:p>374.07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514.71541020, 514.71541020</text:p>
          </table:table-cell>
          <table:table-cell office:value-type="string" calcext:value-type="string">
            <text:p>28(3)-27(3)</text:p>
          </table:table-cell>
          <table:table-cell office:value-type="float" office:value="-1.2829" calcext:value-type="float">
            <text:p>-1.2829</text:p>
          </table:table-cell>
          <table:table-cell/>
          <table:table-cell office:value-type="float" office:value="276.5534" calcext:value-type="float">
            <text:p>276.5534</text:p>
          </table:table-cell>
          <table:table-cell office:value-type="float" office:value="397.9012" calcext:value-type="float">
            <text:p>397.901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533.07298310, 533.07298310</text:p>
          </table:table-cell>
          <table:table-cell office:value-type="string" calcext:value-type="string">
            <text:p>29(3)-28(3)</text:p>
          </table:table-cell>
          <table:table-cell office:value-type="float" office:value="-1.2733" calcext:value-type="float">
            <text:p>-1.2733</text:p>
          </table:table-cell>
          <table:table-cell/>
          <table:table-cell office:value-type="float" office:value="293.7224" calcext:value-type="float">
            <text:p>293.7224</text:p>
          </table:table-cell>
          <table:table-cell office:value-type="float" office:value="422.6038" calcext:value-type="float">
            <text:p>422.603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551.42791270, 551.42791270</text:p>
          </table:table-cell>
          <table:table-cell office:value-type="string" calcext:value-type="string">
            <text:p>30(3)-29(3)</text:p>
          </table:table-cell>
          <table:table-cell office:value-type="float" office:value="-1.2665" calcext:value-type="float">
            <text:p>-1.2665</text:p>
          </table:table-cell>
          <table:table-cell/>
          <table:table-cell office:value-type="float" office:value="311.5038" calcext:value-type="float">
            <text:p>311.5038</text:p>
          </table:table-cell>
          <table:table-cell office:value-type="float" office:value="448.1874" calcext:value-type="float">
            <text:p>448.187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3CNv=0</text:p>
          </table:table-cell>
          <table:table-cell office:value-type="string" calcext:value-type="string">
            <text:p>Methyl Cyanide</text:p>
          </table:table-cell>
          <table:table-cell office:value-type="string" calcext:value-type="string">
            <text:p>569.78010580, 569.78010580</text:p>
          </table:table-cell>
          <table:table-cell office:value-type="string" calcext:value-type="string">
            <text:p>31(3)-30(3)</text:p>
          </table:table-cell>
          <table:table-cell office:value-type="float" office:value="-1.2625" calcext:value-type="float">
            <text:p>-1.2625</text:p>
          </table:table-cell>
          <table:table-cell/>
          <table:table-cell office:value-type="float" office:value="329.8975" calcext:value-type="float">
            <text:p>329.8975</text:p>
          </table:table-cell>
          <table:table-cell office:value-type="float" office:value="474.652" calcext:value-type="float">
            <text:p>474.6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'CH3CN_v=0'.A2:'CH3CN_v=0'.I37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11T08:28:52.316832707</dc:date>
    <meta:editing-duration>PT13M16S</meta:editing-duration>
    <meta:editing-cycles>3</meta:editing-cycles>
    <meta:generator>LibreOffice/5.3.6.1$Linux_X86_64 LibreOffice_project/30$Build-1</meta:generator>
    <meta:document-statistic meta:table-count="1" meta:cell-count="3025" meta:object-count="0"/>
  </office:meta>
</office:document-meta>
</file>